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2H8M37.589S" table:style-name="ce2">
            <text:p>08:37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2H8M37.644S" table:style-name="ce2">
            <text:p>08:3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2H8M37.883S" table:style-name="ce2">
            <text:p>08:37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2H8M38.598S" table:style-name="ce2">
            <text:p>08:38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2H8M41.632S" table:style-name="ce2">
            <text:p>08:41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2H8M42.326S" table:style-name="ce2">
            <text:p>08:42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2H8M44.061S" table:style-name="ce2">
            <text:p>08:44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2H8M44.325S" table:style-name="ce2">
            <text:p>08:44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2H8M45.202S" table:style-name="ce2">
            <text:p>08:45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2H8M46.362S" table:style-name="ce2">
            <text:p>08:46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2H8M48.029S" table:style-name="ce2">
            <text:p>08:4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2H8M48.224S" table:style-name="ce2">
            <text:p>08:48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2H8M49.844S" table:style-name="ce2">
            <text:p>08:49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2H8M56.928S" table:style-name="ce2">
            <text:p>08:56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2H8M58.068S" table:style-name="ce2">
            <text:p>08:58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2H8M59.466S" table:style-name="ce2">
            <text:p>08:59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2H9M0.806S" table:style-name="ce2">
            <text:p>09:00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2H9M1.463S" table:style-name="ce2">
            <text:p>09:01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2H9M1.688S" table:style-name="ce2">
            <text:p>09:01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2H9M2.923S" table:style-name="ce2">
            <text:p>09:02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2H9M3.253S" table:style-name="ce2">
            <text:p>09:03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2H9M6.618S" table:style-name="ce2">
            <text:p>09:06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2H9M9.497S" table:style-name="ce2">
            <text:p>09:09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2H9M9.989S" table:style-name="ce2">
            <text:p>09:10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2H9M10.315S" table:style-name="ce2">
            <text:p>09:10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2H9M12.116S" table:style-name="ce2">
            <text:p>09:12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2H9M12.207S" table:style-name="ce2">
            <text:p>09:12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3" table:style-name="ce1">
            <text:p>29713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2H9M12.680S" table:style-name="ce2">
            <text:p>09:12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2H9M21.771S" table:style-name="ce2">
            <text:p>09:21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2H9M22.763S" table:style-name="ce2">
            <text:p>09:22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2H9M25.206S" table:style-name="ce2">
            <text:p>09:25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711" table:style-name="ce1">
            <text:p>2971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2H9M25.997S" table:style-name="ce2">
            <text:p>09:26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2H9M26.606S" table:style-name="ce2">
            <text:p>09:26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2H9M27.217S" table:style-name="ce2">
            <text:p>09:27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2H9M31.174S" table:style-name="ce2">
            <text:p>09:31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2H9M34.196S" table:style-name="ce2">
            <text:p>09:34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2H9M37.307S" table:style-name="ce2">
            <text:p>09:37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2H9M38.151S" table:style-name="ce2">
            <text:p>09:38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2H9M38.715S" table:style-name="ce2">
            <text:p>09:38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2H9M38.823S" table:style-name="ce2">
            <text:p>09:38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2H9M39.256S" table:style-name="ce2">
            <text:p>09:39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2H9M39.725S" table:style-name="ce2">
            <text:p>09:39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2H9M42.231S" table:style-name="ce2">
            <text:p>09:42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509" table:style-name="ce1">
            <text:p>29509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2H9M43.202S" table:style-name="ce2">
            <text:p>09:43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2H9M46.920S" table:style-name="ce2">
            <text:p>09:4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2H9M47.390S" table:style-name="ce2">
            <text:p>09:47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2H9M47.424S" table:style-name="ce2">
            <text:p>09:47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2H9M47.799S" table:style-name="ce2">
            <text:p>09:4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2H9M47.863S" table:style-name="ce2">
            <text:p>09:47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2H9M49.987S" table:style-name="ce2">
            <text:p>09:50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2H9M50.730S" table:style-name="ce2">
            <text:p>09:50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2H9M54.686S" table:style-name="ce2">
            <text:p>09:54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2H9M55.395S" table:style-name="ce2">
            <text:p>09:55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2H9M56.558S" table:style-name="ce2">
            <text:p>09:56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2H9M56.676S" table:style-name="ce2">
            <text:p>09:56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2H9M58.415S" table:style-name="ce2">
            <text:p>09:58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2H10M0.603S" table:style-name="ce2">
            <text:p>10:00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2H10M0.989S" table:style-name="ce2">
            <text:p>10:01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2H10M3.414S" table:style-name="ce2">
            <text:p>10:0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9708" table:style-name="ce1">
            <text:p>29708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2H10M4.167S" table:style-name="ce2">
            <text:p>10:04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2H10M5.578S" table:style-name="ce2">
            <text:p>10:05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2H10M6.348S" table:style-name="ce2">
            <text:p>10:06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2H10M8.425S" table:style-name="ce2">
            <text:p>10:08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2H10M8.531S" table:style-name="ce2">
            <text:p>10:08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2H10M9.070S" table:style-name="ce2">
            <text:p>10:09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2H10M9.518S" table:style-name="ce2">
            <text:p>10:09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2H10M11.258S" table:style-name="ce2">
            <text:p>10:11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2H10M12.264S" table:style-name="ce2">
            <text:p>10:12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2H10M13.056S" table:style-name="ce2">
            <text:p>10:13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2H10M13.237S" table:style-name="ce2">
            <text:p>10:13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707" table:style-name="ce1">
            <text:p>29707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2H10M13.427S" table:style-name="ce2">
            <text:p>10:13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2H10M13.777S" table:style-name="ce2">
            <text:p>10:13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2H10M14.091S" table:style-name="ce2">
            <text:p>10:14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2H10M14.526S" table:style-name="ce2">
            <text:p>10:14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2H10M19.329S" table:style-name="ce2">
            <text:p>10:19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2H10M21.991S" table:style-name="ce2">
            <text:p>10:22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2H10M22.060S" table:style-name="ce2">
            <text:p>10:22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2H10M22.567S" table:style-name="ce2">
            <text:p>10:22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2H10M23.531S" table:style-name="ce2">
            <text:p>10:23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2H10M24.423S" table:style-name="ce2">
            <text:p>10:2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2H10M25.013S" table:style-name="ce2">
            <text:p>10:25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9708" table:style-name="ce1">
            <text:p>29708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2H10M25.025S" table:style-name="ce2">
            <text:p>10:25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9708" table:style-name="ce1">
            <text:p>29708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2H10M25.310S" table:style-name="ce2">
            <text:p>10:25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2H10M27.148S" table:style-name="ce2">
            <text:p>10:27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2H10M31.881S" table:style-name="ce2">
            <text:p>10:31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2H10M31.967S" table:style-name="ce2">
            <text:p>10:32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2H10M32.150S" table:style-name="ce2">
            <text:p>10:32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2H10M32.925S" table:style-name="ce2">
            <text:p>10:32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2H10M34.429S" table:style-name="ce2">
            <text:p>10:34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9509" table:style-name="ce1">
            <text:p>29509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2H10M34.489S" table:style-name="ce2">
            <text:p>10:34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2H10M35.348S" table:style-name="ce2">
            <text:p>10:35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2H10M35.798S" table:style-name="ce2">
            <text:p>10:3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2H10M35.834S" table:style-name="ce2">
            <text:p>10:35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2H10M36.584S" table:style-name="ce2">
            <text:p>10:3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2H10M37.145S" table:style-name="ce2">
            <text:p>10:37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709" table:style-name="ce1">
            <text:p>29709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2H10M37.942S" table:style-name="ce2">
            <text:p>10:37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2H10M39.015S" table:style-name="ce2">
            <text:p>10:39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2H10M39.930S" table:style-name="ce2">
            <text:p>10:39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2H10M42.331S" table:style-name="ce2">
            <text:p>10:42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2H10M43.110S" table:style-name="ce2">
            <text:p>10:43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2H10M44.744S" table:style-name="ce2">
            <text:p>10:4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1" table:style-name="ce1">
            <text:p>29711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2H10M46.359S" table:style-name="ce2">
            <text:p>10:46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509" table:style-name="ce1">
            <text:p>29509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2H10M46.375S" table:style-name="ce2">
            <text:p>10:4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264" table:style-name="ce1">
            <text:p>29264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2H10M47.226S" table:style-name="ce2">
            <text:p>10:47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2H10M47.549S" table:style-name="ce2">
            <text:p>10:47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2H10M48.054S" table:style-name="ce2">
            <text:p>10:48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2H10M50.665S" table:style-name="ce2">
            <text:p>10:50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2H10M52.303S" table:style-name="ce2">
            <text:p>10:52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2H10M53.656S" table:style-name="ce2">
            <text:p>10:53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2H10M54.674S" table:style-name="ce2">
            <text:p>10:54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2H10M54.923S" table:style-name="ce2">
            <text:p>10:54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2H10M55.987S" table:style-name="ce2">
            <text:p>10:56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2H10M57.347S" table:style-name="ce2">
            <text:p>10:57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2H10M57.831S" table:style-name="ce2">
            <text:p>10:57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510" table:style-name="ce1">
            <text:p>29510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2H10M59.548S" table:style-name="ce2">
            <text:p>10:59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510" table:style-name="ce1">
            <text:p>29510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2H11M0.242S" table:style-name="ce2">
            <text:p>11:0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5" table:style-name="ce1">
            <text:p>28975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2H11M2.848S" table:style-name="ce2">
            <text:p>11:02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2H11M1.057S" table:style-name="ce2">
            <text:p>11:01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462" table:style-name="ce1">
            <text:p>2462</text:p>
          </table:table-cell>
          <table:table-cell office:value-type="string" table:style-name="ce1">
            <text:p>Success</text:p>
          </table:table-cell>
          <table:table-cell office:value-type="float" office:value="360321" table:style-name="ce1">
            <text:p>360321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2H11M3.830S" table:style-name="ce2">
            <text:p>11:03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265" table:style-name="ce1">
            <text:p>29265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2H11M4.534S" table:style-name="ce2">
            <text:p>11:04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2H11M4.947S" table:style-name="ce2">
            <text:p>11:04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2H11M5.069S" table:style-name="ce2">
            <text:p>11:05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2H11M5.488S" table:style-name="ce2">
            <text:p>11:05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2H11M5.551S" table:style-name="ce2">
            <text:p>11:05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2H11M6.008S" table:style-name="ce2">
            <text:p>11:06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2H11M6.257S" table:style-name="ce2">
            <text:p>11:06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2H11M6.272S" table:style-name="ce2">
            <text:p>11:06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2H11M6.508S" table:style-name="ce2">
            <text:p>11:06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2H11M11.041S" table:style-name="ce2">
            <text:p>11:11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2H11M11.044S" table:style-name="ce2">
            <text:p>11:11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2H11M11.633S" table:style-name="ce2">
            <text:p>11:11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2H11M12.306S" table:style-name="ce2">
            <text:p>11:1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2H11M12.588S" table:style-name="ce2">
            <text:p>11:12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509" table:style-name="ce1">
            <text:p>29509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2H11M13.309S" table:style-name="ce2">
            <text:p>11:13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2H11M13.855S" table:style-name="ce2">
            <text:p>11:13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2H11M14.047S" table:style-name="ce2">
            <text:p>11:14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2H11M14.223S" table:style-name="ce2">
            <text:p>11:14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2H11M14.695S" table:style-name="ce2">
            <text:p>11:14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508" table:style-name="ce1">
            <text:p>29508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2H11M17.099S" table:style-name="ce2">
            <text:p>11:17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2H11M17.821S" table:style-name="ce2">
            <text:p>11:17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2H11M18.607S" table:style-name="ce2">
            <text:p>11:18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2H11M19.220S" table:style-name="ce2">
            <text:p>11:19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2H11M20.450S" table:style-name="ce2">
            <text:p>11:20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9713" table:style-name="ce1">
            <text:p>29713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2H11M20.870S" table:style-name="ce2">
            <text:p>11:20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375723" table:style-name="ce1">
            <text:p>375723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2H11M23.573S" table:style-name="ce2">
            <text:p>11:2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2H11M26.312S" table:style-name="ce2">
            <text:p>11:26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2H11M28.864S" table:style-name="ce2">
            <text:p>11:28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2H11M29.546S" table:style-name="ce2">
            <text:p>11:29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351008" table:style-name="ce1">
            <text:p>351008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2H11M30.241S" table:style-name="ce2">
            <text:p>11:30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2H11M30.648S" table:style-name="ce2">
            <text:p>11:30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2H11M30.717S" table:style-name="ce2">
            <text:p>11:30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2H11M31.064S" table:style-name="ce2">
            <text:p>11:31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2H11M31.240S" table:style-name="ce2">
            <text:p>11:3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2H11M34.537S" table:style-name="ce2">
            <text:p>11:34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711" table:style-name="ce1">
            <text:p>29711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2H11M34.588S" table:style-name="ce2">
            <text:p>11:34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2H11M34.698S" table:style-name="ce2">
            <text:p>11:34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264" table:style-name="ce1">
            <text:p>29264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2H11M34.911S" table:style-name="ce2">
            <text:p>11:3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2H11M36.059S" table:style-name="ce2">
            <text:p>11:36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2H11M36.330S" table:style-name="ce2">
            <text:p>11:36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2H11M37.313S" table:style-name="ce2">
            <text:p>11:37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2H11M37.855S" table:style-name="ce2">
            <text:p>11:3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2H11M37.941S" table:style-name="ce2">
            <text:p>11:3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2H11M38.550S" table:style-name="ce2">
            <text:p>11:38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2H11M39.328S" table:style-name="ce2">
            <text:p>11:3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9714" table:style-name="ce1">
            <text:p>29714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2H11M39.551S" table:style-name="ce2">
            <text:p>11:39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2H11M39.994S" table:style-name="ce2">
            <text:p>11:40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9711" table:style-name="ce1">
            <text:p>29711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2H11M40.041S" table:style-name="ce2">
            <text:p>11:40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2H11M41.646S" table:style-name="ce2">
            <text:p>11:41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2H11M43.300S" table:style-name="ce2">
            <text:p>11:4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509" table:style-name="ce1">
            <text:p>29509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2H11M43.381S" table:style-name="ce2">
            <text:p>11:43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2H11M46.556S" table:style-name="ce2">
            <text:p>11:4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2H11M47.011S" table:style-name="ce2">
            <text:p>11:47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2H11M47.734S" table:style-name="ce2">
            <text:p>11:47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2H11M47.779S" table:style-name="ce2">
            <text:p>11:4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2H11M49.265S" table:style-name="ce2">
            <text:p>11:49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2H11M50.377S" table:style-name="ce2">
            <text:p>11:5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2H11M50.943S" table:style-name="ce2">
            <text:p>11:50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2H11M51.062S" table:style-name="ce2">
            <text:p>11:51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2H11M52.206S" table:style-name="ce2">
            <text:p>11:52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2H11M55.214S" table:style-name="ce2">
            <text:p>11:5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2H11M56.229S" table:style-name="ce2">
            <text:p>11:56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2H11M56.530S" table:style-name="ce2">
            <text:p>11:56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2H11M56.689S" table:style-name="ce2">
            <text:p>11:56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2H11M57.575S" table:style-name="ce2">
            <text:p>11:57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2H11M59.416S" table:style-name="ce2">
            <text:p>11:59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2H11M59.254S" table:style-name="ce2">
            <text:p>11:59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uccess</text:p>
          </table:table-cell>
          <table:table-cell office:value-type="float" office:value="363567" table:style-name="ce1">
            <text:p>363567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2H11M59.334S" table:style-name="ce2">
            <text:p>11:5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362597" table:style-name="ce1">
            <text:p>362597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2H12M0.862S" table:style-name="ce2">
            <text:p>12:00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509" table:style-name="ce1">
            <text:p>29509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2H12M1.156S" table:style-name="ce2">
            <text:p>12:01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2H12M1.846S" table:style-name="ce2">
            <text:p>12:0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2H12M1.894S" table:style-name="ce2">
            <text:p>12:01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2H12M2.198S" table:style-name="ce2">
            <text:p>12:02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2H12M3.715S" table:style-name="ce2">
            <text:p>12:03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2H12M3.964S" table:style-name="ce2">
            <text:p>12:04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2H12M4.956S" table:style-name="ce2">
            <text:p>12:0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2H12M7.229S" table:style-name="ce2">
            <text:p>12:07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263" table:style-name="ce1">
            <text:p>29263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2H12M7.897S" table:style-name="ce2">
            <text:p>12:07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2H12M8.618S" table:style-name="ce2">
            <text:p>12:08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9509" table:style-name="ce1">
            <text:p>29509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2H12M9.607S" table:style-name="ce2">
            <text:p>12:09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264" table:style-name="ce1">
            <text:p>29264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2H12M10.220S" table:style-name="ce2">
            <text:p>12:1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2H12M10.503S" table:style-name="ce2">
            <text:p>12:10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2H12M11.143S" table:style-name="ce2">
            <text:p>12:11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2H12M11.528S" table:style-name="ce2">
            <text:p>12:11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2H12M12.853S" table:style-name="ce2">
            <text:p>12:12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2H12M12.929S" table:style-name="ce2">
            <text:p>12:12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2H12M12.975S" table:style-name="ce2">
            <text:p>12:13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710" table:style-name="ce1">
            <text:p>29710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2H12M13.436S" table:style-name="ce2">
            <text:p>12:13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2H12M13.730S" table:style-name="ce2">
            <text:p>12:13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2H12M13.951S" table:style-name="ce2">
            <text:p>12:14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2H12M14.869S" table:style-name="ce2">
            <text:p>12:14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8974" table:style-name="ce1">
            <text:p>28974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2H12M15.318S" table:style-name="ce2">
            <text:p>12:15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2H12M15.809S" table:style-name="ce2">
            <text:p>12:15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2H12M16.586S" table:style-name="ce2">
            <text:p>12:16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2H12M18.092S" table:style-name="ce2">
            <text:p>12:18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510" table:style-name="ce1">
            <text:p>29510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2H12M18.145S" table:style-name="ce2">
            <text:p>12:1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2H12M20.318S" table:style-name="ce2">
            <text:p>12:20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367412" table:style-name="ce1">
            <text:p>367412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2H12M20.943S" table:style-name="ce2">
            <text:p>12:20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2H12M20.806S" table:style-name="ce2">
            <text:p>12:20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365880" table:style-name="ce1">
            <text:p>365880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2H12M23.578S" table:style-name="ce2">
            <text:p>12:23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265" table:style-name="ce1">
            <text:p>29265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2H12M24.595S" table:style-name="ce2">
            <text:p>12:24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2H12M24.837S" table:style-name="ce2">
            <text:p>12:24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366473" table:style-name="ce1">
            <text:p>366473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2H12M25.189S" table:style-name="ce2">
            <text:p>12:25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Success</text:p>
          </table:table-cell>
          <table:table-cell office:value-type="float" office:value="365878" table:style-name="ce1">
            <text:p>365878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2H12M27.786S" table:style-name="ce2">
            <text:p>12:27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366440" table:style-name="ce1">
            <text:p>366440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2H12M28.760S" table:style-name="ce2">
            <text:p>12:28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2H12M28.862S" table:style-name="ce2">
            <text:p>12:28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2H12M29.267S" table:style-name="ce2">
            <text:p>12:2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2H12M30.071S" table:style-name="ce2">
            <text:p>12:3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510" table:style-name="ce1">
            <text:p>29510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2H12M30.732S" table:style-name="ce2">
            <text:p>12:30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2H12M31.138S" table:style-name="ce2">
            <text:p>12:31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2H12M32.310S" table:style-name="ce2">
            <text:p>12:32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7dj63fj97ojd4i6zrfue032k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510" table:style-name="ce1">
            <text:p>29510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2H12M33.503S" table:style-name="ce2">
            <text:p>12:33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264" table:style-name="ce1">
            <text:p>29264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2H12M34.130S" table:style-name="ce2">
            <text:p>12:34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9265" table:style-name="ce1">
            <text:p>29265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2H12M34.802S" table:style-name="ce2">
            <text:p>12:34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5" table:style-name="ce1">
            <text:p>28975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2H12M37.714S" table:style-name="ce2">
            <text:p>12:37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265" table:style-name="ce1">
            <text:p>29265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2H12M38.395S" table:style-name="ce2">
            <text:p>12:38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2H12M38.635S" table:style-name="ce2">
            <text:p>12:38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2H12M38.358S" table:style-name="ce2">
            <text:p>12:38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349454" table:style-name="ce1">
            <text:p>349454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2H12M40.573S" table:style-name="ce2">
            <text:p>12:40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2H12M41.451S" table:style-name="ce2">
            <text:p>12:41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353711" table:style-name="ce1">
            <text:p>353711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2H12M43.778S" table:style-name="ce2">
            <text:p>12:43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353300" table:style-name="ce1">
            <text:p>353300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2H12M44.299S" table:style-name="ce2">
            <text:p>12:44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356026" table:style-name="ce1">
            <text:p>356026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2H12M44.498S" table:style-name="ce2">
            <text:p>12:44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359312" table:style-name="ce1">
            <text:p>359312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2H12M45.510S" table:style-name="ce2">
            <text:p>12:45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356026" table:style-name="ce1">
            <text:p>356026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2H12M46.410S" table:style-name="ce2">
            <text:p>12:4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359320" table:style-name="ce1">
            <text:p>359320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2H12M47.181S" table:style-name="ce2">
            <text:p>12:4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6" table:style-name="ce1">
            <text:p>28976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2H12M48.747S" table:style-name="ce2">
            <text:p>12:4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265" table:style-name="ce1">
            <text:p>29265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2H12M48.882S" table:style-name="ce2">
            <text:p>12:48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9264" table:style-name="ce1">
            <text:p>29264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2H12M49.166S" table:style-name="ce2">
            <text:p>12:49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1898" table:style-name="ce1">
            <text:p>41898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2H12M51.358S" table:style-name="ce2">
            <text:p>12:51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356044" table:style-name="ce1">
            <text:p>356044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2H12M52.130S" table:style-name="ce2">
            <text:p>12:52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2H12M53.012S" table:style-name="ce2">
            <text:p>12:5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2H12M53.070S" table:style-name="ce2">
            <text:p>12:53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8976" table:style-name="ce1">
            <text:p>28976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2H12M54.945S" table:style-name="ce2">
            <text:p>12:5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359329" table:style-name="ce1">
            <text:p>359329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2H12M55.557S" table:style-name="ce2">
            <text:p>12:55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2H12M56.334S" table:style-name="ce2">
            <text:p>12:56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2H12M57.622S" table:style-name="ce2">
            <text:p>12:57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2H12M58.568S" table:style-name="ce2">
            <text:p>12:58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9713" table:style-name="ce1">
            <text:p>29713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2H12M58.707S" table:style-name="ce2">
            <text:p>12:58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2H13M0.085S" table:style-name="ce2">
            <text:p>13:00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510" table:style-name="ce1">
            <text:p>29510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2H13M0.649S" table:style-name="ce2">
            <text:p>13:00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41898" table:style-name="ce1">
            <text:p>41898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2H13M1.719S" table:style-name="ce2">
            <text:p>13:01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2H13M1.548S" table:style-name="ce2">
            <text:p>13:01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Success</text:p>
          </table:table-cell>
          <table:table-cell office:value-type="float" office:value="370155" table:style-name="ce1">
            <text:p>370155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2H13M2.606S" table:style-name="ce2">
            <text:p>13:02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2H13M3.978S" table:style-name="ce2">
            <text:p>13:04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9712" table:style-name="ce1">
            <text:p>29712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2H13M4.190S" table:style-name="ce2">
            <text:p>13:04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Success</text:p>
          </table:table-cell>
          <table:table-cell office:value-type="float" office:value="375755" table:style-name="ce1">
            <text:p>375755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2H13M5.627S" table:style-name="ce2">
            <text:p>13:05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369187" table:style-name="ce1">
            <text:p>369187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2H13M7.391S" table:style-name="ce2">
            <text:p>13:07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369747" table:style-name="ce1">
            <text:p>369747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2H13M8.187S" table:style-name="ce2">
            <text:p>13:08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41898" table:style-name="ce1">
            <text:p>41898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2H13M8.245S" table:style-name="ce2">
            <text:p>13:08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2H13M8.317S" table:style-name="ce2">
            <text:p>13:08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2H13M11.190S" table:style-name="ce2">
            <text:p>13:11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510" table:style-name="ce1">
            <text:p>29510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2H13M11.269S" table:style-name="ce2">
            <text:p>13:11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1898" table:style-name="ce1">
            <text:p>41898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2H13M11.233S" table:style-name="ce2">
            <text:p>13:11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369189" table:style-name="ce1">
            <text:p>369189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2H13M11.453S" table:style-name="ce2">
            <text:p>13:11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369746" table:style-name="ce1">
            <text:p>369746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2H13M12.585S" table:style-name="ce2">
            <text:p>13:12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366463" table:style-name="ce1">
            <text:p>366463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2H13M13.390S" table:style-name="ce2">
            <text:p>13:13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2H13M14.201S" table:style-name="ce2">
            <text:p>13:14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2H13M16.485S" table:style-name="ce2">
            <text:p>13:16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358309" table:style-name="ce1">
            <text:p>358309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2H13M16.318S" table:style-name="ce2">
            <text:p>13:16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116182" table:style-name="ce1">
            <text:p>116182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2H13M17.007S" table:style-name="ce2">
            <text:p>13:17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2745" table:style-name="ce1">
            <text:p>42745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2H13M17.147S" table:style-name="ce2">
            <text:p>13:1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2H13M18.982S" table:style-name="ce2">
            <text:p>13:1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2H13M19.310S" table:style-name="ce2">
            <text:p>13:1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358365" table:style-name="ce1">
            <text:p>358365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2H13M19.828S" table:style-name="ce2">
            <text:p>13:19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9264" table:style-name="ce1">
            <text:p>29264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2H13M19.580S" table:style-name="ce2">
            <text:p>13:19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358362" table:style-name="ce1">
            <text:p>358362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2H13M20.239S" table:style-name="ce2">
            <text:p>13:20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2H13M21.375S" table:style-name="ce2">
            <text:p>13:21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2H13M21.740S" table:style-name="ce2">
            <text:p>13:21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8976" table:style-name="ce1">
            <text:p>28976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2H13M21.432S" table:style-name="ce2">
            <text:p>13:21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364314" table:style-name="ce1">
            <text:p>364314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2H13M21.918S" table:style-name="ce2">
            <text:p>13:21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53592" table:style-name="ce1">
            <text:p>53592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2H13M22.380S" table:style-name="ce2">
            <text:p>13:22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510" table:style-name="ce1">
            <text:p>29510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2H13M22.814S" table:style-name="ce2">
            <text:p>13:22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265" table:style-name="ce1">
            <text:p>29265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2H13M22.912S" table:style-name="ce2">
            <text:p>13:22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2H13M24.994S" table:style-name="ce2">
            <text:p>13:25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117029" table:style-name="ce1">
            <text:p>117029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2H13M24.601S" table:style-name="ce2">
            <text:p>13:24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370882" table:style-name="ce1">
            <text:p>370882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2H13M24.545S" table:style-name="ce2">
            <text:p>13:24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Success</text:p>
          </table:table-cell>
          <table:table-cell office:value-type="float" office:value="368616" table:style-name="ce1">
            <text:p>368616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2H13M24.608S" table:style-name="ce2">
            <text:p>13:24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Success</text:p>
          </table:table-cell>
          <table:table-cell office:value-type="float" office:value="371449" table:style-name="ce1">
            <text:p>371449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2H13M25.464S" table:style-name="ce2">
            <text:p>13:25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43592" table:style-name="ce1">
            <text:p>43592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2H13M25.600S" table:style-name="ce2">
            <text:p>13:25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2H13M24.753S" table:style-name="ce2">
            <text:p>13:2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374169" table:style-name="ce1">
            <text:p>374169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2H13M25.648S" table:style-name="ce2">
            <text:p>13:25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382436" table:style-name="ce1">
            <text:p>382436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2H13M28.585S" table:style-name="ce2">
            <text:p>13:28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3592" table:style-name="ce1">
            <text:p>43592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2H13M28.642S" table:style-name="ce2">
            <text:p>13:28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8975" table:style-name="ce1">
            <text:p>28975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2H13M30.133S" table:style-name="ce2">
            <text:p>13:30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379152" table:style-name="ce1">
            <text:p>379152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2H13M31.368S" table:style-name="ce2">
            <text:p>13:31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265" table:style-name="ce1">
            <text:p>29265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2H13M34.469S" table:style-name="ce2">
            <text:p>13:34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43592" table:style-name="ce1">
            <text:p>43592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2H13M34.491S" table:style-name="ce2">
            <text:p>13:3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2H13M35.341S" table:style-name="ce2">
            <text:p>13:35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379152" table:style-name="ce1">
            <text:p>379152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2H13M36.189S" table:style-name="ce2">
            <text:p>13:3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2H13M36.844S" table:style-name="ce2">
            <text:p>13:36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5" table:style-name="ce1">
            <text:p>28975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2H13M37.538S" table:style-name="ce2">
            <text:p>13:37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265" table:style-name="ce1">
            <text:p>29265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2H13M38.450S" table:style-name="ce2">
            <text:p>13:38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2H13M41.784S" table:style-name="ce2">
            <text:p>13:41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360067" table:style-name="ce1">
            <text:p>360067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2H13M42.171S" table:style-name="ce2">
            <text:p>13:42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3592" table:style-name="ce1">
            <text:p>43592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2H13M45.068S" table:style-name="ce2">
            <text:p>13:4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344033" table:style-name="ce1">
            <text:p>344033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2H13M45.852S" table:style-name="ce2">
            <text:p>13:45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2H13M46.167S" table:style-name="ce2">
            <text:p>13:46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343587" table:style-name="ce1">
            <text:p>343587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2H13M46.253S" table:style-name="ce2">
            <text:p>13:46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346298" table:style-name="ce1">
            <text:p>346298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2H13M47.632S" table:style-name="ce2">
            <text:p>13:47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6" table:style-name="ce1">
            <text:p>28976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2H13M48.676S" table:style-name="ce2">
            <text:p>13:48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8976" table:style-name="ce1">
            <text:p>28976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2H13M48.636S" table:style-name="ce2">
            <text:p>13:48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346889" table:style-name="ce1">
            <text:p>346889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2H13M50.311S" table:style-name="ce2">
            <text:p>13:50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17880" table:style-name="ce1">
            <text:p>117880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2H13M51.252S" table:style-name="ce2">
            <text:p>13:5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348572" table:style-name="ce1">
            <text:p>348572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2H13M53.642S" table:style-name="ce2">
            <text:p>13:5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2H13M54.129S" table:style-name="ce2">
            <text:p>13:54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351281" table:style-name="ce1">
            <text:p>351281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2H13M54.482S" table:style-name="ce2">
            <text:p>13:54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2H13M55.768S" table:style-name="ce2">
            <text:p>13:5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351281" table:style-name="ce1">
            <text:p>351281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2H13M56.111S" table:style-name="ce2">
            <text:p>13:56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44439" table:style-name="ce1">
            <text:p>44439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2H13M56.636S" table:style-name="ce2">
            <text:p>13:5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2H13M57.688S" table:style-name="ce2">
            <text:p>13:57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18727" table:style-name="ce1">
            <text:p>118727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2H13M58.323S" table:style-name="ce2">
            <text:p>13:58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350276" table:style-name="ce1">
            <text:p>350276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2H13M59.455S" table:style-name="ce2">
            <text:p>13:59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352982" table:style-name="ce1">
            <text:p>352982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2H14M0.268S" table:style-name="ce2">
            <text:p>14:00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356847" table:style-name="ce1">
            <text:p>356847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2H14M0.664S" table:style-name="ce2">
            <text:p>14:00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2H14M0.716S" table:style-name="ce2">
            <text:p>14:00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5286" table:style-name="ce1">
            <text:p>45286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2H14M2.372S" table:style-name="ce2">
            <text:p>14:02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2H14M2.704S" table:style-name="ce2">
            <text:p>14:02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355334" table:style-name="ce1">
            <text:p>355334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2H14M3.275S" table:style-name="ce2">
            <text:p>14:03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2H14M3.490S" table:style-name="ce2">
            <text:p>14:0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119588" table:style-name="ce1">
            <text:p>119588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2H14M3.723S" table:style-name="ce2">
            <text:p>14:0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8976" table:style-name="ce1">
            <text:p>28976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2H14M4.964S" table:style-name="ce2">
            <text:p>14:05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264" table:style-name="ce1">
            <text:p>29264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2H14M5.539S" table:style-name="ce2">
            <text:p>14:05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5" table:style-name="ce1">
            <text:p>28975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2H14M5.564S" table:style-name="ce2">
            <text:p>14:05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360327" table:style-name="ce1">
            <text:p>360327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2H14M6.100S" table:style-name="ce2">
            <text:p>14:06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46194" table:style-name="ce1">
            <text:p>46194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2H14M10.181S" table:style-name="ce2">
            <text:p>14:10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2H14M10.037S" table:style-name="ce2">
            <text:p>14:10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357042" table:style-name="ce1">
            <text:p>357042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2H14M10.775S" table:style-name="ce2">
            <text:p>14:10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46194" table:style-name="ce1">
            <text:p>46194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2H14M10.977S" table:style-name="ce2">
            <text:p>14:11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363612" table:style-name="ce1">
            <text:p>363612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2H14M12.396S" table:style-name="ce2">
            <text:p>14:12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eoid2zjvknb9lnudlg5bsxx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2H14M13.073S" table:style-name="ce2">
            <text:p>14:13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366897" table:style-name="ce1">
            <text:p>366897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2H14M13.514S" table:style-name="ce2">
            <text:p>14:13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370769" table:style-name="ce1">
            <text:p>370769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2H14M14.315S" table:style-name="ce2">
            <text:p>14:14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2H14M14.560S" table:style-name="ce2">
            <text:p>14:14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8975" table:style-name="ce1">
            <text:p>28975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2H14M14.395S" table:style-name="ce2">
            <text:p>14:14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367486" table:style-name="ce1">
            <text:p>367486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2H14M15.126S" table:style-name="ce2">
            <text:p>14:1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364256" table:style-name="ce1">
            <text:p>364256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2H14M16.431S" table:style-name="ce2">
            <text:p>14:1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2H14M16.440S" table:style-name="ce2">
            <text:p>14:16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363612" table:style-name="ce1">
            <text:p>363612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2H14M16.792S" table:style-name="ce2">
            <text:p>14:16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367486" table:style-name="ce1">
            <text:p>367486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2H14M17.764S" table:style-name="ce2">
            <text:p>14:17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2H14M19.966S" table:style-name="ce2">
            <text:p>14:20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120437" table:style-name="ce1">
            <text:p>120437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2H14M22.842S" table:style-name="ce2">
            <text:p>14:2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21282" table:style-name="ce1">
            <text:p>121282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2H14M24.060S" table:style-name="ce2">
            <text:p>14:2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122129" table:style-name="ce1">
            <text:p>122129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2H14M25.229S" table:style-name="ce2">
            <text:p>14:25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362147" table:style-name="ce1">
            <text:p>362147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2H14M27.322S" table:style-name="ce2">
            <text:p>14:27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8735" table:style-name="ce1">
            <text:p>48735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2H14M29.867S" table:style-name="ce2">
            <text:p>14:29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8976" table:style-name="ce1">
            <text:p>28976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2H14M30.262S" table:style-name="ce2">
            <text:p>14:30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Success</text:p>
          </table:table-cell>
          <table:table-cell office:value-type="float" office:value="355579" table:style-name="ce1">
            <text:p>355579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2H14M30.864S" table:style-name="ce2">
            <text:p>14:30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8735" table:style-name="ce1">
            <text:p>48735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2H14M30.781S" table:style-name="ce2">
            <text:p>14:30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359457" table:style-name="ce1">
            <text:p>359457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2H14M31.648S" table:style-name="ce2">
            <text:p>14:31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2H14M32.086S" table:style-name="ce2">
            <text:p>14:32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2H14M32.181S" table:style-name="ce2">
            <text:p>14:32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8735" table:style-name="ce1">
            <text:p>48735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2H14M32.763S" table:style-name="ce2">
            <text:p>14:32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359457" table:style-name="ce1">
            <text:p>359457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2H14M33.125S" table:style-name="ce2">
            <text:p>14:3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8976" table:style-name="ce1">
            <text:p>28976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2H14M33.103S" table:style-name="ce2">
            <text:p>14:33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356191" table:style-name="ce1">
            <text:p>356191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2H14M33.352S" table:style-name="ce2">
            <text:p>14:33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359457" table:style-name="ce1">
            <text:p>359457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2H14M33.663S" table:style-name="ce2">
            <text:p>14:3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359457" table:style-name="ce1">
            <text:p>359457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2H14M35.541S" table:style-name="ce2">
            <text:p>14:35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2H14M35.505S" table:style-name="ce2">
            <text:p>14:35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355584" table:style-name="ce1">
            <text:p>35558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2H14M36.236S" table:style-name="ce2">
            <text:p>14:36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356198" table:style-name="ce1">
            <text:p>356198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2H14M37.958S" table:style-name="ce2">
            <text:p>14:38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352302" table:style-name="ce1">
            <text:p>352302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2H14M39.148S" table:style-name="ce2">
            <text:p>14:39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356177" table:style-name="ce1">
            <text:p>356177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2H14M39.648S" table:style-name="ce2">
            <text:p>14:39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122983" table:style-name="ce1">
            <text:p>122983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2H14M39.429S" table:style-name="ce2">
            <text:p>14:39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359462" table:style-name="ce1">
            <text:p>359462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2H14M39.785S" table:style-name="ce2">
            <text:p>14:39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363854" table:style-name="ce1">
            <text:p>363854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2H14M40.699S" table:style-name="ce2">
            <text:p>14:40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367739" table:style-name="ce1">
            <text:p>367739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2H14M41.135S" table:style-name="ce2">
            <text:p>14:41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370422" table:style-name="ce1">
            <text:p>370422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2H14M41.437S" table:style-name="ce2">
            <text:p>14:41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373709" table:style-name="ce1">
            <text:p>373709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2H14M42.712S" table:style-name="ce2">
            <text:p>14:42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2H14M44.390S" table:style-name="ce2">
            <text:p>14:4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374339" table:style-name="ce1">
            <text:p>374339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2H14M46.987S" table:style-name="ce2">
            <text:p>14:47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2H14M48.978S" table:style-name="ce2">
            <text:p>14:4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2H14M49.671S" table:style-name="ce2">
            <text:p>14:49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380879" table:style-name="ce1">
            <text:p>380879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2H14M50.419S" table:style-name="ce2">
            <text:p>14:50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60182" table:style-name="ce1">
            <text:p>60182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2H14M51.969S" table:style-name="ce2">
            <text:p>14:52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9589" table:style-name="ce1">
            <text:p>49589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2H14M54.318S" table:style-name="ce2">
            <text:p>14:54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3752" table:style-name="ce1">
            <text:p>43752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2H14M54.591S" table:style-name="ce2">
            <text:p>14:54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8975" table:style-name="ce1">
            <text:p>28975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2H14M55.441S" table:style-name="ce2">
            <text:p>14:55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2H14M56.607S" table:style-name="ce2">
            <text:p>14:56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2H14M56.890S" table:style-name="ce2">
            <text:p>14:56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9589" table:style-name="ce1">
            <text:p>49589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2H14M57.259S" table:style-name="ce2">
            <text:p>14:57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2H14M57.511S" table:style-name="ce2">
            <text:p>14:5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43750" table:style-name="ce1">
            <text:p>43750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2H14M57.560S" table:style-name="ce2">
            <text:p>14:57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371024" table:style-name="ce1">
            <text:p>371024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2H14M57.929S" table:style-name="ce2">
            <text:p>14:57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2H14M59.544S" table:style-name="ce2">
            <text:p>14:59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9589" table:style-name="ce1">
            <text:p>49589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2H14M59.786S" table:style-name="ce2">
            <text:p>14:59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364453" table:style-name="ce1">
            <text:p>364453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2H14M59.818S" table:style-name="ce2">
            <text:p>14:59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363857" table:style-name="ce1">
            <text:p>363857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2H15M0.920S" table:style-name="ce2">
            <text:p>15:00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360616" table:style-name="ce1">
            <text:p>360616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2H15M1.230S" table:style-name="ce2">
            <text:p>15:01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360572" table:style-name="ce1">
            <text:p>360572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2H15M1.728S" table:style-name="ce2">
            <text:p>15:01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2H15M2.057S" table:style-name="ce2">
            <text:p>15:0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123839" table:style-name="ce1">
            <text:p>123839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2H15M2.368S" table:style-name="ce2">
            <text:p>15:02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124685" table:style-name="ce1">
            <text:p>124685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2H15M2.084S" table:style-name="ce2">
            <text:p>15:02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Success</text:p>
          </table:table-cell>
          <table:table-cell office:value-type="float" office:value="364235" table:style-name="ce1">
            <text:p>364235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2H15M5.415S" table:style-name="ce2">
            <text:p>15:0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51291" table:style-name="ce1">
            <text:p>51291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2H15M8.460S" table:style-name="ce2">
            <text:p>15:08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50304" table:style-name="ce1">
            <text:p>50304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2H15M8.899S" table:style-name="ce2">
            <text:p>15:08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37180" table:style-name="ce1">
            <text:p>37180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2H15M10.060S" table:style-name="ce2">
            <text:p>15:10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2H15M9.231S" table:style-name="ce2">
            <text:p>15:09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Success</text:p>
          </table:table-cell>
          <table:table-cell office:value-type="float" office:value="368810" table:style-name="ce1">
            <text:p>368810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2H15M9.539S" table:style-name="ce2">
            <text:p>15:09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Success</text:p>
          </table:table-cell>
          <table:table-cell office:value-type="float" office:value="364914" table:style-name="ce1">
            <text:p>364914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2H15M12.921S" table:style-name="ce2">
            <text:p>15:12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50304" table:style-name="ce1">
            <text:p>50304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2H15M13.275S" table:style-name="ce2">
            <text:p>15:13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Success</text:p>
          </table:table-cell>
          <table:table-cell office:value-type="float" office:value="368809" table:style-name="ce1">
            <text:p>368809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2H15M16.532S" table:style-name="ce2">
            <text:p>15:16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0466" table:style-name="ce1">
            <text:p>40466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2H15M17.558S" table:style-name="ce2">
            <text:p>15:17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25535" table:style-name="ce1">
            <text:p>125535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2H15M18.831S" table:style-name="ce2">
            <text:p>15:18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37179" table:style-name="ce1">
            <text:p>37179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2H15M19.102S" table:style-name="ce2">
            <text:p>15:19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2H15M19.628S" table:style-name="ce2">
            <text:p>15:19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373801" table:style-name="ce1">
            <text:p>373801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2H15M23.227S" table:style-name="ce2">
            <text:p>15:23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361682" table:style-name="ce1">
            <text:p>361682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2H15M24.046S" table:style-name="ce2">
            <text:p>15:2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52139" table:style-name="ce1">
            <text:p>52139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2H15M24.438S" table:style-name="ce2">
            <text:p>15:24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73578" table:style-name="ce1">
            <text:p>73578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2H15M24.530S" table:style-name="ce2">
            <text:p>15:24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51152" table:style-name="ce1">
            <text:p>51152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2H15M25.674S" table:style-name="ce2">
            <text:p>15:25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26383" table:style-name="ce1">
            <text:p>126383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2H15M26.999S" table:style-name="ce2">
            <text:p>15:27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52007" table:style-name="ce1">
            <text:p>52007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2H15M27.022S" table:style-name="ce2">
            <text:p>15:2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2H15M27.408S" table:style-name="ce2">
            <text:p>15:27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52007" table:style-name="ce1">
            <text:p>52007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2H15M27.842S" table:style-name="ce2">
            <text:p>15:2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52994" table:style-name="ce1">
            <text:p>52994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2H15M30.194S" table:style-name="ce2">
            <text:p>15:30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52994" table:style-name="ce1">
            <text:p>52994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2H15M29.960S" table:style-name="ce2">
            <text:p>15:30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358472" table:style-name="ce1">
            <text:p>358472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2H15M30.090S" table:style-name="ce2">
            <text:p>15:30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362375" table:style-name="ce1">
            <text:p>362375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2H15M30.535S" table:style-name="ce2">
            <text:p>15:30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27236" table:style-name="ce1">
            <text:p>127236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2H15M30.730S" table:style-name="ce2">
            <text:p>15:30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Success</text:p>
          </table:table-cell>
          <table:table-cell office:value-type="float" office:value="364084" table:style-name="ce1">
            <text:p>364084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2H15M30.922S" table:style-name="ce2">
            <text:p>15:30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366741" table:style-name="ce1">
            <text:p>366741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2H15M31.686S" table:style-name="ce2">
            <text:p>15:31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53842" table:style-name="ce1">
            <text:p>53842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2H15M31.752S" table:style-name="ce2">
            <text:p>15:31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2H15M31.993S" table:style-name="ce2">
            <text:p>15:32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37179" table:style-name="ce1">
            <text:p>37179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2H15M33.554S" table:style-name="ce2">
            <text:p>15:33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53842" table:style-name="ce1">
            <text:p>53842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2H15M36.004S" table:style-name="ce2">
            <text:p>15:36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370027" table:style-name="ce1">
            <text:p>370027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2H15M37.142S" table:style-name="ce2">
            <text:p>15:3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370653" table:style-name="ce1">
            <text:p>370653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2H15M37.657S" table:style-name="ce2">
            <text:p>15:37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373935" table:style-name="ce1">
            <text:p>373935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2H15M38.002S" table:style-name="ce2">
            <text:p>15:38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28084" table:style-name="ce1">
            <text:p>128084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2H15M38.541S" table:style-name="ce2">
            <text:p>15:38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77103" table:style-name="ce1">
            <text:p>77103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2H15M39.313S" table:style-name="ce2">
            <text:p>15:3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28936" table:style-name="ce1">
            <text:p>128936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2H15M42.002S" table:style-name="ce2">
            <text:p>15:42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129780" table:style-name="ce1">
            <text:p>129780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2H15M42.598S" table:style-name="ce2">
            <text:p>15:42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130630" table:style-name="ce1">
            <text:p>130630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2H15M43.326S" table:style-name="ce2">
            <text:p>15:4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368686" table:style-name="ce1">
            <text:p>368686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2H15M44.205S" table:style-name="ce2">
            <text:p>15:4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84893" table:style-name="ce1">
            <text:p>84893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2H15M45.807S" table:style-name="ce2">
            <text:p>15:45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369330" table:style-name="ce1">
            <text:p>369330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2H15M46.311S" table:style-name="ce2">
            <text:p>15:46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2H15M46.836S" table:style-name="ce2">
            <text:p>15:46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57241" table:style-name="ce1">
            <text:p>57241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2H15M47.208S" table:style-name="ce2">
            <text:p>15:47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372620" table:style-name="ce1">
            <text:p>372620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2H15M47.485S" table:style-name="ce2">
            <text:p>15:47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131489" table:style-name="ce1">
            <text:p>131489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2H15M47.952S" table:style-name="ce2">
            <text:p>15:48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4demi9aihxqorsizmh77onb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511" table:style-name="ce1">
            <text:p>29511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2H15M48.467S" table:style-name="ce2">
            <text:p>15:48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380896" table:style-name="ce1">
            <text:p>380896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2H15M49.640S" table:style-name="ce2">
            <text:p>15:49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384179" table:style-name="ce1">
            <text:p>384179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2H15M50.051S" table:style-name="ce2">
            <text:p>15:50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381546" table:style-name="ce1">
            <text:p>381546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2H15M51.072S" table:style-name="ce2">
            <text:p>15:51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132333" table:style-name="ce1">
            <text:p>132333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2H15M51.339S" table:style-name="ce2">
            <text:p>15:51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2H15M51.920S" table:style-name="ce2">
            <text:p>15:5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58937" table:style-name="ce1">
            <text:p>58937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2H15M55.964S" table:style-name="ce2">
            <text:p>15:56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2H15M57.004S" table:style-name="ce2">
            <text:p>15:57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378655" table:style-name="ce1">
            <text:p>378655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2H15M59.347S" table:style-name="ce2">
            <text:p>15:5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58944" table:style-name="ce1">
            <text:p>58944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2H15M59.488S" table:style-name="ce2">
            <text:p>15:59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33893" table:style-name="ce1">
            <text:p>33893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2H16M0.984S" table:style-name="ce2">
            <text:p>16:01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37180" table:style-name="ce1">
            <text:p>37180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2H16M1.861S" table:style-name="ce2">
            <text:p>16:01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2H16M2.119S" table:style-name="ce2">
            <text:p>16:02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380961" table:style-name="ce1">
            <text:p>380961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2H16M2.390S" table:style-name="ce2">
            <text:p>16:02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133192" table:style-name="ce1">
            <text:p>133192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2H16M4.759S" table:style-name="ce2">
            <text:p>16:04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2H16M4.481S" table:style-name="ce2">
            <text:p>16:04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381963" table:style-name="ce1">
            <text:p>381963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2H16M4.726S" table:style-name="ce2">
            <text:p>16:04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Success</text:p>
          </table:table-cell>
          <table:table-cell office:value-type="float" office:value="389204" table:style-name="ce1">
            <text:p>389204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2H16M4.737S" table:style-name="ce2">
            <text:p>16:04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388540" table:style-name="ce1">
            <text:p>388540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2H16M6.614S" table:style-name="ce2">
            <text:p>16:06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2H16M7.322S" table:style-name="ce2">
            <text:p>16:07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384985" table:style-name="ce1">
            <text:p>384985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2H16M7.878S" table:style-name="ce2">
            <text:p>16:07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384323" table:style-name="ce1">
            <text:p>384323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2H16M8.917S" table:style-name="ce2">
            <text:p>16:0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0464" table:style-name="ce1">
            <text:p>40464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2H16M9.001S" table:style-name="ce2">
            <text:p>16:0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67419" table:style-name="ce1">
            <text:p>67419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2H16M10.424S" table:style-name="ce2">
            <text:p>16:10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59806" table:style-name="ce1">
            <text:p>59806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2H16M12.429S" table:style-name="ce2">
            <text:p>16:12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81245" table:style-name="ce1">
            <text:p>81245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2H16M13.649S" table:style-name="ce2">
            <text:p>16:1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82200" table:style-name="ce1">
            <text:p>82200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2H16M13.961S" table:style-name="ce2">
            <text:p>16:1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134048" table:style-name="ce1">
            <text:p>134048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2H16M15.004S" table:style-name="ce2">
            <text:p>16:15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383724" table:style-name="ce1">
            <text:p>383724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2H16M17.343S" table:style-name="ce2">
            <text:p>16:17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60654" table:style-name="ce1">
            <text:p>60654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2H16M17.676S" table:style-name="ce2">
            <text:p>16:17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134898" table:style-name="ce1">
            <text:p>134898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2H16M21.634S" table:style-name="ce2">
            <text:p>16:21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61502" table:style-name="ce1">
            <text:p>61502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2H16M21.945S" table:style-name="ce2">
            <text:p>16:21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2H16M22.077S" table:style-name="ce2">
            <text:p>16:22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2H16M23.010S" table:style-name="ce2">
            <text:p>16:23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135759" table:style-name="ce1">
            <text:p>135759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2H16M23.232S" table:style-name="ce2">
            <text:p>16:23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136611" table:style-name="ce1">
            <text:p>136611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2H16M25.329S" table:style-name="ce2">
            <text:p>16:25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2H16M26.071S" table:style-name="ce2">
            <text:p>16:26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68520" table:style-name="ce1">
            <text:p>68520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2H16M27.467S" table:style-name="ce2">
            <text:p>16:27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62228" table:style-name="ce1">
            <text:p>62228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2H16M27.837S" table:style-name="ce2">
            <text:p>16:2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68520" table:style-name="ce1">
            <text:p>68520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2H16M28.757S" table:style-name="ce2">
            <text:p>16:28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137455" table:style-name="ce1">
            <text:p>137455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2H16M29.233S" table:style-name="ce2">
            <text:p>16:29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2H16M30.745S" table:style-name="ce2">
            <text:p>16:30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38301" table:style-name="ce1">
            <text:p>138301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2H16M31.022S" table:style-name="ce2">
            <text:p>16:31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9266" table:style-name="ce1">
            <text:p>29266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2H16M31.949S" table:style-name="ce2">
            <text:p>16:31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374220" table:style-name="ce1">
            <text:p>374220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2H16M33.397S" table:style-name="ce2">
            <text:p>16:33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2H16M33.498S" table:style-name="ce2">
            <text:p>16:33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2H16M34.094S" table:style-name="ce2">
            <text:p>16:34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64914" table:style-name="ce1">
            <text:p>64914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2H16M35.114S" table:style-name="ce2">
            <text:p>16:35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87323" table:style-name="ce1">
            <text:p>87323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2H16M35.380S" table:style-name="ce2">
            <text:p>16:35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86353" table:style-name="ce1">
            <text:p>86353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2H16M36.131S" table:style-name="ce2">
            <text:p>16:36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2620" table:style-name="ce1">
            <text:p>92620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2H16M36.707S" table:style-name="ce2">
            <text:p>16:36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63927" table:style-name="ce1">
            <text:p>63927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2H16M38.502S" table:style-name="ce2">
            <text:p>16:38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2H16M40.455S" table:style-name="ce2">
            <text:p>16:40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64914" table:style-name="ce1">
            <text:p>64914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2H16M45.338S" table:style-name="ce2">
            <text:p>16:45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64914" table:style-name="ce1">
            <text:p>64914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2H16M45.416S" table:style-name="ce2">
            <text:p>16:45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81970" table:style-name="ce1">
            <text:p>81970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2H16M45.866S" table:style-name="ce2">
            <text:p>16:45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63927" table:style-name="ce1">
            <text:p>63927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2H16M47.461S" table:style-name="ce2">
            <text:p>16:4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2H16M48.618S" table:style-name="ce2">
            <text:p>16:48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374234" table:style-name="ce1">
            <text:p>374234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2H16M49.446S" table:style-name="ce2">
            <text:p>16:49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373213" table:style-name="ce1">
            <text:p>373213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2H16M50.312S" table:style-name="ce2">
            <text:p>16:50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64921" table:style-name="ce1">
            <text:p>64921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2H16M51.212S" table:style-name="ce2">
            <text:p>16:51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2H16M51.711S" table:style-name="ce2">
            <text:p>16:51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0753" table:style-name="ce1">
            <text:p>20753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2H16M51.935S" table:style-name="ce2">
            <text:p>16:51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2H16M53.320S" table:style-name="ce2">
            <text:p>16:53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139172" table:style-name="ce1">
            <text:p>139172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2H16M54.246S" table:style-name="ce2">
            <text:p>16:54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8977" table:style-name="ce1">
            <text:p>28977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2H16M55.874S" table:style-name="ce2">
            <text:p>16:55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378210" table:style-name="ce1">
            <text:p>378210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2H16M57.427S" table:style-name="ce2">
            <text:p>16:57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4037" table:style-name="ce1">
            <text:p>24037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2H16M58.303S" table:style-name="ce2">
            <text:p>16:58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64789" table:style-name="ce1">
            <text:p>64789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2H17M2.338S" table:style-name="ce2">
            <text:p>17:02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381494" table:style-name="ce1">
            <text:p>381494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2H17M3.670S" table:style-name="ce2">
            <text:p>17:03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40030" table:style-name="ce1">
            <text:p>140030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2H17M3.975S" table:style-name="ce2">
            <text:p>17:0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7303" table:style-name="ce1">
            <text:p>27303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2H17M8.685S" table:style-name="ce2">
            <text:p>17:08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7321" table:style-name="ce1">
            <text:p>27321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2H17M9.156S" table:style-name="ce2">
            <text:p>17:09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40868" table:style-name="ce1">
            <text:p>140868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2H17M9.442S" table:style-name="ce2">
            <text:p>17:09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388522" table:style-name="ce1">
            <text:p>388522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2H17M9.734S" table:style-name="ce2">
            <text:p>17:09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141720" table:style-name="ce1">
            <text:p>141720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2H17M10.557S" table:style-name="ce2">
            <text:p>17:10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68320" table:style-name="ce1">
            <text:p>68320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2H17M11.234S" table:style-name="ce2">
            <text:p>17:11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7322" table:style-name="ce1">
            <text:p>27322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2H17M12.488S" table:style-name="ce2">
            <text:p>17:12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2H17M12.610S" table:style-name="ce2">
            <text:p>17:12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7323" table:style-name="ce1">
            <text:p>27323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2H17M14.623S" table:style-name="ce2">
            <text:p>17:1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142568" table:style-name="ce1">
            <text:p>142568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2H17M15.466S" table:style-name="ce2">
            <text:p>17:15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2H17M16.769S" table:style-name="ce2">
            <text:p>17:16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2H17M18.036S" table:style-name="ce2">
            <text:p>17:18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2H17M18.895S" table:style-name="ce2">
            <text:p>17:18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4040" table:style-name="ce1">
            <text:p>24040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2H17M21.624S" table:style-name="ce2">
            <text:p>17:21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2H17M21.943S" table:style-name="ce2">
            <text:p>17:21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7324" table:style-name="ce1">
            <text:p>27324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2H17M21.979S" table:style-name="ce2">
            <text:p>17:22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30608" table:style-name="ce1">
            <text:p>30608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2H17M24.092S" table:style-name="ce2">
            <text:p>17:24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389390" table:style-name="ce1">
            <text:p>389390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2H17M24.662S" table:style-name="ce2">
            <text:p>17:24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143430" table:style-name="ce1">
            <text:p>143430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2H17M25.755S" table:style-name="ce2">
            <text:p>17:25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0030" table:style-name="ce1">
            <text:p>70030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2H17M27.325S" table:style-name="ce2">
            <text:p>17:27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2H17M28.762S" table:style-name="ce2">
            <text:p>17:2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91468" table:style-name="ce1">
            <text:p>91468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2H17M28.586S" table:style-name="ce2">
            <text:p>17:28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ccess</text:p>
          </table:table-cell>
          <table:table-cell office:value-type="float" office:value="390049" table:style-name="ce1">
            <text:p>390049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2H17M30.396S" table:style-name="ce2">
            <text:p>17:3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393332" table:style-name="ce1">
            <text:p>393332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2H17M31.475S" table:style-name="ce2">
            <text:p>17:31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44278" table:style-name="ce1">
            <text:p>144278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2H17M31.930S" table:style-name="ce2">
            <text:p>17:31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145124" table:style-name="ce1">
            <text:p>145124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2H17M34.564S" table:style-name="ce2">
            <text:p>17:3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145970" table:style-name="ce1">
            <text:p>145970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2H17M35.891S" table:style-name="ce2">
            <text:p>17:35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2H17M35.824S" table:style-name="ce2">
            <text:p>17:35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395179" table:style-name="ce1">
            <text:p>395179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2H17M36.832S" table:style-name="ce2">
            <text:p>17:36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7321" table:style-name="ce1">
            <text:p>27321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2H17M37.443S" table:style-name="ce2">
            <text:p>17:37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00286" table:style-name="ce1">
            <text:p>100286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2H17M38.759S" table:style-name="ce2">
            <text:p>17:3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30606" table:style-name="ce1">
            <text:p>30606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2H17M40.618S" table:style-name="ce2">
            <text:p>17:40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2580" table:style-name="ce1">
            <text:p>72580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2H17M40.858S" table:style-name="ce2">
            <text:p>17:40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94994" table:style-name="ce1">
            <text:p>94994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2H17M40.910S" table:style-name="ce2">
            <text:p>17:40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146828" table:style-name="ce1">
            <text:p>146828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2H17M41.089S" table:style-name="ce2">
            <text:p>17:41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2H17M44.501S" table:style-name="ce2">
            <text:p>17:44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7467" table:style-name="ce1">
            <text:p>87467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2H17M44.590S" table:style-name="ce2">
            <text:p>17:44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47676" table:style-name="ce1">
            <text:p>147676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2H17M44.797S" table:style-name="ce2">
            <text:p>17:44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2H17M48.957S" table:style-name="ce2">
            <text:p>17:49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2H17M51.826S" table:style-name="ce2">
            <text:p>17:51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2H17M52.667S" table:style-name="ce2">
            <text:p>17:52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48531" table:style-name="ce1">
            <text:p>148531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2H17M53.050S" table:style-name="ce2">
            <text:p>17:53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96572" table:style-name="ce1">
            <text:p>96572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2H17M53.088S" table:style-name="ce2">
            <text:p>17:53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74148" table:style-name="ce1">
            <text:p>74148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2H17M54.559S" table:style-name="ce2">
            <text:p>17:54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2H17M55.998S" table:style-name="ce2">
            <text:p>17:56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149386" table:style-name="ce1">
            <text:p>149386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2H17M56.271S" table:style-name="ce2">
            <text:p>17:56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2H17M56.480S" table:style-name="ce2">
            <text:p>17:56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75993" table:style-name="ce1">
            <text:p>75993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2H17M56.621S" table:style-name="ce2">
            <text:p>17:56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2H17M57.398S" table:style-name="ce2">
            <text:p>17:57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03699" table:style-name="ce1">
            <text:p>103699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2H17M58.630S" table:style-name="ce2">
            <text:p>17:58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2H17M59.477S" table:style-name="ce2">
            <text:p>17:5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900" table:style-name="ce1">
            <text:p>10900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2H18M0.384S" table:style-name="ce2">
            <text:p>18:00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90038" table:style-name="ce1">
            <text:p>90038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2H18M1.614S" table:style-name="ce2">
            <text:p>18:01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2H18M4.983S" table:style-name="ce2">
            <text:p>18:05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76010" table:style-name="ce1">
            <text:p>76010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2H18M5.190S" table:style-name="ce2">
            <text:p>18:05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50254" table:style-name="ce1">
            <text:p>150254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2H18M6.577S" table:style-name="ce2">
            <text:p>18:06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98292" table:style-name="ce1">
            <text:p>98292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2H18M8.499S" table:style-name="ce2">
            <text:p>18:08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151969" table:style-name="ce1">
            <text:p>151969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2H18M8.511S" table:style-name="ce2">
            <text:p>18:08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151948" table:style-name="ce1">
            <text:p>151948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2H18M9.766S" table:style-name="ce2">
            <text:p>18:09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06256" table:style-name="ce1">
            <text:p>106256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2H18M11.052S" table:style-name="ce2">
            <text:p>18:11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78411" table:style-name="ce1">
            <text:p>78411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2H18M10.996S" table:style-name="ce2">
            <text:p>18:11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152804" table:style-name="ce1">
            <text:p>152804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2H18M11.234S" table:style-name="ce2">
            <text:p>18:11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2H18M11.672S" table:style-name="ce2">
            <text:p>18:11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78422" table:style-name="ce1">
            <text:p>78422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2H18M11.858S" table:style-name="ce2">
            <text:p>18:11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2H18M12.850S" table:style-name="ce2">
            <text:p>18:12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2H18M14.615S" table:style-name="ce2">
            <text:p>18:14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2H18M17.257S" table:style-name="ce2">
            <text:p>18:1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00846" table:style-name="ce1">
            <text:p>100846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2H18M18.116S" table:style-name="ce2">
            <text:p>18:18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400054" table:style-name="ce1">
            <text:p>400054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2H18M20.453S" table:style-name="ce2">
            <text:p>18:20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4714" table:style-name="ce1">
            <text:p>84714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2H18M21.557S" table:style-name="ce2">
            <text:p>18:21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2H18M21.570S" table:style-name="ce2">
            <text:p>18:21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78424" table:style-name="ce1">
            <text:p>78424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2H18M22.406S" table:style-name="ce2">
            <text:p>18:22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2H18M22.643S" table:style-name="ce2">
            <text:p>18:22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2H18M24.239S" table:style-name="ce2">
            <text:p>18:24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2H18M24.680S" table:style-name="ce2">
            <text:p>18:24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399047" table:style-name="ce1">
            <text:p>399047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2H18M25.913S" table:style-name="ce2">
            <text:p>18:25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2H18M26.424S" table:style-name="ce2">
            <text:p>18:26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2H18M27.059S" table:style-name="ce2">
            <text:p>18:2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153673" table:style-name="ce1">
            <text:p>153673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2H18M30.356S" table:style-name="ce2">
            <text:p>18:30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2H18M31.304S" table:style-name="ce2">
            <text:p>18:31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2H18M33.369S" table:style-name="ce2">
            <text:p>18:33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80273" table:style-name="ce1">
            <text:p>80273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2H18M34.748S" table:style-name="ce2">
            <text:p>18:34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2H18M35.827S" table:style-name="ce2">
            <text:p>18:35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80284" table:style-name="ce1">
            <text:p>80284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2H18M36.550S" table:style-name="ce2">
            <text:p>18:36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2H18M36.604S" table:style-name="ce2">
            <text:p>18:36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2H18M36.961S" table:style-name="ce2">
            <text:p>18:37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0287" table:style-name="ce1">
            <text:p>80287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2H18M39.108S" table:style-name="ce2">
            <text:p>18:39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2H18M39.906S" table:style-name="ce2">
            <text:p>18:39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2H18M41.200S" table:style-name="ce2">
            <text:p>18:41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80291" table:style-name="ce1">
            <text:p>80291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2H18M43.869S" table:style-name="ce2">
            <text:p>18:43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2H18M44.370S" table:style-name="ce2">
            <text:p>18:44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2H18M44.828S" table:style-name="ce2">
            <text:p>18:44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2H18M45.503S" table:style-name="ce2">
            <text:p>18:45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01733" table:style-name="ce1">
            <text:p>101733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2H18M45.610S" table:style-name="ce2">
            <text:p>18:45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2H18M45.742S" table:style-name="ce2">
            <text:p>18:45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2H18M46.463S" table:style-name="ce2">
            <text:p>18:46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154547" table:style-name="ce1">
            <text:p>154547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2H18M46.920S" table:style-name="ce2">
            <text:p>18:46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155395" table:style-name="ce1">
            <text:p>155395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2H18M47.935S" table:style-name="ce2">
            <text:p>18:47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2H18M49.304S" table:style-name="ce2">
            <text:p>18:4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87312" table:style-name="ce1">
            <text:p>87312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2H18M49.796S" table:style-name="ce2">
            <text:p>18:49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09709" table:style-name="ce1">
            <text:p>109709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2H18M49.906S" table:style-name="ce2">
            <text:p>18:49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2H18M50.612S" table:style-name="ce2">
            <text:p>18:50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2H18M50.525S" table:style-name="ce2">
            <text:p>18:50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156261" table:style-name="ce1">
            <text:p>156261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2H18M50.933S" table:style-name="ce2">
            <text:p>18:50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157109" table:style-name="ce1">
            <text:p>157109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2H18M51.715S" table:style-name="ce2">
            <text:p>18:51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2H18M52.001S" table:style-name="ce2">
            <text:p>18:52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89021" table:style-name="ce1">
            <text:p>89021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2H18M52.225S" table:style-name="ce2">
            <text:p>18:52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157974" table:style-name="ce1">
            <text:p>157974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2H18M52.598S" table:style-name="ce2">
            <text:p>18:52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2H18M52.727S" table:style-name="ce2">
            <text:p>18:52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2H18M54.765S" table:style-name="ce2">
            <text:p>18:54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2H18M54.824S" table:style-name="ce2">
            <text:p>18:54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2H18M55.766S" table:style-name="ce2">
            <text:p>18:55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12280" table:style-name="ce1">
            <text:p>112280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2H18M56.758S" table:style-name="ce2">
            <text:p>18:5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2H18M59.014S" table:style-name="ce2">
            <text:p>18:59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06022" table:style-name="ce1">
            <text:p>106022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2H18M59.183S" table:style-name="ce2">
            <text:p>18:59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2H18M59.262S" table:style-name="ce2">
            <text:p>18:5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2H18M59.821S" table:style-name="ce2">
            <text:p>18:59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89897" table:style-name="ce1">
            <text:p>89897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2H19M0.050S" table:style-name="ce2">
            <text:p>19:0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60768" table:style-name="ce1">
            <text:p>60768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2H19M1.192S" table:style-name="ce2">
            <text:p>19:01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2H19M1.221S" table:style-name="ce2">
            <text:p>19:01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2H19M2.641S" table:style-name="ce2">
            <text:p>19:02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06036" table:style-name="ce1">
            <text:p>106036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2H19M3.550S" table:style-name="ce2">
            <text:p>19:0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2H19M3.728S" table:style-name="ce2">
            <text:p>19:03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158847" table:style-name="ce1">
            <text:p>158847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2H19M4.233S" table:style-name="ce2">
            <text:p>19:04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2H19M7.595S" table:style-name="ce2">
            <text:p>19:07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2H19M7.653S" table:style-name="ce2">
            <text:p>19:07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159702" table:style-name="ce1">
            <text:p>159702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2H19M7.961S" table:style-name="ce2">
            <text:p>19:0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2H19M8.026S" table:style-name="ce2">
            <text:p>19:0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107741" table:style-name="ce1">
            <text:p>107741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2H19M9.327S" table:style-name="ce2">
            <text:p>19:09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2H19M9.752S" table:style-name="ce2">
            <text:p>19:09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52632" table:style-name="ce1">
            <text:p>52632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2H19M11.139S" table:style-name="ce2">
            <text:p>19:11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160566" table:style-name="ce1">
            <text:p>160566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2H19M15.116S" table:style-name="ce2">
            <text:p>19:15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08593" table:style-name="ce1">
            <text:p>108593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2H19M15.473S" table:style-name="ce2">
            <text:p>19:15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2H19M15.601S" table:style-name="ce2">
            <text:p>19:1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2H19M15.803S" table:style-name="ce2">
            <text:p>19:15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161422" table:style-name="ce1">
            <text:p>161422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2H19M16.696S" table:style-name="ce2">
            <text:p>19:16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2H19M16.942S" table:style-name="ce2">
            <text:p>19:16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2H19M17.118S" table:style-name="ce2">
            <text:p>19:17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09447" table:style-name="ce1">
            <text:p>109447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2H19M17.392S" table:style-name="ce2">
            <text:p>19:17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88010" table:style-name="ce1">
            <text:p>88010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2H19M17.996S" table:style-name="ce2">
            <text:p>19:18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10425" table:style-name="ce1">
            <text:p>110425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2H19M18.741S" table:style-name="ce2">
            <text:p>19:18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2H19M20.149S" table:style-name="ce2">
            <text:p>19:20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315" table:style-name="ce1">
            <text:p>93315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2H19M22.062S" table:style-name="ce2">
            <text:p>19:22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09447" table:style-name="ce1">
            <text:p>109447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2H19M22.263S" table:style-name="ce2">
            <text:p>19:22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2H19M23.143S" table:style-name="ce2">
            <text:p>19:23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2H19M23.723S" table:style-name="ce2">
            <text:p>19:23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2H19M24.025S" table:style-name="ce2">
            <text:p>19:24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2H19M24.497S" table:style-name="ce2">
            <text:p>19:24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2H19M24.860S" table:style-name="ce2">
            <text:p>19:24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2H19M27.010S" table:style-name="ce2">
            <text:p>19:27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09458" table:style-name="ce1">
            <text:p>109458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2H19M27.521S" table:style-name="ce2">
            <text:p>19:27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2H19M27.475S" table:style-name="ce2">
            <text:p>19:27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2H19M27.766S" table:style-name="ce2">
            <text:p>19:27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2H19M27.961S" table:style-name="ce2">
            <text:p>19:28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87037" table:style-name="ce1">
            <text:p>87037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2H19M29.733S" table:style-name="ce2">
            <text:p>19:29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09465" table:style-name="ce1">
            <text:p>109465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2H19M30.690S" table:style-name="ce2">
            <text:p>19:30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2H19M32.193S" table:style-name="ce2">
            <text:p>19:32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09465" table:style-name="ce1">
            <text:p>109465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2H19M33.523S" table:style-name="ce2">
            <text:p>19:33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162278" table:style-name="ce1">
            <text:p>162278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2H19M34.675S" table:style-name="ce2">
            <text:p>19:34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0754" table:style-name="ce1">
            <text:p>20754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2H19M36.603S" table:style-name="ce2">
            <text:p>19:36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2H19M37.536S" table:style-name="ce2">
            <text:p>19:37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10313" table:style-name="ce1">
            <text:p>110313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2H19M39.181S" table:style-name="ce2">
            <text:p>19:39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2H19M40.307S" table:style-name="ce2">
            <text:p>19:40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02907" table:style-name="ce1">
            <text:p>102907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2H19M40.573S" table:style-name="ce2">
            <text:p>19:40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7469" table:style-name="ce1">
            <text:p>17469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2H19M41.999S" table:style-name="ce2">
            <text:p>19:42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02907" table:style-name="ce1">
            <text:p>102907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2H19M42.458S" table:style-name="ce2">
            <text:p>19:42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0753" table:style-name="ce1">
            <text:p>20753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2H19M42.725S" table:style-name="ce2">
            <text:p>19:42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163126" table:style-name="ce1">
            <text:p>163126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2H19M43.913S" table:style-name="ce2">
            <text:p>19:43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03755" table:style-name="ce1">
            <text:p>103755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2H19M44.228S" table:style-name="ce2">
            <text:p>19:4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03755" table:style-name="ce1">
            <text:p>103755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2H19M44.621S" table:style-name="ce2">
            <text:p>19:44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03755" table:style-name="ce1">
            <text:p>103755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2H19M44.898S" table:style-name="ce2">
            <text:p>19:44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17419" table:style-name="ce1">
            <text:p>117419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2H19M46.089S" table:style-name="ce2">
            <text:p>19:46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17422" table:style-name="ce1">
            <text:p>117422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2H19M46.150S" table:style-name="ce2">
            <text:p>19:46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2H19M46.386S" table:style-name="ce2">
            <text:p>19:4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11155" table:style-name="ce1">
            <text:p>111155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2H19M46.484S" table:style-name="ce2">
            <text:p>19:46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2H19M46.487S" table:style-name="ce2">
            <text:p>19:4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7469" table:style-name="ce1">
            <text:p>17469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2H19M49.482S" table:style-name="ce2">
            <text:p>19:49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2H19M53.218S" table:style-name="ce2">
            <text:p>19:5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03762" table:style-name="ce1">
            <text:p>103762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2H19M54.596S" table:style-name="ce2">
            <text:p>19:54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2H19M56.079S" table:style-name="ce2">
            <text:p>19:56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4184" table:style-name="ce1">
            <text:p>14184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2H19M56.146S" table:style-name="ce2">
            <text:p>19:56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163975" table:style-name="ce1">
            <text:p>163975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2H19M57.029S" table:style-name="ce2">
            <text:p>19:57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2H19M57.146S" table:style-name="ce2">
            <text:p>19:57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04617" table:style-name="ce1">
            <text:p>104617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2H19M57.864S" table:style-name="ce2">
            <text:p>19:5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7469" table:style-name="ce1">
            <text:p>17469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2H19M58.110S" table:style-name="ce2">
            <text:p>19:58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2H19M58.355S" table:style-name="ce2">
            <text:p>19:5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2H19M58.905S" table:style-name="ce2">
            <text:p>19:58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2H19M58.870S" table:style-name="ce2">
            <text:p>19:58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164860" table:style-name="ce1">
            <text:p>164860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2H19M59.270S" table:style-name="ce2">
            <text:p>19:59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2H19M59.994S" table:style-name="ce2">
            <text:p>20:00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60768" table:style-name="ce1">
            <text:p>60768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2H20M0.763S" table:style-name="ce2">
            <text:p>20:00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12891" table:style-name="ce1">
            <text:p>112891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2H20M2.844S" table:style-name="ce2">
            <text:p>20:0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2H20M3.042S" table:style-name="ce2">
            <text:p>20:0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2H20M4.161S" table:style-name="ce2">
            <text:p>20:0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2H20M4.251S" table:style-name="ce2">
            <text:p>20:04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2H20M4.584S" table:style-name="ce2">
            <text:p>20:04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2H20M4.553S" table:style-name="ce2">
            <text:p>20:04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05485" table:style-name="ce1">
            <text:p>105485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2H20M6.498S" table:style-name="ce2">
            <text:p>20:06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60768" table:style-name="ce1">
            <text:p>60768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2H20M8.527S" table:style-name="ce2">
            <text:p>20:08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2H20M8.594S" table:style-name="ce2">
            <text:p>20:08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2H20M8.986S" table:style-name="ce2">
            <text:p>20:09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2H20M10.532S" table:style-name="ce2">
            <text:p>20:10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12905" table:style-name="ce1">
            <text:p>112905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2H20M11.008S" table:style-name="ce2">
            <text:p>20:11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2H20M11.380S" table:style-name="ce2">
            <text:p>20:11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13879" table:style-name="ce1">
            <text:p>113879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2H20M11.474S" table:style-name="ce2">
            <text:p>20:11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2H20M13.119S" table:style-name="ce2">
            <text:p>20:13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2H20M13.432S" table:style-name="ce2">
            <text:p>20:1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52632" table:style-name="ce1">
            <text:p>52632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2H20M13.452S" table:style-name="ce2">
            <text:p>20:13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2H20M13.728S" table:style-name="ce2">
            <text:p>20:13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112910" table:style-name="ce1">
            <text:p>112910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2H20M15.319S" table:style-name="ce2">
            <text:p>20:15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2H20M16.787S" table:style-name="ce2">
            <text:p>20:16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05506" table:style-name="ce1">
            <text:p>105506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2H20M20.286S" table:style-name="ce2">
            <text:p>20:20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2H20M20.691S" table:style-name="ce2">
            <text:p>20:20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2H20M21.515S" table:style-name="ce2">
            <text:p>20:21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2H20M23.843S" table:style-name="ce2">
            <text:p>20:23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05506" table:style-name="ce1">
            <text:p>105506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2H20M24.165S" table:style-name="ce2">
            <text:p>20:2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2H20M24.562S" table:style-name="ce2">
            <text:p>20:24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91471" table:style-name="ce1">
            <text:p>91471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2H20M25.042S" table:style-name="ce2">
            <text:p>20:25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2H20M25.177S" table:style-name="ce2">
            <text:p>20:2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2H20M26.382S" table:style-name="ce2">
            <text:p>20:26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2H20M28.654S" table:style-name="ce2">
            <text:p>20:28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2H20M28.851S" table:style-name="ce2">
            <text:p>20:2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2H20M31.113S" table:style-name="ce2">
            <text:p>20:31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6783" table:style-name="ce1">
            <text:p>96783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2H20M31.805S" table:style-name="ce2">
            <text:p>20:31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2H20M32.069S" table:style-name="ce2">
            <text:p>20:32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2H20M32.330S" table:style-name="ce2">
            <text:p>20:32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7452" table:style-name="ce1">
            <text:p>17452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2H20M32.899S" table:style-name="ce2">
            <text:p>20:32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19180" table:style-name="ce1">
            <text:p>119180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2H20M34.123S" table:style-name="ce2">
            <text:p>20:34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2H20M34.320S" table:style-name="ce2">
            <text:p>20:34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13887" table:style-name="ce1">
            <text:p>113887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2H20M35.216S" table:style-name="ce2">
            <text:p>20:35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12919" table:style-name="ce1">
            <text:p>112919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2H20M36.951S" table:style-name="ce2">
            <text:p>20:37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2H20M37.922S" table:style-name="ce2">
            <text:p>20:37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19180" table:style-name="ce1">
            <text:p>119180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2H20M38.044S" table:style-name="ce2">
            <text:p>20:38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19184" table:style-name="ce1">
            <text:p>119184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2H20M38.585S" table:style-name="ce2">
            <text:p>20:38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19181" table:style-name="ce1">
            <text:p>119181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2H20M39.303S" table:style-name="ce2">
            <text:p>20:3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2H20M39.862S" table:style-name="ce2">
            <text:p>20:39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60768" table:style-name="ce1">
            <text:p>60768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2H20M40.842S" table:style-name="ce2">
            <text:p>20:40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2H20M41.217S" table:style-name="ce2">
            <text:p>20:41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96790" table:style-name="ce1">
            <text:p>96790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2H20M41.464S" table:style-name="ce2">
            <text:p>20:41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2H20M41.987S" table:style-name="ce2">
            <text:p>20:42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6790" table:style-name="ce1">
            <text:p>96790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2H20M43.467S" table:style-name="ce2">
            <text:p>20:43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12926" table:style-name="ce1">
            <text:p>112926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2H20M44.236S" table:style-name="ce2">
            <text:p>20:44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2H20M44.901S" table:style-name="ce2">
            <text:p>20:44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2H20M45.681S" table:style-name="ce2">
            <text:p>20:45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2H20M46.127S" table:style-name="ce2">
            <text:p>20:46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12922" table:style-name="ce1">
            <text:p>112922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2H20M46.136S" table:style-name="ce2">
            <text:p>20:46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2H20M47.326S" table:style-name="ce2">
            <text:p>20:47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2H20M48.705S" table:style-name="ce2">
            <text:p>20:48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2H20M49.440S" table:style-name="ce2">
            <text:p>20:49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2H20M51.439S" table:style-name="ce2">
            <text:p>20:51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2H20M51.804S" table:style-name="ce2">
            <text:p>20:51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040" table:style-name="ce1">
            <text:p>24040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2H20M54.846S" table:style-name="ce2">
            <text:p>20:54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19198" table:style-name="ce1">
            <text:p>119198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2H20M54.836S" table:style-name="ce2">
            <text:p>20:54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2H20M55.373S" table:style-name="ce2">
            <text:p>20:55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2H20M57.281S" table:style-name="ce2">
            <text:p>20:5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2H20M58.371S" table:style-name="ce2">
            <text:p>20:5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05527" table:style-name="ce1">
            <text:p>105527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2H20M58.660S" table:style-name="ce2">
            <text:p>20:58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2H20M59.036S" table:style-name="ce2">
            <text:p>20:5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2H20M59.562S" table:style-name="ce2">
            <text:p>20:59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2H20M59.750S" table:style-name="ce2">
            <text:p>20:59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2H21M0.778S" table:style-name="ce2">
            <text:p>21:00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2H21M1.226S" table:style-name="ce2">
            <text:p>21:01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05534" table:style-name="ce1">
            <text:p>105534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2H21M1.502S" table:style-name="ce2">
            <text:p>21:01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2H21M1.691S" table:style-name="ce2">
            <text:p>21:01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2H21M2.983S" table:style-name="ce2">
            <text:p>21:03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2H21M3.330S" table:style-name="ce2">
            <text:p>21:03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19201" table:style-name="ce1">
            <text:p>119201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2H21M3.855S" table:style-name="ce2">
            <text:p>21:03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60768" table:style-name="ce1">
            <text:p>60768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2H21M4.748S" table:style-name="ce2">
            <text:p>21:04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165754" table:style-name="ce1">
            <text:p>165754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2H21M5.819S" table:style-name="ce2">
            <text:p>21:05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2H21M6.850S" table:style-name="ce2">
            <text:p>21:0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2H21M7.568S" table:style-name="ce2">
            <text:p>21:07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2H21M8.681S" table:style-name="ce2">
            <text:p>21:08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2H21M9.304S" table:style-name="ce2">
            <text:p>21:09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13799" table:style-name="ce1">
            <text:p>113799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2H21M9.469S" table:style-name="ce2">
            <text:p>21:09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60764" table:style-name="ce1">
            <text:p>60764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2H21M9.655S" table:style-name="ce2">
            <text:p>21:09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97666" table:style-name="ce1">
            <text:p>97666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2H21M10.456S" table:style-name="ce2">
            <text:p>21:10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2H21M11.780S" table:style-name="ce2">
            <text:p>21:1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2H21M12.064S" table:style-name="ce2">
            <text:p>21:12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2H21M13.054S" table:style-name="ce2">
            <text:p>21:13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7475" table:style-name="ce1">
            <text:p>17475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2H21M13.120S" table:style-name="ce2">
            <text:p>21:1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2H21M13.753S" table:style-name="ce2">
            <text:p>21:13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2H21M15.029S" table:style-name="ce2">
            <text:p>21:15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2H21M15.268S" table:style-name="ce2">
            <text:p>21:15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06349" table:style-name="ce1">
            <text:p>106349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2H21M17.780S" table:style-name="ce2">
            <text:p>21:1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2H21M20.079S" table:style-name="ce2">
            <text:p>21:20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2H21M22.121S" table:style-name="ce2">
            <text:p>21:22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2H21M22.144S" table:style-name="ce2">
            <text:p>21:22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2H21M22.506S" table:style-name="ce2">
            <text:p>21:22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2H21M24.111S" table:style-name="ce2">
            <text:p>21:24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2H21M24.631S" table:style-name="ce2">
            <text:p>21:24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06396" table:style-name="ce1">
            <text:p>106396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2H21M24.904S" table:style-name="ce2">
            <text:p>21:24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52628" table:style-name="ce1">
            <text:p>52628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2H21M25.451S" table:style-name="ce2">
            <text:p>21:2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13813" table:style-name="ce1">
            <text:p>113813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2H21M26.422S" table:style-name="ce2">
            <text:p>21:26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2H21M26.373S" table:style-name="ce2">
            <text:p>21:26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4190" table:style-name="ce1">
            <text:p>14190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2H21M27.462S" table:style-name="ce2">
            <text:p>21:27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2H21M28.732S" table:style-name="ce2">
            <text:p>21:28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4191" table:style-name="ce1">
            <text:p>14191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2H21M28.767S" table:style-name="ce2">
            <text:p>21:28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2H21M28.984S" table:style-name="ce2">
            <text:p>21:2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13823" table:style-name="ce1">
            <text:p>113823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2H21M29.168S" table:style-name="ce2">
            <text:p>21:29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2H21M29.791S" table:style-name="ce2">
            <text:p>21:29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2H21M30.717S" table:style-name="ce2">
            <text:p>21:30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20070" table:style-name="ce1">
            <text:p>120070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2H21M31.199S" table:style-name="ce2">
            <text:p>21:31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2H21M31.420S" table:style-name="ce2">
            <text:p>21:31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14787" table:style-name="ce1">
            <text:p>114787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2H21M31.637S" table:style-name="ce2">
            <text:p>21:31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600" table:style-name="ce1">
            <text:p>3600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2H21M32.110S" table:style-name="ce2">
            <text:p>21:3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2H21M34.367S" table:style-name="ce2">
            <text:p>21:34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2H21M34.458S" table:style-name="ce2">
            <text:p>21:34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2H21M34.589S" table:style-name="ce2">
            <text:p>21:34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2H21M35.255S" table:style-name="ce2">
            <text:p>21:35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13807" table:style-name="ce1">
            <text:p>113807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2H21M35.681S" table:style-name="ce2">
            <text:p>21:35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2H21M36.039S" table:style-name="ce2">
            <text:p>21:36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2H21M39.111S" table:style-name="ce2">
            <text:p>21:39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2H21M39.007S" table:style-name="ce2">
            <text:p>21:3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120670" table:style-name="ce1">
            <text:p>120670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2H21M40.446S" table:style-name="ce2">
            <text:p>21:40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2H21M40.876S" table:style-name="ce2">
            <text:p>21:40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2H21M41.667S" table:style-name="ce2">
            <text:p>21:41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2H21M41.682S" table:style-name="ce2">
            <text:p>21:41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2H21M42.095S" table:style-name="ce2">
            <text:p>21:42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2H21M43.446S" table:style-name="ce2">
            <text:p>21:43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2H21M44.503S" table:style-name="ce2">
            <text:p>21:44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2H21M44.592S" table:style-name="ce2">
            <text:p>21:44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2H21M44.676S" table:style-name="ce2">
            <text:p>21:44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09467" table:style-name="ce1">
            <text:p>109467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2H21M44.768S" table:style-name="ce2">
            <text:p>21:44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2H21M46.660S" table:style-name="ce2">
            <text:p>21:4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2H21M47.692S" table:style-name="ce2">
            <text:p>21:47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2H21M49.351S" table:style-name="ce2">
            <text:p>21:49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2H21M51.405S" table:style-name="ce2">
            <text:p>21:51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166626" table:style-name="ce1">
            <text:p>166626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2H21M51.783S" table:style-name="ce2">
            <text:p>21:51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2H21M52.208S" table:style-name="ce2">
            <text:p>21:52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2H21M52.656S" table:style-name="ce2">
            <text:p>21:52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2H21M53.000S" table:style-name="ce2">
            <text:p>21:5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2H21M53.623S" table:style-name="ce2">
            <text:p>21:5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2H21M54.038S" table:style-name="ce2">
            <text:p>21:54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2H21M54.681S" table:style-name="ce2">
            <text:p>21:54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2H21M55.049S" table:style-name="ce2">
            <text:p>21:55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2H21M58.235S" table:style-name="ce2">
            <text:p>21:58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2H21M59.671S" table:style-name="ce2">
            <text:p>21:59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2H22M0.318S" table:style-name="ce2">
            <text:p>22:00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2H22M0.501S" table:style-name="ce2">
            <text:p>22:00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2H22M2.538S" table:style-name="ce2">
            <text:p>22:02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2H22M3.348S" table:style-name="ce2">
            <text:p>22:03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2H22M4.107S" table:style-name="ce2">
            <text:p>22:04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2H22M4.256S" table:style-name="ce2">
            <text:p>22:04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20918" table:style-name="ce1">
            <text:p>120918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2H22M7.208S" table:style-name="ce2">
            <text:p>22:07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2H22M7.225S" table:style-name="ce2">
            <text:p>22:07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2H22M7.441S" table:style-name="ce2">
            <text:p>22:07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60768" table:style-name="ce1">
            <text:p>60768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2H22M7.797S" table:style-name="ce2">
            <text:p>22:07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07258" table:style-name="ce1">
            <text:p>107258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2H22M8.194S" table:style-name="ce2">
            <text:p>22:08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14668" table:style-name="ce1">
            <text:p>114668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2H22M8.790S" table:style-name="ce2">
            <text:p>22:08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2H22M8.980S" table:style-name="ce2">
            <text:p>22:0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99816" table:style-name="ce1">
            <text:p>99816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2H22M9.794S" table:style-name="ce2">
            <text:p>22:09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2H22M9.899S" table:style-name="ce2">
            <text:p>22:0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2H22M10.605S" table:style-name="ce2">
            <text:p>22:10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2H22M11.175S" table:style-name="ce2">
            <text:p>22:11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2H22M13.535S" table:style-name="ce2">
            <text:p>22:13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2H22M13.803S" table:style-name="ce2">
            <text:p>22:13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2H22M14.066S" table:style-name="ce2">
            <text:p>22:14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2H22M14.983S" table:style-name="ce2">
            <text:p>22:15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2H22M15.408S" table:style-name="ce2">
            <text:p>22:15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2H22M16.648S" table:style-name="ce2">
            <text:p>22:1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2H22M17.894S" table:style-name="ce2">
            <text:p>22:1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2H22M23.985S" table:style-name="ce2">
            <text:p>22:24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2H22M27.046S" table:style-name="ce2">
            <text:p>22:27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99812" table:style-name="ce1">
            <text:p>99812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2H22M27.286S" table:style-name="ce2">
            <text:p>22:27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2H22M27.538S" table:style-name="ce2">
            <text:p>22:27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20929" table:style-name="ce1">
            <text:p>120929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2H22M27.810S" table:style-name="ce2">
            <text:p>22:27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9812" table:style-name="ce1">
            <text:p>99812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2H22M29.054S" table:style-name="ce2">
            <text:p>22:29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2H22M29.272S" table:style-name="ce2">
            <text:p>22:29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2H22M31.842S" table:style-name="ce2">
            <text:p>22:31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2H22M32.825S" table:style-name="ce2">
            <text:p>22:32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2H22M33.461S" table:style-name="ce2">
            <text:p>22:33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9812" table:style-name="ce1">
            <text:p>99812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2H22M35.093S" table:style-name="ce2">
            <text:p>22:35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2H22M36.072S" table:style-name="ce2">
            <text:p>22:36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312" table:style-name="ce1">
            <text:p>4312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2H22M36.097S" table:style-name="ce2">
            <text:p>22:36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2H22M37.459S" table:style-name="ce2">
            <text:p>22:37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2H22M38.511S" table:style-name="ce2">
            <text:p>22:3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2H22M39.714S" table:style-name="ce2">
            <text:p>22:39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2H22M39.868S" table:style-name="ce2">
            <text:p>22:39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0882" table:style-name="ce1">
            <text:p>10882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2H22M40.953S" table:style-name="ce2">
            <text:p>22:41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2H22M41.019S" table:style-name="ce2">
            <text:p>22:4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03524" table:style-name="ce1">
            <text:p>103524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2H22M42.321S" table:style-name="ce2">
            <text:p>22:42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2H22M42.570S" table:style-name="ce2">
            <text:p>22:42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2H22M43.676S" table:style-name="ce2">
            <text:p>22:43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2H22M43.995S" table:style-name="ce2">
            <text:p>22:44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2H22M44.254S" table:style-name="ce2">
            <text:p>22:44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2H22M44.791S" table:style-name="ce2">
            <text:p>22:4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2H22M45.514S" table:style-name="ce2">
            <text:p>22:45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2H22M46.405S" table:style-name="ce2">
            <text:p>22:46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2H22M47.707S" table:style-name="ce2">
            <text:p>22:47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2H22M47.873S" table:style-name="ce2">
            <text:p>22:47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07258" table:style-name="ce1">
            <text:p>107258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2H22M48.343S" table:style-name="ce2">
            <text:p>22:48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2H22M49.426S" table:style-name="ce2">
            <text:p>22:49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2H22M50.391S" table:style-name="ce2">
            <text:p>22:50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0754" table:style-name="ce1">
            <text:p>20754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2H22M50.802S" table:style-name="ce2">
            <text:p>22:50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2H22M52.238S" table:style-name="ce2">
            <text:p>22:52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2H22M53.210S" table:style-name="ce2">
            <text:p>22:53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2H22M53.524S" table:style-name="ce2">
            <text:p>22:53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2H22M53.603S" table:style-name="ce2">
            <text:p>22:53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2H22M53.529S" table:style-name="ce2">
            <text:p>22:53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2H22M55.105S" table:style-name="ce2">
            <text:p>22:55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20929" table:style-name="ce1">
            <text:p>120929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2H22M55.513S" table:style-name="ce2">
            <text:p>22:5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2H22M56.023S" table:style-name="ce2">
            <text:p>22:56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2H22M56.093S" table:style-name="ce2">
            <text:p>22:56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2H22M57.460S" table:style-name="ce2">
            <text:p>22:57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2H22M58.217S" table:style-name="ce2">
            <text:p>22:5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171420" table:style-name="ce1">
            <text:p>171420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2H22M58.719S" table:style-name="ce2">
            <text:p>22:58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2H23M0.298S" table:style-name="ce2">
            <text:p>23:00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2H23M1.212S" table:style-name="ce2">
            <text:p>23:01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2H23M2.445S" table:style-name="ce2">
            <text:p>23:02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2H23M2.509S" table:style-name="ce2">
            <text:p>23:02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2H23M3.410S" table:style-name="ce2">
            <text:p>23:03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128272" table:style-name="ce1">
            <text:p>128272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2H23M5.131S" table:style-name="ce2">
            <text:p>23:05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2H23M6.176S" table:style-name="ce2">
            <text:p>23:06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2H23M7.275S" table:style-name="ce2">
            <text:p>23:0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2H23M7.544S" table:style-name="ce2">
            <text:p>23:07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2H23M8.657S" table:style-name="ce2">
            <text:p>23:08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173" table:style-name="ce1">
            <text:p>93173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2H23M9.341S" table:style-name="ce2">
            <text:p>23:0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2H23M9.767S" table:style-name="ce2">
            <text:p>23:0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2H23M10.726S" table:style-name="ce2">
            <text:p>23:10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2H23M11.653S" table:style-name="ce2">
            <text:p>23:11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171426" table:style-name="ce1">
            <text:p>171426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2H23M12.032S" table:style-name="ce2">
            <text:p>23:12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2H23M12.953S" table:style-name="ce2">
            <text:p>23:13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2H23M13.184S" table:style-name="ce2">
            <text:p>23:1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0900" table:style-name="ce1">
            <text:p>10900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2H23M16.453S" table:style-name="ce2">
            <text:p>23:16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2H23M17.694S" table:style-name="ce2">
            <text:p>23:1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2H23M18.316S" table:style-name="ce2">
            <text:p>23:18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2H23M18.430S" table:style-name="ce2">
            <text:p>23:18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14673" table:style-name="ce1">
            <text:p>114673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2H23M19.051S" table:style-name="ce2">
            <text:p>23:19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2H23M20.006S" table:style-name="ce2">
            <text:p>23:2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2H23M20.419S" table:style-name="ce2">
            <text:p>23:20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0899" table:style-name="ce1">
            <text:p>10899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2H23M22.852S" table:style-name="ce2">
            <text:p>23:22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2H23M28.346S" table:style-name="ce2">
            <text:p>23:28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2H23M28.897S" table:style-name="ce2">
            <text:p>23:28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2H23M29.573S" table:style-name="ce2">
            <text:p>23:29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4183" table:style-name="ce1">
            <text:p>14183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2H23M31.844S" table:style-name="ce2">
            <text:p>23:3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2H23M32.169S" table:style-name="ce2">
            <text:p>23:32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2H23M32.168S" table:style-name="ce2">
            <text:p>23:32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2H23M33.025S" table:style-name="ce2">
            <text:p>23:33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2H23M33.386S" table:style-name="ce2">
            <text:p>23:33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2H23M33.556S" table:style-name="ce2">
            <text:p>23:33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2H23M33.669S" table:style-name="ce2">
            <text:p>23:33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900" table:style-name="ce1">
            <text:p>10900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2H23M35.728S" table:style-name="ce2">
            <text:p>23:35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99812" table:style-name="ce1">
            <text:p>99812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2H23M35.788S" table:style-name="ce2">
            <text:p>23:35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2H23M36.027S" table:style-name="ce2">
            <text:p>23:36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2H23M38.539S" table:style-name="ce2">
            <text:p>23:38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2H23M39.195S" table:style-name="ce2">
            <text:p>23:39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2H23M39.658S" table:style-name="ce2">
            <text:p>23:3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2H23M40.034S" table:style-name="ce2">
            <text:p>23:40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2H23M41.647S" table:style-name="ce2">
            <text:p>23:41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14684" table:style-name="ce1">
            <text:p>114684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2H23M41.747S" table:style-name="ce2">
            <text:p>23:41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2H23M44.294S" table:style-name="ce2">
            <text:p>23:44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2H23M44.693S" table:style-name="ce2">
            <text:p>23:44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2H23M48.058S" table:style-name="ce2">
            <text:p>23:48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2H23M48.327S" table:style-name="ce2">
            <text:p>23:48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2H23M48.433S" table:style-name="ce2">
            <text:p>23:48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2H23M49.118S" table:style-name="ce2">
            <text:p>23:49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2H23M49.671S" table:style-name="ce2">
            <text:p>23:49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2H23M49.774S" table:style-name="ce2">
            <text:p>23:49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2H23M49.836S" table:style-name="ce2">
            <text:p>23:4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2H23M49.835S" table:style-name="ce2">
            <text:p>23:4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2H23M50.179S" table:style-name="ce2">
            <text:p>23:5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2H23M50.184S" table:style-name="ce2">
            <text:p>23:50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2H23M51.060S" table:style-name="ce2">
            <text:p>23:51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2H23M51.236S" table:style-name="ce2">
            <text:p>23:51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2H23M51.732S" table:style-name="ce2">
            <text:p>23:51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2H23M52.972S" table:style-name="ce2">
            <text:p>23:53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2H23M53.147S" table:style-name="ce2">
            <text:p>23:53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99816" table:style-name="ce1">
            <text:p>99816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2H23M53.429S" table:style-name="ce2">
            <text:p>23:53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214" table:style-name="ce1">
            <text:p>93214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2H23M53.934S" table:style-name="ce2">
            <text:p>23:53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2H23M54.012S" table:style-name="ce2">
            <text:p>23:54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2H23M55.231S" table:style-name="ce2">
            <text:p>23:55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2H23M55.674S" table:style-name="ce2">
            <text:p>23:5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2H23M57.960S" table:style-name="ce2">
            <text:p>23:58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2H23M59.435S" table:style-name="ce2">
            <text:p>23:59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2H23M59.699S" table:style-name="ce2">
            <text:p>23:5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4184" table:style-name="ce1">
            <text:p>14184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2H24M0.491S" table:style-name="ce2">
            <text:p>24:00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2H24M3.109S" table:style-name="ce2">
            <text:p>24:0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2H24M5.646S" table:style-name="ce2">
            <text:p>24:0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2H24M5.784S" table:style-name="ce2">
            <text:p>24:05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2H24M5.941S" table:style-name="ce2">
            <text:p>24:05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4184" table:style-name="ce1">
            <text:p>14184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2H24M7.163S" table:style-name="ce2">
            <text:p>24:07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2H24M8.320S" table:style-name="ce2">
            <text:p>24:08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2H24M8.517S" table:style-name="ce2">
            <text:p>24:0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2H24M8.907S" table:style-name="ce2">
            <text:p>24:08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2H24M10.400S" table:style-name="ce2">
            <text:p>24:10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128272" table:style-name="ce1">
            <text:p>128272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2H24M10.732S" table:style-name="ce2">
            <text:p>24:10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2H24M10.813S" table:style-name="ce2">
            <text:p>24:10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2H24M12.618S" table:style-name="ce2">
            <text:p>24:12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2H24M13.409S" table:style-name="ce2">
            <text:p>24:13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2H24M13.993S" table:style-name="ce2">
            <text:p>24:14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2H24M14.052S" table:style-name="ce2">
            <text:p>24:14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99816" table:style-name="ce1">
            <text:p>99816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2H24M16.062S" table:style-name="ce2">
            <text:p>24:16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2H24M16.119S" table:style-name="ce2">
            <text:p>24:16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2H24M16.473S" table:style-name="ce2">
            <text:p>24:16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2H24M17.351S" table:style-name="ce2">
            <text:p>24:17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2H24M18.043S" table:style-name="ce2">
            <text:p>24:18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2H24M19.005S" table:style-name="ce2">
            <text:p>24:19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2H24M19.221S" table:style-name="ce2">
            <text:p>24:19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2H24M19.646S" table:style-name="ce2">
            <text:p>24:19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2H24M20.082S" table:style-name="ce2">
            <text:p>24:20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173" table:style-name="ce1">
            <text:p>93173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2H24M20.258S" table:style-name="ce2">
            <text:p>24:20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2H24M22.765S" table:style-name="ce2">
            <text:p>24:22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2H24M24.464S" table:style-name="ce2">
            <text:p>24:24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2H24M25.554S" table:style-name="ce2">
            <text:p>24:25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2H24M25.840S" table:style-name="ce2">
            <text:p>24:25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2H24M27.396S" table:style-name="ce2">
            <text:p>24:27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7452" table:style-name="ce1">
            <text:p>17452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2H24M27.626S" table:style-name="ce2">
            <text:p>24:27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2H24M27.537S" table:style-name="ce2">
            <text:p>24:27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2H24M29.880S" table:style-name="ce2">
            <text:p>24:29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2H24M32.385S" table:style-name="ce2">
            <text:p>24:32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2H24M32.320S" table:style-name="ce2">
            <text:p>24:32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2H24M33.568S" table:style-name="ce2">
            <text:p>24:33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2H24M35.622S" table:style-name="ce2">
            <text:p>24:35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2H24M36.807S" table:style-name="ce2">
            <text:p>24:36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2H24M37.918S" table:style-name="ce2">
            <text:p>24:37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2H24M38.558S" table:style-name="ce2">
            <text:p>24:38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171420" table:style-name="ce1">
            <text:p>171420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2H24M38.909S" table:style-name="ce2">
            <text:p>24:38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2H24M39.040S" table:style-name="ce2">
            <text:p>24:39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2H24M39.691S" table:style-name="ce2">
            <text:p>24:39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2H24M39.716S" table:style-name="ce2">
            <text:p>24:39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2H24M41.148S" table:style-name="ce2">
            <text:p>24:41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2H24M42.767S" table:style-name="ce2">
            <text:p>24:42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2H24M45.301S" table:style-name="ce2">
            <text:p>24:45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2H24M45.861S" table:style-name="ce2">
            <text:p>24:45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2H24M48.326S" table:style-name="ce2">
            <text:p>24:48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141145" table:style-name="ce1">
            <text:p>141145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2H24M48.366S" table:style-name="ce2">
            <text:p>24:4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2H24M49.369S" table:style-name="ce2">
            <text:p>24:49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2H24M49.603S" table:style-name="ce2">
            <text:p>24:49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2H24M51.033S" table:style-name="ce2">
            <text:p>24:51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173290" table:style-name="ce1">
            <text:p>173290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2H24M55.126S" table:style-name="ce2">
            <text:p>24:55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2H24M56.000S" table:style-name="ce2">
            <text:p>24:56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2H24M57.211S" table:style-name="ce2">
            <text:p>24:57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2H24M57.369S" table:style-name="ce2">
            <text:p>24:5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2H24M58.909S" table:style-name="ce2">
            <text:p>24:58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2H24M59.285S" table:style-name="ce2">
            <text:p>24:5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171422" table:style-name="ce1">
            <text:p>171422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2H25M1.251S" table:style-name="ce2">
            <text:p>25:01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2H25M1.351S" table:style-name="ce2">
            <text:p>25:01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171426" table:style-name="ce1">
            <text:p>171426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2H25M2.105S" table:style-name="ce2">
            <text:p>25:0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2H25M2.936S" table:style-name="ce2">
            <text:p>25:02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2H25M5.706S" table:style-name="ce2">
            <text:p>25:05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2H25M7.820S" table:style-name="ce2">
            <text:p>25:07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2H25M9.154S" table:style-name="ce2">
            <text:p>25:09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2H25M10.678S" table:style-name="ce2">
            <text:p>25:10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2H25M11.246S" table:style-name="ce2">
            <text:p>25:11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2H25M11.396S" table:style-name="ce2">
            <text:p>25:11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2H25M14.740S" table:style-name="ce2">
            <text:p>25:14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2H25M17.239S" table:style-name="ce2">
            <text:p>25:17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2H25M17.441S" table:style-name="ce2">
            <text:p>25:1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2H25M17.402S" table:style-name="ce2">
            <text:p>25:17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171424" table:style-name="ce1">
            <text:p>171424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2H25M17.609S" table:style-name="ce2">
            <text:p>25:17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2H25M18.168S" table:style-name="ce2">
            <text:p>25:18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173290" table:style-name="ce1">
            <text:p>173290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2H25M19.681S" table:style-name="ce2">
            <text:p>25:19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171420" table:style-name="ce1">
            <text:p>171420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2H25M21.276S" table:style-name="ce2">
            <text:p>25:21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2H25M21.428S" table:style-name="ce2">
            <text:p>25:21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171422" table:style-name="ce1">
            <text:p>171422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2H25M21.704S" table:style-name="ce2">
            <text:p>25:21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2H25M22.382S" table:style-name="ce2">
            <text:p>25:22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2H25M22.970S" table:style-name="ce2">
            <text:p>25:2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7615" table:style-name="ce1">
            <text:p>7615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2H25M23.448S" table:style-name="ce2">
            <text:p>25:23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2H25M24.447S" table:style-name="ce2">
            <text:p>25:24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2H25M25.265S" table:style-name="ce2">
            <text:p>25:25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2H25M26.541S" table:style-name="ce2">
            <text:p>25:26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2H25M26.784S" table:style-name="ce2">
            <text:p>25:26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2H25M27.725S" table:style-name="ce2">
            <text:p>25:27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2H25M29.071S" table:style-name="ce2">
            <text:p>25:29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2H25M29.178S" table:style-name="ce2">
            <text:p>25:29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3217" table:style-name="ce1">
            <text:p>93217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2H25M29.880S" table:style-name="ce2">
            <text:p>25:2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0900" table:style-name="ce1">
            <text:p>10900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2H25M30.254S" table:style-name="ce2">
            <text:p>25:30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14603" table:style-name="ce1">
            <text:p>14603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2H25M32.186S" table:style-name="ce2">
            <text:p>25:32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2H25M32.938S" table:style-name="ce2">
            <text:p>25:32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2H25M33.634S" table:style-name="ce2">
            <text:p>25:33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2H25M33.738S" table:style-name="ce2">
            <text:p>25:33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Success</text:p>
          </table:table-cell>
          <table:table-cell office:value-type="float" office:value="171420" table:style-name="ce1">
            <text:p>171420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2H25M36.604S" table:style-name="ce2">
            <text:p>25:36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2H25M38.441S" table:style-name="ce2">
            <text:p>25:38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Success</text:p>
          </table:table-cell>
          <table:table-cell office:value-type="float" office:value="473" table:style-name="ce1">
            <text:p>473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2H25M38.877S" table:style-name="ce2">
            <text:p>25:38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2H25M38.890S" table:style-name="ce2">
            <text:p>25:38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171420" table:style-name="ce1">
            <text:p>171420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2H25M40.202S" table:style-name="ce2">
            <text:p>25:40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0900" table:style-name="ce1">
            <text:p>10900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2H25M41.898S" table:style-name="ce2">
            <text:p>25:41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4184" table:style-name="ce1">
            <text:p>14184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2H25M42.020S" table:style-name="ce2">
            <text:p>25:42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2H25M42.481S" table:style-name="ce2">
            <text:p>25:42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2H25M42.858S" table:style-name="ce2">
            <text:p>25:42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2H25M42.910S" table:style-name="ce2">
            <text:p>25:42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171420" table:style-name="ce1">
            <text:p>171420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2H25M43.445S" table:style-name="ce2">
            <text:p>25:43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2H25M43.655S" table:style-name="ce2">
            <text:p>25:4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2H25M44.134S" table:style-name="ce2">
            <text:p>25:4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2H25M44.423S" table:style-name="ce2">
            <text:p>25:44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52632" table:style-name="ce1">
            <text:p>52632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2H25M45.471S" table:style-name="ce2">
            <text:p>25:45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2H25M47.632S" table:style-name="ce2">
            <text:p>25:47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2H25M47.976S" table:style-name="ce2">
            <text:p>25:48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2H25M48.908S" table:style-name="ce2">
            <text:p>25:48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2H25M48.923S" table:style-name="ce2">
            <text:p>25:48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128285" table:style-name="ce1">
            <text:p>128285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2H25M49.922S" table:style-name="ce2">
            <text:p>25:49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79855" table:style-name="ce1">
            <text:p>79855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2H25M51.788S" table:style-name="ce2">
            <text:p>25:51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2H25M55.929S" table:style-name="ce2">
            <text:p>25:55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473" table:style-name="ce1">
            <text:p>473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2H25M57.092S" table:style-name="ce2">
            <text:p>25:57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93221" table:style-name="ce1">
            <text:p>93221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2H25M57.773S" table:style-name="ce2">
            <text:p>25:57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2H25M58.480S" table:style-name="ce2">
            <text:p>25:58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2H25M59.954S" table:style-name="ce2">
            <text:p>26:00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2H26M0.030S" table:style-name="ce2">
            <text:p>26:00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79859" table:style-name="ce1">
            <text:p>79859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2H26M0.349S" table:style-name="ce2">
            <text:p>26:00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2H26M0.559S" table:style-name="ce2">
            <text:p>26:00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2H26M1.876S" table:style-name="ce2">
            <text:p>26:01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2H26M3.116S" table:style-name="ce2">
            <text:p>26:03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2H26M5.010S" table:style-name="ce2">
            <text:p>26:05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2H26M5.473S" table:style-name="ce2">
            <text:p>26:05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2H26M5.774S" table:style-name="ce2">
            <text:p>26:05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2H26M5.836S" table:style-name="ce2">
            <text:p>26:05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94" table:style-name="ce1">
            <text:p>394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2H26M7.717S" table:style-name="ce2">
            <text:p>26:07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6" table:style-name="ce1">
            <text:p>336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2H26M7.951S" table:style-name="ce2">
            <text:p>26:08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2H26M8.294S" table:style-name="ce2">
            <text:p>26:08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2H26M8.241S" table:style-name="ce2">
            <text:p>26:08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473" table:style-name="ce1">
            <text:p>473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2H26M8.877S" table:style-name="ce2">
            <text:p>26:08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2H26M9.574S" table:style-name="ce2">
            <text:p>26:09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2H26M10.106S" table:style-name="ce2">
            <text:p>26:10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2H26M11.048S" table:style-name="ce2">
            <text:p>26:11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2H26M11.328S" table:style-name="ce2">
            <text:p>26:11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2H26M11.738S" table:style-name="ce2">
            <text:p>26:1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6" table:style-name="ce1">
            <text:p>336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2H26M12.143S" table:style-name="ce2">
            <text:p>26:12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2H26M12.471S" table:style-name="ce2">
            <text:p>26:12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2H26M13.226S" table:style-name="ce2">
            <text:p>26:13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2H26M13.753S" table:style-name="ce2">
            <text:p>26:13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171427" table:style-name="ce1">
            <text:p>171427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2H26M14.496S" table:style-name="ce2">
            <text:p>26:14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94" table:style-name="ce1">
            <text:p>394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2H26M16.941S" table:style-name="ce2">
            <text:p>26:16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2H26M16.956S" table:style-name="ce2">
            <text:p>26:17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128275" table:style-name="ce1">
            <text:p>128275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2H26M18.185S" table:style-name="ce2">
            <text:p>26:18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2H26M17.984S" table:style-name="ce2">
            <text:p>26:1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128283" table:style-name="ce1">
            <text:p>128283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2H26M18.863S" table:style-name="ce2">
            <text:p>26:18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2H26M21.649S" table:style-name="ce2">
            <text:p>26:21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2H26M21.706S" table:style-name="ce2">
            <text:p>26:21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2H26M22.311S" table:style-name="ce2">
            <text:p>26:22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2H26M22.702S" table:style-name="ce2">
            <text:p>26:2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93228" table:style-name="ce1">
            <text:p>93228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2H26M22.967S" table:style-name="ce2">
            <text:p>26:23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2H26M22.716S" table:style-name="ce2">
            <text:p>26:22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473" table:style-name="ce1">
            <text:p>473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2H26M24.245S" table:style-name="ce2">
            <text:p>26:24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2H26M24.396S" table:style-name="ce2">
            <text:p>26:24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94" table:style-name="ce1">
            <text:p>394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2H26M26.997S" table:style-name="ce2">
            <text:p>26:2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6" table:style-name="ce1">
            <text:p>336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2H26M26.870S" table:style-name="ce2">
            <text:p>26:2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171433" table:style-name="ce1">
            <text:p>171433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2H26M27.384S" table:style-name="ce2">
            <text:p>26:27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6" table:style-name="ce1">
            <text:p>336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2H26M27.884S" table:style-name="ce2">
            <text:p>26:27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2H26M28.325S" table:style-name="ce2">
            <text:p>26:28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2H26M29.302S" table:style-name="ce2">
            <text:p>26:29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2H26M30.383S" table:style-name="ce2">
            <text:p>26:30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2H26M30.927S" table:style-name="ce2">
            <text:p>26:30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2H26M30.994S" table:style-name="ce2">
            <text:p>26:31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2H26M31.232S" table:style-name="ce2">
            <text:p>26:31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82" table:style-name="ce1">
            <text:p>382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2H26M32.285S" table:style-name="ce2">
            <text:p>26:32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2H26M36.049S" table:style-name="ce2">
            <text:p>26:36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2H26M36.028S" table:style-name="ce2">
            <text:p>26:36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2H26M39.422S" table:style-name="ce2">
            <text:p>26:39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2H26M40.158S" table:style-name="ce2">
            <text:p>26:40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2H26M40.484S" table:style-name="ce2">
            <text:p>26:4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2H26M40.517S" table:style-name="ce2">
            <text:p>26:40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2H26M41.973S" table:style-name="ce2">
            <text:p>26:42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2H26M42.008S" table:style-name="ce2">
            <text:p>26:42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171431" table:style-name="ce1">
            <text:p>171431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2H26M46.835S" table:style-name="ce2">
            <text:p>26:46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2H26M47.524S" table:style-name="ce2">
            <text:p>26:47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2H26M48.637S" table:style-name="ce2">
            <text:p>26:48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2H26M48.863S" table:style-name="ce2">
            <text:p>26:48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82" table:style-name="ce1">
            <text:p>382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2H26M48.593S" table:style-name="ce2">
            <text:p>26:48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128285" table:style-name="ce1">
            <text:p>128285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2H26M49.468S" table:style-name="ce2">
            <text:p>26:49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2H26M50.200S" table:style-name="ce2">
            <text:p>26:50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2H26M53.321S" table:style-name="ce2">
            <text:p>26:53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2H26M53.444S" table:style-name="ce2">
            <text:p>26:53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82" table:style-name="ce1">
            <text:p>382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2H26M54.852S" table:style-name="ce2">
            <text:p>26:54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2H26M56.041S" table:style-name="ce2">
            <text:p>26:56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486" table:style-name="ce1">
            <text:p>486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2H26M55.975S" table:style-name="ce2">
            <text:p>26:56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2H26M56.916S" table:style-name="ce2">
            <text:p>26:56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2H26M57.002S" table:style-name="ce2">
            <text:p>26:5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486" table:style-name="ce1">
            <text:p>486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2H27M3.105S" table:style-name="ce2">
            <text:p>27:03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2H27M3.592S" table:style-name="ce2">
            <text:p>27:0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2H27M3.343S" table:style-name="ce2">
            <text:p>27:03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171423" table:style-name="ce1">
            <text:p>171423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2H27M4.932S" table:style-name="ce2">
            <text:p>27:0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86" table:style-name="ce1">
            <text:p>486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2H27M6.936S" table:style-name="ce2">
            <text:p>27:06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171447" table:style-name="ce1">
            <text:p>171447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2H27M7.984S" table:style-name="ce2">
            <text:p>27:08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2H27M10.531S" table:style-name="ce2">
            <text:p>27:10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2H27M10.823S" table:style-name="ce2">
            <text:p>27:10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473" table:style-name="ce1">
            <text:p>473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2H27M11.070S" table:style-name="ce2">
            <text:p>27:1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2H27M12.138S" table:style-name="ce2">
            <text:p>27:12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2H27M13.484S" table:style-name="ce2">
            <text:p>27:13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520" table:style-name="ce1">
            <text:p>520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2H27M13.465S" table:style-name="ce2">
            <text:p>27:13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2H27M14.050S" table:style-name="ce2">
            <text:p>27:14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20936" table:style-name="ce1">
            <text:p>120936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2H27M16.665S" table:style-name="ce2">
            <text:p>27:16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2H27M17.418S" table:style-name="ce2">
            <text:p>27:17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2H27M17.790S" table:style-name="ce2">
            <text:p>27:17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2H27M18.818S" table:style-name="ce2">
            <text:p>27:18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2H27M19.741S" table:style-name="ce2">
            <text:p>27:19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2H27M20.073S" table:style-name="ce2">
            <text:p>27:20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2H27M20.014S" table:style-name="ce2">
            <text:p>27:20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2H27M20.740S" table:style-name="ce2">
            <text:p>27:20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2H27M21.228S" table:style-name="ce2">
            <text:p>27:2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2H27M21.715S" table:style-name="ce2">
            <text:p>27:21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566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2H27M23.357S" table:style-name="ce2">
            <text:p>27:2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2H27M24.583S" table:style-name="ce2">
            <text:p>27:24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128281" table:style-name="ce1">
            <text:p>128281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2H27M26.075S" table:style-name="ce2">
            <text:p>27:26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2H27M26.214S" table:style-name="ce2">
            <text:p>27:26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2H27M26.916S" table:style-name="ce2">
            <text:p>27:26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2H27M29.393S" table:style-name="ce2">
            <text:p>27:29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2H27M30.283S" table:style-name="ce2">
            <text:p>27:30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2H27M32.128S" table:style-name="ce2">
            <text:p>27:32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2H27M33.646S" table:style-name="ce2">
            <text:p>27:33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2H27M34.322S" table:style-name="ce2">
            <text:p>27:3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2H27M34.324S" table:style-name="ce2">
            <text:p>27:34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2H27M34.699S" table:style-name="ce2">
            <text:p>27:3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171427" table:style-name="ce1">
            <text:p>171427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2H27M35.118S" table:style-name="ce2">
            <text:p>27:35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2H27M35.264S" table:style-name="ce2">
            <text:p>27:35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2H27M35.968S" table:style-name="ce2">
            <text:p>27:36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2H27M36.883S" table:style-name="ce2">
            <text:p>27:36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566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2H27M38.086S" table:style-name="ce2">
            <text:p>27:38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24" table:style-name="ce1">
            <text:p>624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2H27M38.888S" table:style-name="ce2">
            <text:p>27:38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624" table:style-name="ce1">
            <text:p>624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2H27M40.104S" table:style-name="ce2">
            <text:p>27:40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24" table:style-name="ce1">
            <text:p>624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2H27M40.366S" table:style-name="ce2">
            <text:p>27:40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2H27M40.515S" table:style-name="ce2">
            <text:p>27:40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2H27M43.860S" table:style-name="ce2">
            <text:p>27:43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2H27M43.768S" table:style-name="ce2">
            <text:p>27:43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128289" table:style-name="ce1">
            <text:p>128289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2H27M44.297S" table:style-name="ce2">
            <text:p>27:44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510" table:style-name="ce1">
            <text:p>2510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2H27M44.776S" table:style-name="ce2">
            <text:p>27:44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171433" table:style-name="ce1">
            <text:p>171433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2H27M45.404S" table:style-name="ce2">
            <text:p>27:4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2H27M45.519S" table:style-name="ce2">
            <text:p>27:45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2H27M45.897S" table:style-name="ce2">
            <text:p>27:45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67044" table:style-name="ce1">
            <text:p>67044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2H27M45.933S" table:style-name="ce2">
            <text:p>27:45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2H27M49.853S" table:style-name="ce2">
            <text:p>27:49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16" table:style-name="ce1">
            <text:p>716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2H27M51.326S" table:style-name="ce2">
            <text:p>27:51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2H27M51.137S" table:style-name="ce2">
            <text:p>27:51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2H27M51.534S" table:style-name="ce2">
            <text:p>27:51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16" table:style-name="ce1">
            <text:p>716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2H27M51.458S" table:style-name="ce2">
            <text:p>27:51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2H27M52.256S" table:style-name="ce2">
            <text:p>27:52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2H27M52.837S" table:style-name="ce2">
            <text:p>27:5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2H27M53.563S" table:style-name="ce2">
            <text:p>27:53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2H27M53.962S" table:style-name="ce2">
            <text:p>27:54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2H27M54.224S" table:style-name="ce2">
            <text:p>27:54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2H27M55.002S" table:style-name="ce2">
            <text:p>27:55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2H27M55.242S" table:style-name="ce2">
            <text:p>27:55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2H27M55.924S" table:style-name="ce2">
            <text:p>27:55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2H27M57.845S" table:style-name="ce2">
            <text:p>27:57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93184" table:style-name="ce1">
            <text:p>93184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2H27M57.661S" table:style-name="ce2">
            <text:p>27:57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128283" table:style-name="ce1">
            <text:p>128283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2H28M1.692S" table:style-name="ce2">
            <text:p>28:01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312" table:style-name="ce1">
            <text:p>4312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2H28M2.028S" table:style-name="ce2">
            <text:p>28:02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2H28M3.934S" table:style-name="ce2">
            <text:p>28:03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2H28M3.936S" table:style-name="ce2">
            <text:p>28:03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2H28M5.600S" table:style-name="ce2">
            <text:p>28:05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2H28M8.181S" table:style-name="ce2">
            <text:p>28:0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2H28M8.433S" table:style-name="ce2">
            <text:p>28:08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2H28M8.591S" table:style-name="ce2">
            <text:p>28:08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2H28M8.726S" table:style-name="ce2">
            <text:p>28:08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2H28M10.140S" table:style-name="ce2">
            <text:p>28:10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2H28M10.300S" table:style-name="ce2">
            <text:p>28:10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4229" table:style-name="ce1">
            <text:p>14229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2H28M11.351S" table:style-name="ce2">
            <text:p>28:11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128283" table:style-name="ce1">
            <text:p>128283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2H28M12.944S" table:style-name="ce2">
            <text:p>28:12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2H28M12.966S" table:style-name="ce2">
            <text:p>28:13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2H28M16.365S" table:style-name="ce2">
            <text:p>28:16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2H28M16.880S" table:style-name="ce2">
            <text:p>28:1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58" table:style-name="ce1">
            <text:p>658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2H28M17.914S" table:style-name="ce2">
            <text:p>28:17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21567" table:style-name="ce1">
            <text:p>121567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2H28M18.186S" table:style-name="ce2">
            <text:p>28:18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2H28M19.430S" table:style-name="ce2">
            <text:p>28:19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2H28M19.827S" table:style-name="ce2">
            <text:p>28:19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2H28M19.937S" table:style-name="ce2">
            <text:p>28:19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2H28M20.024S" table:style-name="ce2">
            <text:p>28:2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2H28M20.129S" table:style-name="ce2">
            <text:p>28:20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2H28M21.668S" table:style-name="ce2">
            <text:p>28:21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79858" table:style-name="ce1">
            <text:p>79858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2H28M21.963S" table:style-name="ce2">
            <text:p>28:22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2H28M22.385S" table:style-name="ce2">
            <text:p>28:22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62" table:style-name="ce1">
            <text:p>762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2H28M22.295S" table:style-name="ce2">
            <text:p>28:22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128301" table:style-name="ce1">
            <text:p>128301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2H28M23.977S" table:style-name="ce2">
            <text:p>28:24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2H28M25.999S" table:style-name="ce2">
            <text:p>28:26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2H28M26.880S" table:style-name="ce2">
            <text:p>28:26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2H28M27.533S" table:style-name="ce2">
            <text:p>28:27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2H28M27.546S" table:style-name="ce2">
            <text:p>28:27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171427" table:style-name="ce1">
            <text:p>171427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2H28M28.560S" table:style-name="ce2">
            <text:p>28:28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173299" table:style-name="ce1">
            <text:p>173299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2H28M29.290S" table:style-name="ce2">
            <text:p>28:29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2H28M29.823S" table:style-name="ce2">
            <text:p>28:29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2H28M32.030S" table:style-name="ce2">
            <text:p>28:3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5789" table:style-name="ce1">
            <text:p>25789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2H28M32.391S" table:style-name="ce2">
            <text:p>28:32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128281" table:style-name="ce1">
            <text:p>128281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2H28M35.248S" table:style-name="ce2">
            <text:p>28:35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2H28M36.684S" table:style-name="ce2">
            <text:p>28:3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62" table:style-name="ce1">
            <text:p>762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2H28M38.625S" table:style-name="ce2">
            <text:p>28:38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2H28M38.767S" table:style-name="ce2">
            <text:p>28:38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62" table:style-name="ce1">
            <text:p>762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2H28M39.209S" table:style-name="ce2">
            <text:p>28:39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62" table:style-name="ce1">
            <text:p>762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2H28M40.446S" table:style-name="ce2">
            <text:p>28:40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2H28M42.821S" table:style-name="ce2">
            <text:p>28:4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2H28M43.215S" table:style-name="ce2">
            <text:p>28:43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2H28M43.686S" table:style-name="ce2">
            <text:p>28:43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808" table:style-name="ce1">
            <text:p>808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2H28M45.011S" table:style-name="ce2">
            <text:p>28:45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2H28M47.185S" table:style-name="ce2">
            <text:p>28:47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224" table:style-name="ce1">
            <text:p>93224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2H28M49.530S" table:style-name="ce2">
            <text:p>28:49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2H28M50.101S" table:style-name="ce2">
            <text:p>28:5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2H28M51.609S" table:style-name="ce2">
            <text:p>28:51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2H28M52.713S" table:style-name="ce2">
            <text:p>28:52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2H28M52.845S" table:style-name="ce2">
            <text:p>28:52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2H28M53.708S" table:style-name="ce2">
            <text:p>28:53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2H28M54.538S" table:style-name="ce2">
            <text:p>28:54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2H28M54.863S" table:style-name="ce2">
            <text:p>28:54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86" table:style-name="ce1">
            <text:p>586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2H28M54.921S" table:style-name="ce2">
            <text:p>28:54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2H28M55.116S" table:style-name="ce2">
            <text:p>28:55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2H28M55.183S" table:style-name="ce2">
            <text:p>28:55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173293" table:style-name="ce1">
            <text:p>173293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2H28M55.729S" table:style-name="ce2">
            <text:p>28:55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2H28M55.865S" table:style-name="ce2">
            <text:p>28:55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2H28M56.367S" table:style-name="ce2">
            <text:p>28:56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2H28M58.766S" table:style-name="ce2">
            <text:p>28:58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79859" table:style-name="ce1">
            <text:p>79859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2H29M0.508S" table:style-name="ce2">
            <text:p>29:00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2H28M59.898S" table:style-name="ce2">
            <text:p>28:59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Success</text:p>
          </table:table-cell>
          <table:table-cell office:value-type="float" office:value="173301" table:style-name="ce1">
            <text:p>173301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2H29M0.147S" table:style-name="ce2">
            <text:p>29:00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Success</text:p>
          </table:table-cell>
          <table:table-cell office:value-type="float" office:value="128291" table:style-name="ce1">
            <text:p>128291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2H29M1.435S" table:style-name="ce2">
            <text:p>29:01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852" table:style-name="ce1">
            <text:p>852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2H29M3.903S" table:style-name="ce2">
            <text:p>29:03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52" table:style-name="ce1">
            <text:p>852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2H29M4.590S" table:style-name="ce2">
            <text:p>29:04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2H29M4.998S" table:style-name="ce2">
            <text:p>29:05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2H29M5.626S" table:style-name="ce2">
            <text:p>29:05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94" table:style-name="ce1">
            <text:p>794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2H29M6.361S" table:style-name="ce2">
            <text:p>29:06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2H29M6.893S" table:style-name="ce2">
            <text:p>29:06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794" table:style-name="ce1">
            <text:p>794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2H29M8.965S" table:style-name="ce2">
            <text:p>29:09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221" table:style-name="ce1">
            <text:p>93221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2H29M9.183S" table:style-name="ce2">
            <text:p>29:09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Success</text:p>
          </table:table-cell>
          <table:table-cell office:value-type="float" office:value="171433" table:style-name="ce1">
            <text:p>171433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2H29M9.847S" table:style-name="ce2">
            <text:p>29:09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852" table:style-name="ce1">
            <text:p>852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2H29M15.149S" table:style-name="ce2">
            <text:p>29:1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2H29M15.994S" table:style-name="ce2">
            <text:p>29:16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852" table:style-name="ce1">
            <text:p>852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2H29M16.146S" table:style-name="ce2">
            <text:p>29:16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2H29M16.941S" table:style-name="ce2">
            <text:p>29:16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93184" table:style-name="ce1">
            <text:p>93184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2H29M18.207S" table:style-name="ce2">
            <text:p>29:18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79868" table:style-name="ce1">
            <text:p>79868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2H29M18.346S" table:style-name="ce2">
            <text:p>29:18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2H29M19.843S" table:style-name="ce2">
            <text:p>29:19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2H29M19.934S" table:style-name="ce2">
            <text:p>29:1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898" table:style-name="ce1">
            <text:p>898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2H29M20.110S" table:style-name="ce2">
            <text:p>29:20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2H29M20.802S" table:style-name="ce2">
            <text:p>29:20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2H29M21.763S" table:style-name="ce2">
            <text:p>29:21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2H29M22.985S" table:style-name="ce2">
            <text:p>29:23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2H29M24.239S" table:style-name="ce2">
            <text:p>29:24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2H29M24.844S" table:style-name="ce2">
            <text:p>29:2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2H29M25.003S" table:style-name="ce2">
            <text:p>29:25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2H29M26.467S" table:style-name="ce2">
            <text:p>29:26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98" table:style-name="ce1">
            <text:p>898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2H29M36.505S" table:style-name="ce2">
            <text:p>29:3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171437" table:style-name="ce1">
            <text:p>171437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2H29M40.186S" table:style-name="ce2">
            <text:p>29:40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2H29M40.427S" table:style-name="ce2">
            <text:p>29:40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2H29M42.198S" table:style-name="ce2">
            <text:p>29:42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2H29M43.323S" table:style-name="ce2">
            <text:p>29:43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2H29M43.373S" table:style-name="ce2">
            <text:p>29:4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2H29M43.629S" table:style-name="ce2">
            <text:p>29:4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2H29M44.065S" table:style-name="ce2">
            <text:p>29:44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171433" table:style-name="ce1">
            <text:p>171433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2H29M44.955S" table:style-name="ce2">
            <text:p>29:45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2H29M45.905S" table:style-name="ce2">
            <text:p>29:45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886" table:style-name="ce1">
            <text:p>886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2H29M45.918S" table:style-name="ce2">
            <text:p>29:45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2H29M49.111S" table:style-name="ce2">
            <text:p>29:49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2H29M49.604S" table:style-name="ce2">
            <text:p>29:49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2H29M49.698S" table:style-name="ce2">
            <text:p>29:4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2H29M50.591S" table:style-name="ce2">
            <text:p>29:50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2H29M50.651S" table:style-name="ce2">
            <text:p>29:50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2H29M51.133S" table:style-name="ce2">
            <text:p>29:51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2H29M51.492S" table:style-name="ce2">
            <text:p>29:51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2H29M51.675S" table:style-name="ce2">
            <text:p>29:51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173303" table:style-name="ce1">
            <text:p>173303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2H29M52.022S" table:style-name="ce2">
            <text:p>29:52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2H29M52.391S" table:style-name="ce2">
            <text:p>29:52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ccess</text:p>
          </table:table-cell>
          <table:table-cell office:value-type="float" office:value="171433" table:style-name="ce1">
            <text:p>171433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2H29M53.772S" table:style-name="ce2">
            <text:p>29:53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2H29M54.131S" table:style-name="ce2">
            <text:p>29:54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2H29M53.728S" table:style-name="ce2">
            <text:p>29:53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128320" table:style-name="ce1">
            <text:p>128320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2H29M54.404S" table:style-name="ce2">
            <text:p>29:54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2H29M56.195S" table:style-name="ce2">
            <text:p>29:56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2H29M56.606S" table:style-name="ce2">
            <text:p>29:56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2H29M56.655S" table:style-name="ce2">
            <text:p>29:56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171433" table:style-name="ce1">
            <text:p>171433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2H30M0.286S" table:style-name="ce2">
            <text:p>30:00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2H30M0.631S" table:style-name="ce2">
            <text:p>30:00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2H30M1.004S" table:style-name="ce2">
            <text:p>30:0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2H30M1.892S" table:style-name="ce2">
            <text:p>30:01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2H30M4.156S" table:style-name="ce2">
            <text:p>30:0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173308" table:style-name="ce1">
            <text:p>173308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2H30M5.432S" table:style-name="ce2">
            <text:p>30:05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2H30M6.905S" table:style-name="ce2">
            <text:p>30:06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2H30M11.396S" table:style-name="ce2">
            <text:p>30:11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171437" table:style-name="ce1">
            <text:p>171437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2H30M11.521S" table:style-name="ce2">
            <text:p>30:11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128299" table:style-name="ce1">
            <text:p>128299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2H30M12.329S" table:style-name="ce2">
            <text:p>30:12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2H30M13.282S" table:style-name="ce2">
            <text:p>30:13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2H30M13.647S" table:style-name="ce2">
            <text:p>30:1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2H30M16.627S" table:style-name="ce2">
            <text:p>30:16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2H30M17.161S" table:style-name="ce2">
            <text:p>30:17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44" table:style-name="ce1">
            <text:p>344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2H30M18.423S" table:style-name="ce2">
            <text:p>30:18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2H30M18.801S" table:style-name="ce2">
            <text:p>30:1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2H30M19.598S" table:style-name="ce2">
            <text:p>30:19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2H30M19.912S" table:style-name="ce2">
            <text:p>30:19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2H30M20.972S" table:style-name="ce2">
            <text:p>30:21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2H30M22.498S" table:style-name="ce2">
            <text:p>30:22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2H30M25.192S" table:style-name="ce2">
            <text:p>30:25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173319" table:style-name="ce1">
            <text:p>173319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2H30M25.703S" table:style-name="ce2">
            <text:p>30:25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976" table:style-name="ce1">
            <text:p>976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2H30M25.759S" table:style-name="ce2">
            <text:p>30:25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034" table:style-name="ce1">
            <text:p>1034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2H30M25.976S" table:style-name="ce2">
            <text:p>30:26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2H30M27.302S" table:style-name="ce2">
            <text:p>30:2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022" table:style-name="ce1">
            <text:p>1022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2H30M27.749S" table:style-name="ce2">
            <text:p>30:27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2H30M27.358S" table:style-name="ce2">
            <text:p>30:27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171427" table:style-name="ce1">
            <text:p>171427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2H30M29.965S" table:style-name="ce2">
            <text:p>30:30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022" table:style-name="ce1">
            <text:p>1022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2H30M31.072S" table:style-name="ce2">
            <text:p>30:31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2H30M31.734S" table:style-name="ce2">
            <text:p>30:31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080" table:style-name="ce1">
            <text:p>1080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2H30M31.757S" table:style-name="ce2">
            <text:p>30:31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2H30M31.813S" table:style-name="ce2">
            <text:p>30:31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ccess</text:p>
          </table:table-cell>
          <table:table-cell office:value-type="float" office:value="173302" table:style-name="ce1">
            <text:p>173302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2H30M32.629S" table:style-name="ce2">
            <text:p>30:32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79858" table:style-name="ce1">
            <text:p>79858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2H30M32.745S" table:style-name="ce2">
            <text:p>30:32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126" table:style-name="ce1">
            <text:p>1126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2H30M37.459S" table:style-name="ce2">
            <text:p>30:37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068" table:style-name="ce1">
            <text:p>1068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2H30M37.550S" table:style-name="ce2">
            <text:p>30:37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2H30M39.242S" table:style-name="ce2">
            <text:p>30:39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7615" table:style-name="ce1">
            <text:p>7615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2H30M39.795S" table:style-name="ce2">
            <text:p>30:39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0944" table:style-name="ce1">
            <text:p>10944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2H30M39.571S" table:style-name="ce2">
            <text:p>30:39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173303" table:style-name="ce1">
            <text:p>173303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2H30M41.409S" table:style-name="ce2">
            <text:p>30:41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2H30M43.069S" table:style-name="ce2">
            <text:p>30:43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2H30M43.932S" table:style-name="ce2">
            <text:p>30:4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2H30M48.109S" table:style-name="ce2">
            <text:p>30:48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79859" table:style-name="ce1">
            <text:p>79859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2H30M48.919S" table:style-name="ce2">
            <text:p>30:48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2H30M49.341S" table:style-name="ce2">
            <text:p>30:49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0900" table:style-name="ce1">
            <text:p>10900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2H30M51.972S" table:style-name="ce2">
            <text:p>30:52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70273" table:style-name="ce1">
            <text:p>70273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2H30M53.663S" table:style-name="ce2">
            <text:p>30:53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2H30M55.772S" table:style-name="ce2">
            <text:p>30:55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184" table:style-name="ce1">
            <text:p>14184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2H30M56.169S" table:style-name="ce2">
            <text:p>30:56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7469" table:style-name="ce1">
            <text:p>17469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2H30M56.420S" table:style-name="ce2">
            <text:p>30:5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2H30M57.402S" table:style-name="ce2">
            <text:p>30:57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2H30M58.352S" table:style-name="ce2">
            <text:p>30:58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2H30M58.867S" table:style-name="ce2">
            <text:p>30:58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216" table:style-name="ce1">
            <text:p>1216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2H31M3.421S" table:style-name="ce2">
            <text:p>31:0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184" table:style-name="ce1">
            <text:p>93184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2H31M3.977S" table:style-name="ce2">
            <text:p>31:04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2H31M5.374S" table:style-name="ce2">
            <text:p>31:05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158" table:style-name="ce1">
            <text:p>1158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2H31M5.442S" table:style-name="ce2">
            <text:p>31:05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216" table:style-name="ce1">
            <text:p>1216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2H31M5.904S" table:style-name="ce2">
            <text:p>31:05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93184" table:style-name="ce1">
            <text:p>93184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2H31M6.991S" table:style-name="ce2">
            <text:p>31:07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2H31M8.234S" table:style-name="ce2">
            <text:p>31:08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2H31M9.513S" table:style-name="ce2">
            <text:p>31:09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204" table:style-name="ce1">
            <text:p>1204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2H31M9.423S" table:style-name="ce2">
            <text:p>31:09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2H31M9.182S" table:style-name="ce2">
            <text:p>31:09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171433" table:style-name="ce1">
            <text:p>171433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2H31M9.720S" table:style-name="ce2">
            <text:p>31:09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2H31M10.076S" table:style-name="ce2">
            <text:p>31:10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2H31M10.432S" table:style-name="ce2">
            <text:p>31:1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2H31M11.125S" table:style-name="ce2">
            <text:p>31:11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2H31M11.156S" table:style-name="ce2">
            <text:p>31:11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2H31M12.103S" table:style-name="ce2">
            <text:p>31:12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2H31M12.304S" table:style-name="ce2">
            <text:p>31:12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8" table:style-name="ce1">
            <text:p>1308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2H31M13.488S" table:style-name="ce2">
            <text:p>31:13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2H31M14.272S" table:style-name="ce2">
            <text:p>31:14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2H31M14.995S" table:style-name="ce2">
            <text:p>31:15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2H31M15.291S" table:style-name="ce2">
            <text:p>31:15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2H31M16.094S" table:style-name="ce2">
            <text:p>31:16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2H31M16.638S" table:style-name="ce2">
            <text:p>31:16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2H31M16.846S" table:style-name="ce2">
            <text:p>31:16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250" table:style-name="ce1">
            <text:p>1250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2H31M17.360S" table:style-name="ce2">
            <text:p>31:17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2H31M19.092S" table:style-name="ce2">
            <text:p>31:19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2H31M19.478S" table:style-name="ce2">
            <text:p>31:19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54" table:style-name="ce1">
            <text:p>1354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2H31M19.840S" table:style-name="ce2">
            <text:p>31:1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2H31M20.281S" table:style-name="ce2">
            <text:p>31:20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54" table:style-name="ce1">
            <text:p>1354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2H31M20.967S" table:style-name="ce2">
            <text:p>31:21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Success</text:p>
          </table:table-cell>
          <table:table-cell office:value-type="float" office:value="128295" table:style-name="ce1">
            <text:p>128295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2H31M23.486S" table:style-name="ce2">
            <text:p>31:23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2H31M23.670S" table:style-name="ce2">
            <text:p>31:23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2H31M23.725S" table:style-name="ce2">
            <text:p>31:23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128289" table:style-name="ce1">
            <text:p>128289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2H31M25.908S" table:style-name="ce2">
            <text:p>31:25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0755" table:style-name="ce1">
            <text:p>20755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2H31M27.816S" table:style-name="ce2">
            <text:p>31:2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70277" table:style-name="ce1">
            <text:p>70277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2H31M27.967S" table:style-name="ce2">
            <text:p>31:28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54" table:style-name="ce1">
            <text:p>1354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2H31M28.312S" table:style-name="ce2">
            <text:p>31:2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2H31M31.605S" table:style-name="ce2">
            <text:p>31:31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54" table:style-name="ce1">
            <text:p>1354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2H31M31.368S" table:style-name="ce2">
            <text:p>31:31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128285" table:style-name="ce1">
            <text:p>128285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2H31M32.881S" table:style-name="ce2">
            <text:p>31:32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2H31M33.317S" table:style-name="ce2">
            <text:p>31:33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54" table:style-name="ce1">
            <text:p>1354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2H31M35.440S" table:style-name="ce2">
            <text:p>31:35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2H31M36.100S" table:style-name="ce2">
            <text:p>31:36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2H31M37.838S" table:style-name="ce2">
            <text:p>31:37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2H31M38.843S" table:style-name="ce2">
            <text:p>31:3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173301" table:style-name="ce1">
            <text:p>173301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2H31M39.744S" table:style-name="ce2">
            <text:p>31:39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2H31M40.376S" table:style-name="ce2">
            <text:p>31:40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2H31M40.537S" table:style-name="ce2">
            <text:p>31:4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7470" table:style-name="ce1">
            <text:p>17470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2H31M42.585S" table:style-name="ce2">
            <text:p>31:42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0754" table:style-name="ce1">
            <text:p>20754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2H31M42.657S" table:style-name="ce2">
            <text:p>31:42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039" table:style-name="ce1">
            <text:p>24039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2H31M44.011S" table:style-name="ce2">
            <text:p>31:44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2H31M44.263S" table:style-name="ce2">
            <text:p>31:4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2H31M45.301S" table:style-name="ce2">
            <text:p>31:45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039" table:style-name="ce1">
            <text:p>24039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2H31M45.433S" table:style-name="ce2">
            <text:p>31:45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7323" table:style-name="ce1">
            <text:p>27323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2H31M48.204S" table:style-name="ce2">
            <text:p>31:48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2H31M49.850S" table:style-name="ce2">
            <text:p>31:49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42" table:style-name="ce1">
            <text:p>1342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2H31M49.854S" table:style-name="ce2">
            <text:p>31:49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93230" table:style-name="ce1">
            <text:p>93230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2H31M49.870S" table:style-name="ce2">
            <text:p>31:49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uccess</text:p>
          </table:table-cell>
          <table:table-cell office:value-type="float" office:value="173307" table:style-name="ce1">
            <text:p>173307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2H31M50.888S" table:style-name="ce2">
            <text:p>31:50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2H31M50.977S" table:style-name="ce2">
            <text:p>31:5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7323" table:style-name="ce1">
            <text:p>27323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2H31M51.207S" table:style-name="ce2">
            <text:p>31:51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2H31M52.866S" table:style-name="ce2">
            <text:p>31:52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42" table:style-name="ce1">
            <text:p>1342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2H31M53.717S" table:style-name="ce2">
            <text:p>31:53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2H31M53.662S" table:style-name="ce2">
            <text:p>31:53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30607" table:style-name="ce1">
            <text:p>30607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2H31M54.705S" table:style-name="ce2">
            <text:p>31:54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2H31M55.386S" table:style-name="ce2">
            <text:p>31:55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2H31M56.030S" table:style-name="ce2">
            <text:p>31:56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2H31M56.587S" table:style-name="ce2">
            <text:p>31:56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2H31M58.293S" table:style-name="ce2">
            <text:p>31:58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42" table:style-name="ce1">
            <text:p>1342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2H32M1.982S" table:style-name="ce2">
            <text:p>32:02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2H32M3.087S" table:style-name="ce2">
            <text:p>32:03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2H32M3.763S" table:style-name="ce2">
            <text:p>32:03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00" table:style-name="ce1">
            <text:p>1400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2H32M4.610S" table:style-name="ce2">
            <text:p>32:04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44" table:style-name="ce1">
            <text:p>344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2H32M4.734S" table:style-name="ce2">
            <text:p>32:04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79858" table:style-name="ce1">
            <text:p>79858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2H32M5.823S" table:style-name="ce2">
            <text:p>32:05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44" table:style-name="ce1">
            <text:p>344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2H32M6.797S" table:style-name="ce2">
            <text:p>32:06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2H32M7.640S" table:style-name="ce2">
            <text:p>32:07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2H32M7.625S" table:style-name="ce2">
            <text:p>32:07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2H32M7.964S" table:style-name="ce2">
            <text:p>32:08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69000" table:style-name="ce1">
            <text:p>69000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2H32M8.513S" table:style-name="ce2">
            <text:p>32:08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0944" table:style-name="ce1">
            <text:p>10944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2H32M8.974S" table:style-name="ce2">
            <text:p>32:0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2H32M12.060S" table:style-name="ce2">
            <text:p>32:12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0913" table:style-name="ce1">
            <text:p>10913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2H32M12.576S" table:style-name="ce2">
            <text:p>32:12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228" table:style-name="ce1">
            <text:p>14228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2H32M12.703S" table:style-name="ce2">
            <text:p>32:1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2H32M12.713S" table:style-name="ce2">
            <text:p>32:12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7469" table:style-name="ce1">
            <text:p>17469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2H32M13.027S" table:style-name="ce2">
            <text:p>32:13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88" table:style-name="ce1">
            <text:p>1388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2H32M18.200S" table:style-name="ce2">
            <text:p>32:18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2H32M21.834S" table:style-name="ce2">
            <text:p>32:21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79854" table:style-name="ce1">
            <text:p>79854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2H32M22.818S" table:style-name="ce2">
            <text:p>32:22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92" table:style-name="ce1">
            <text:p>1492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2H32M24.111S" table:style-name="ce2">
            <text:p>32:24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92" table:style-name="ce1">
            <text:p>1492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2H32M24.610S" table:style-name="ce2">
            <text:p>32:24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171437" table:style-name="ce1">
            <text:p>171437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2H32M25.112S" table:style-name="ce2">
            <text:p>32:25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2H32M25.506S" table:style-name="ce2">
            <text:p>32:25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38" table:style-name="ce1">
            <text:p>1538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2H32M26.357S" table:style-name="ce2">
            <text:p>32:26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2H32M27.408S" table:style-name="ce2">
            <text:p>32:27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2H32M27.899S" table:style-name="ce2">
            <text:p>32:27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2H32M30.085S" table:style-name="ce2">
            <text:p>32:30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2H32M30.801S" table:style-name="ce2">
            <text:p>32:30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173309" table:style-name="ce1">
            <text:p>173309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2H32M34.235S" table:style-name="ce2">
            <text:p>32:34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93230" table:style-name="ce1">
            <text:p>93230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2H32M34.278S" table:style-name="ce2">
            <text:p>32:34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38" table:style-name="ce1">
            <text:p>1538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2H32M34.766S" table:style-name="ce2">
            <text:p>32:34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2H32M35.075S" table:style-name="ce2">
            <text:p>32:3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2H32M36.300S" table:style-name="ce2">
            <text:p>32:36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38" table:style-name="ce1">
            <text:p>1538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2H32M38.092S" table:style-name="ce2">
            <text:p>32:38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2H32M37.893S" table:style-name="ce2">
            <text:p>32:37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173317" table:style-name="ce1">
            <text:p>173317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2H32M38.741S" table:style-name="ce2">
            <text:p>32:38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480" table:style-name="ce1">
            <text:p>1480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2H32M39.282S" table:style-name="ce2">
            <text:p>32:3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2H32M39.422S" table:style-name="ce2">
            <text:p>32:3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80" table:style-name="ce1">
            <text:p>1480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2H32M40.253S" table:style-name="ce2">
            <text:p>32:40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2H32M41.506S" table:style-name="ce2">
            <text:p>32:41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38" table:style-name="ce1">
            <text:p>1538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2H32M42.325S" table:style-name="ce2">
            <text:p>32:42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2H32M42.872S" table:style-name="ce2">
            <text:p>32:4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2H32M42.524S" table:style-name="ce2">
            <text:p>32:42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171433" table:style-name="ce1">
            <text:p>171433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2H32M44.647S" table:style-name="ce2">
            <text:p>32:44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80" table:style-name="ce1">
            <text:p>1480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2H32M45.282S" table:style-name="ce2">
            <text:p>32:45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2H32M45.365S" table:style-name="ce2">
            <text:p>32:4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79859" table:style-name="ce1">
            <text:p>79859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2H32M49.722S" table:style-name="ce2">
            <text:p>32:49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82" table:style-name="ce1">
            <text:p>1582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2H32M51.465S" table:style-name="ce2">
            <text:p>32:51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82" table:style-name="ce1">
            <text:p>1582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2H32M54.516S" table:style-name="ce2">
            <text:p>32:54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2H32M55.979S" table:style-name="ce2">
            <text:p>32:56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24" table:style-name="ce1">
            <text:p>1524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2H32M56.447S" table:style-name="ce2">
            <text:p>32:56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81903" table:style-name="ce1">
            <text:p>81903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2H32M56.525S" table:style-name="ce2">
            <text:p>32:56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2H32M56.511S" table:style-name="ce2">
            <text:p>32:56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2H32M56.576S" table:style-name="ce2">
            <text:p>32:56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2H32M56.846S" table:style-name="ce2">
            <text:p>32:56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81907" table:style-name="ce1">
            <text:p>81907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2H32M57.100S" table:style-name="ce2">
            <text:p>32:57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79853" table:style-name="ce1">
            <text:p>79853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2H32M58.983S" table:style-name="ce2">
            <text:p>32:59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626" table:style-name="ce1">
            <text:p>1626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2H32M59.836S" table:style-name="ce2">
            <text:p>32:59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70280" table:style-name="ce1">
            <text:p>70280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2H33M0.654S" table:style-name="ce2">
            <text:p>33:00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2H33M0.727S" table:style-name="ce2">
            <text:p>33:00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2H33M0.806S" table:style-name="ce2">
            <text:p>33:00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626" table:style-name="ce1">
            <text:p>1626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2H33M1.462S" table:style-name="ce2">
            <text:p>33:01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2H33M3.251S" table:style-name="ce2">
            <text:p>33:03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171431" table:style-name="ce1">
            <text:p>171431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2H33M3.948S" table:style-name="ce2">
            <text:p>33:03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2H33M4.858S" table:style-name="ce2">
            <text:p>33:04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2H33M5.066S" table:style-name="ce2">
            <text:p>33:05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2H33M5.174S" table:style-name="ce2">
            <text:p>33:05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672" table:style-name="ce1">
            <text:p>1672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2H33M5.164S" table:style-name="ce2">
            <text:p>33:05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2H33M6.212S" table:style-name="ce2">
            <text:p>33:06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672" table:style-name="ce1">
            <text:p>1672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2H33M7.425S" table:style-name="ce2">
            <text:p>33:07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614" table:style-name="ce1">
            <text:p>1614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2H33M8.154S" table:style-name="ce2">
            <text:p>33:08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2H33M8.267S" table:style-name="ce2">
            <text:p>33:08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79863" table:style-name="ce1">
            <text:p>79863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2H33M8.426S" table:style-name="ce2">
            <text:p>33:08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2H33M10.377S" table:style-name="ce2">
            <text:p>33:1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2H33M11.642S" table:style-name="ce2">
            <text:p>33:11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762" table:style-name="ce1">
            <text:p>1762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2H33M11.895S" table:style-name="ce2">
            <text:p>33:11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4229" table:style-name="ce1">
            <text:p>14229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2H33M14.042S" table:style-name="ce2">
            <text:p>33:14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2H33M14.067S" table:style-name="ce2">
            <text:p>33:14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2H33M17.110S" table:style-name="ce2">
            <text:p>33:17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2H33M17.808S" table:style-name="ce2">
            <text:p>33:1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4228" table:style-name="ce1">
            <text:p>14228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2H33M20.515S" table:style-name="ce2">
            <text:p>33:20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2H33M20.966S" table:style-name="ce2">
            <text:p>33:21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2H33M21.029S" table:style-name="ce2">
            <text:p>33:21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704" table:style-name="ce1">
            <text:p>1704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2H33M23.645S" table:style-name="ce2">
            <text:p>33:23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762" table:style-name="ce1">
            <text:p>1762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2H33M24.037S" table:style-name="ce2">
            <text:p>33:24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2H33M24.637S" table:style-name="ce2">
            <text:p>33:24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2H33M25.516S" table:style-name="ce2">
            <text:p>33:25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173299" table:style-name="ce1">
            <text:p>173299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2H33M26.023S" table:style-name="ce2">
            <text:p>33:26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762" table:style-name="ce1">
            <text:p>1762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2H33M26.574S" table:style-name="ce2">
            <text:p>33:2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762" table:style-name="ce1">
            <text:p>1762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2H33M27.778S" table:style-name="ce2">
            <text:p>33:2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2H33M29.885S" table:style-name="ce2">
            <text:p>33:29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2H33M30.490S" table:style-name="ce2">
            <text:p>33:30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2H33M30.522S" table:style-name="ce2">
            <text:p>33:30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128299" table:style-name="ce1">
            <text:p>128299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2H33M32.082S" table:style-name="ce2">
            <text:p>33:32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808" table:style-name="ce1">
            <text:p>1808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2H33M32.715S" table:style-name="ce2">
            <text:p>33:32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2H33M33.052S" table:style-name="ce2">
            <text:p>33:33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67046" table:style-name="ce1">
            <text:p>67046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2H33M34.242S" table:style-name="ce2">
            <text:p>33:3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2H33M34.579S" table:style-name="ce2">
            <text:p>33:34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2H33M38.213S" table:style-name="ce2">
            <text:p>33:38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2H33M38.770S" table:style-name="ce2">
            <text:p>33:38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2H33M38.846S" table:style-name="ce2">
            <text:p>33:38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93180" table:style-name="ce1">
            <text:p>93180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2H33M40.001S" table:style-name="ce2">
            <text:p>33:40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2H33M41.153S" table:style-name="ce2">
            <text:p>33:41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2H33M42.095S" table:style-name="ce2">
            <text:p>33:4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2H33M43.316S" table:style-name="ce2">
            <text:p>33:4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2H33M44.087S" table:style-name="ce2">
            <text:p>33:44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2H33M43.749S" table:style-name="ce2">
            <text:p>33:43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171443" table:style-name="ce1">
            <text:p>171443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2H33M43.908S" table:style-name="ce2">
            <text:p>33:43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171457" table:style-name="ce1">
            <text:p>171457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2H33M45.367S" table:style-name="ce2">
            <text:p>33:45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2H33M45.781S" table:style-name="ce2">
            <text:p>33:45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888" table:style-name="ce1">
            <text:p>1888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2H33M45.858S" table:style-name="ce2">
            <text:p>33:45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946" table:style-name="ce1">
            <text:p>1946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2H33M46.554S" table:style-name="ce2">
            <text:p>33:4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173307" table:style-name="ce1">
            <text:p>173307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2H33M48.808S" table:style-name="ce2">
            <text:p>33:4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946" table:style-name="ce1">
            <text:p>1946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2H33M48.877S" table:style-name="ce2">
            <text:p>33:48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13" table:style-name="ce1">
            <text:p>4313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2H33M51.369S" table:style-name="ce2">
            <text:p>33:51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888" table:style-name="ce1">
            <text:p>1888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2H33M51.768S" table:style-name="ce2">
            <text:p>33:51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2H33M52.189S" table:style-name="ce2">
            <text:p>33:52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2H33M52.711S" table:style-name="ce2">
            <text:p>33:52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2H33M55.634S" table:style-name="ce2">
            <text:p>33:55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13501932154837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2H33M55.909S" table:style-name="ce2">
            <text:p>33:55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934" table:style-name="ce1">
            <text:p>1934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2H33M57.801S" table:style-name="ce2">
            <text:p>33:5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2H33M59.029S" table:style-name="ce2">
            <text:p>33:59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0882" table:style-name="ce1">
            <text:p>10882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2H33M59.697S" table:style-name="ce2">
            <text:p>33:59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992" table:style-name="ce1">
            <text:p>1992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2H34M0.010S" table:style-name="ce2">
            <text:p>34:00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2H34M0.283S" table:style-name="ce2">
            <text:p>34:00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2H34M3.861S" table:style-name="ce2">
            <text:p>34:03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934" table:style-name="ce1">
            <text:p>1934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2H34M5.179S" table:style-name="ce2">
            <text:p>34:05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934" table:style-name="ce1">
            <text:p>1934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2H34M6.547S" table:style-name="ce2">
            <text:p>34:0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992" table:style-name="ce1">
            <text:p>1992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2H34M8.253S" table:style-name="ce2">
            <text:p>34:08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79858" table:style-name="ce1">
            <text:p>79858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2H34M8.469S" table:style-name="ce2">
            <text:p>34:08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2H34M11.278S" table:style-name="ce2">
            <text:p>34:11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93184" table:style-name="ce1">
            <text:p>93184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2H34M11.697S" table:style-name="ce2">
            <text:p>34:11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0900" table:style-name="ce1">
            <text:p>10900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2H34M12.309S" table:style-name="ce2">
            <text:p>34:12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2H34M14.106S" table:style-name="ce2">
            <text:p>34:14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2H34M17.748S" table:style-name="ce2">
            <text:p>34:17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2H34M18.050S" table:style-name="ce2">
            <text:p>34:18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67046" table:style-name="ce1">
            <text:p>67046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2H34M18.788S" table:style-name="ce2">
            <text:p>34:18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2H34M19.284S" table:style-name="ce2">
            <text:p>34:19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130" table:style-name="ce1">
            <text:p>2130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2H34M21.569S" table:style-name="ce2">
            <text:p>34:21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2H34M21.951S" table:style-name="ce2">
            <text:p>34:22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88" table:style-name="ce1">
            <text:p>488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2H34M23.629S" table:style-name="ce2">
            <text:p>34:23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93184" table:style-name="ce1">
            <text:p>93184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2H34M24.824S" table:style-name="ce2">
            <text:p>34:24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2H34M25.551S" table:style-name="ce2">
            <text:p>34:25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2H34M25.725S" table:style-name="ce2">
            <text:p>34:25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0945" table:style-name="ce1">
            <text:p>10945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2H34M25.895S" table:style-name="ce2">
            <text:p>34:25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130" table:style-name="ce1">
            <text:p>2130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2H34M27.513S" table:style-name="ce2">
            <text:p>34:27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2H34M27.965S" table:style-name="ce2">
            <text:p>34:2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2H34M28.087S" table:style-name="ce2">
            <text:p>34:28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130" table:style-name="ce1">
            <text:p>2130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2H34M30.933S" table:style-name="ce2">
            <text:p>34:30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4228" table:style-name="ce1">
            <text:p>14228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2H34M31.325S" table:style-name="ce2">
            <text:p>34:31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81907" table:style-name="ce1">
            <text:p>81907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2H34M32.324S" table:style-name="ce2">
            <text:p>34:32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130" table:style-name="ce1">
            <text:p>2130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2H34M32.931S" table:style-name="ce2">
            <text:p>34:32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130" table:style-name="ce1">
            <text:p>2130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2H34M33.702S" table:style-name="ce2">
            <text:p>34:33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2H34M34.688S" table:style-name="ce2">
            <text:p>34:34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130" table:style-name="ce1">
            <text:p>2130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2H34M34.807S" table:style-name="ce2">
            <text:p>34:34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2H34M34.980S" table:style-name="ce2">
            <text:p>34:3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2H34M35.943S" table:style-name="ce2">
            <text:p>34:35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2H34M39.293S" table:style-name="ce2">
            <text:p>34:39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2H34M39.617S" table:style-name="ce2">
            <text:p>34:39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7514" table:style-name="ce1">
            <text:p>17514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2H34M40.356S" table:style-name="ce2">
            <text:p>34:40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2H34M40.578S" table:style-name="ce2">
            <text:p>34:40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67044" table:style-name="ce1">
            <text:p>67044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2H34M40.588S" table:style-name="ce2">
            <text:p>34:40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2H34M40.787S" table:style-name="ce2">
            <text:p>34:40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0798" table:style-name="ce1">
            <text:p>20798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2H34M41.183S" table:style-name="ce2">
            <text:p>34:41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4083" table:style-name="ce1">
            <text:p>24083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2H34M42.508S" table:style-name="ce2">
            <text:p>34:42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2H34M43.087S" table:style-name="ce2">
            <text:p>34:43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2H34M43.817S" table:style-name="ce2">
            <text:p>34:43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2H34M43.824S" table:style-name="ce2">
            <text:p>34:43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222" table:style-name="ce1">
            <text:p>2222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2H34M44.624S" table:style-name="ce2">
            <text:p>34:44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2H34M45.970S" table:style-name="ce2">
            <text:p>34:46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79870" table:style-name="ce1">
            <text:p>79870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2H34M46.230S" table:style-name="ce2">
            <text:p>34:46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2H34M46.874S" table:style-name="ce2">
            <text:p>34:46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268" table:style-name="ce1">
            <text:p>2268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2H34M47.365S" table:style-name="ce2">
            <text:p>34:4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2H34M48.340S" table:style-name="ce2">
            <text:p>34:48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2H34M48.556S" table:style-name="ce2">
            <text:p>34:48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2H34M48.688S" table:style-name="ce2">
            <text:p>34:48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2H34M51.516S" table:style-name="ce2">
            <text:p>34:51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268" table:style-name="ce1">
            <text:p>2268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2H34M51.862S" table:style-name="ce2">
            <text:p>34:51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2H34M55.369S" table:style-name="ce2">
            <text:p>34:55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2H34M55.639S" table:style-name="ce2">
            <text:p>34:55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81919" table:style-name="ce1">
            <text:p>81919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2H34M56.341S" table:style-name="ce2">
            <text:p>34:56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2H34M56.960S" table:style-name="ce2">
            <text:p>34:57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4230" table:style-name="ce1">
            <text:p>14230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2H34M58.901S" table:style-name="ce2">
            <text:p>34:58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268" table:style-name="ce1">
            <text:p>2268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2H34M59.504S" table:style-name="ce2">
            <text:p>34:59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2H34M59.921S" table:style-name="ce2">
            <text:p>34:59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2H35M0.216S" table:style-name="ce2">
            <text:p>35:00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2H35M0.245S" table:style-name="ce2">
            <text:p>35:00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2H35M0.974S" table:style-name="ce2">
            <text:p>35:01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2H35M3.461S" table:style-name="ce2">
            <text:p>35:03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2H35M4.041S" table:style-name="ce2">
            <text:p>35:0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2H35M4.690S" table:style-name="ce2">
            <text:p>35:04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2H35M4.343S" table:style-name="ce2">
            <text:p>35:04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Success</text:p>
          </table:table-cell>
          <table:table-cell office:value-type="float" office:value="173303" table:style-name="ce1">
            <text:p>173303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2H35M5.013S" table:style-name="ce2">
            <text:p>35:05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2H35M8.005S" table:style-name="ce2">
            <text:p>35:08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79859" table:style-name="ce1">
            <text:p>79859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2H35M8.073S" table:style-name="ce2">
            <text:p>35:08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4229" table:style-name="ce1">
            <text:p>14229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2H35M9.257S" table:style-name="ce2">
            <text:p>35:09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70274" table:style-name="ce1">
            <text:p>70274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2H35M9.417S" table:style-name="ce2">
            <text:p>35:09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2H35M10.486S" table:style-name="ce2">
            <text:p>35:10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79864" table:style-name="ce1">
            <text:p>79864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2H35M10.615S" table:style-name="ce2">
            <text:p>35:10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451" table:style-name="ce1">
            <text:p>451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2H35M10.722S" table:style-name="ce2">
            <text:p>35:10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17471" table:style-name="ce1">
            <text:p>17471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2H35M11.577S" table:style-name="ce2">
            <text:p>35:11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68989" table:style-name="ce1">
            <text:p>68989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2H35M14.427S" table:style-name="ce2">
            <text:p>35:1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2H35M14.699S" table:style-name="ce2">
            <text:p>35:14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2H35M14.895S" table:style-name="ce2">
            <text:p>35:14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0767" table:style-name="ce1">
            <text:p>20767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2H35M17.788S" table:style-name="ce2">
            <text:p>35:1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0754" table:style-name="ce1">
            <text:p>20754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2H35M19.660S" table:style-name="ce2">
            <text:p>35:19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2H35M20.350S" table:style-name="ce2">
            <text:p>35:20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68988" table:style-name="ce1">
            <text:p>68988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2H35M20.422S" table:style-name="ce2">
            <text:p>35:20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2H35M21.172S" table:style-name="ce2">
            <text:p>35:21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2H35M21.256S" table:style-name="ce2">
            <text:p>35:21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68992" table:style-name="ce1">
            <text:p>68992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2H35M21.418S" table:style-name="ce2">
            <text:p>35:21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2H35M22.179S" table:style-name="ce2">
            <text:p>35:22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2H35M23.809S" table:style-name="ce2">
            <text:p>35:23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79868" table:style-name="ce1">
            <text:p>79868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2H35M24.340S" table:style-name="ce2">
            <text:p>35:24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2H35M24.502S" table:style-name="ce2">
            <text:p>35:24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2H35M24.964S" table:style-name="ce2">
            <text:p>35:25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2H35M25.252S" table:style-name="ce2">
            <text:p>35:25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04" table:style-name="ce1">
            <text:p>2404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2H35M25.781S" table:style-name="ce2">
            <text:p>35:25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2H35M26.475S" table:style-name="ce2">
            <text:p>35:26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81911" table:style-name="ce1">
            <text:p>81911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2H35M27.792S" table:style-name="ce2">
            <text:p>35:27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04" table:style-name="ce1">
            <text:p>2404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2H35M27.895S" table:style-name="ce2">
            <text:p>35:2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70278" table:style-name="ce1">
            <text:p>70278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2H35M28.096S" table:style-name="ce2">
            <text:p>35:28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67739" table:style-name="ce1">
            <text:p>67739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2H35M28.460S" table:style-name="ce2">
            <text:p>35:28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04" table:style-name="ce1">
            <text:p>2404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2H35M28.747S" table:style-name="ce2">
            <text:p>35:28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04" table:style-name="ce1">
            <text:p>2404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2H35M28.931S" table:style-name="ce2">
            <text:p>35:28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2H35M29.199S" table:style-name="ce2">
            <text:p>35:2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2H35M30.098S" table:style-name="ce2">
            <text:p>35:30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2H35M31.029S" table:style-name="ce2">
            <text:p>35:31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2H35M34.418S" table:style-name="ce2">
            <text:p>35:34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2H35M34.804S" table:style-name="ce2">
            <text:p>35:34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2H35M36.779S" table:style-name="ce2">
            <text:p>35:3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2H35M39.828S" table:style-name="ce2">
            <text:p>35:3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70278" table:style-name="ce1">
            <text:p>70278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2H35M40.266S" table:style-name="ce2">
            <text:p>35:4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2H35M41.756S" table:style-name="ce2">
            <text:p>35:41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78" table:style-name="ce1">
            <text:p>678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2H35M45.043S" table:style-name="ce2">
            <text:p>35:45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2H35M45.169S" table:style-name="ce2">
            <text:p>35:45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uccess</text:p>
          </table:table-cell>
          <table:table-cell office:value-type="float" office:value="81909" table:style-name="ce1">
            <text:p>81909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2H35M48.927S" table:style-name="ce2">
            <text:p>35:48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4229" table:style-name="ce1">
            <text:p>14229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2H35M50.427S" table:style-name="ce2">
            <text:p>35:50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2H35M51.015S" table:style-name="ce2">
            <text:p>35:51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2H35M51.271S" table:style-name="ce2">
            <text:p>35:51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2H35M52.479S" table:style-name="ce2">
            <text:p>35:52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2H35M54.941S" table:style-name="ce2">
            <text:p>35:54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2H35M57.765S" table:style-name="ce2">
            <text:p>35:57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173317" table:style-name="ce1">
            <text:p>173317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2H35M58.802S" table:style-name="ce2">
            <text:p>35:58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2H35M59.506S" table:style-name="ce2">
            <text:p>35:59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2H36M0.057S" table:style-name="ce2">
            <text:p>36:00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2H36M0.091S" table:style-name="ce2">
            <text:p>36:00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2H36M1.095S" table:style-name="ce2">
            <text:p>36:01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2H36M1.968S" table:style-name="ce2">
            <text:p>36:02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79864" table:style-name="ce1">
            <text:p>79864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2H36M3.663S" table:style-name="ce2">
            <text:p>36:03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81909" table:style-name="ce1">
            <text:p>81909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2H36M4.497S" table:style-name="ce2">
            <text:p>36:04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2H36M4.506S" table:style-name="ce2">
            <text:p>36:04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7451" table:style-name="ce1">
            <text:p>17451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2H36M6.440S" table:style-name="ce2">
            <text:p>36:06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42" table:style-name="ce1">
            <text:p>2542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2H36M7.767S" table:style-name="ce2">
            <text:p>36:07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2H36M10.655S" table:style-name="ce2">
            <text:p>36:10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81907" table:style-name="ce1">
            <text:p>81907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2H36M11.292S" table:style-name="ce2">
            <text:p>36:11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2H36M11.867S" table:style-name="ce2">
            <text:p>36:1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70276" table:style-name="ce1">
            <text:p>70276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2H36M15.000S" table:style-name="ce2">
            <text:p>36:15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2H36M15.796S" table:style-name="ce2">
            <text:p>36:15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2H36M15.850S" table:style-name="ce2">
            <text:p>36:15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2H36M16.347S" table:style-name="ce2">
            <text:p>36:16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2H36M16.472S" table:style-name="ce2">
            <text:p>36:16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2H36M16.998S" table:style-name="ce2">
            <text:p>36:17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81917" table:style-name="ce1">
            <text:p>81917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2H36M17.960S" table:style-name="ce2">
            <text:p>36:18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42" table:style-name="ce1">
            <text:p>2542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2H36M18.681S" table:style-name="ce2">
            <text:p>36:18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2H36M19.501S" table:style-name="ce2">
            <text:p>36:19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78" table:style-name="ce1">
            <text:p>678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2H36M20.832S" table:style-name="ce2">
            <text:p>36:20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2H36M22.202S" table:style-name="ce2">
            <text:p>36:22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2H36M22.474S" table:style-name="ce2">
            <text:p>36:22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70276" table:style-name="ce1">
            <text:p>70276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2H36M22.736S" table:style-name="ce2">
            <text:p>36:22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2H36M24.152S" table:style-name="ce2">
            <text:p>36:2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2H36M25.286S" table:style-name="ce2">
            <text:p>36:25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2H36M27.098S" table:style-name="ce2">
            <text:p>36:27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2H36M27.124S" table:style-name="ce2">
            <text:p>36:2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68992" table:style-name="ce1">
            <text:p>68992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2H36M27.674S" table:style-name="ce2">
            <text:p>36:27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2H36M28.250S" table:style-name="ce2">
            <text:p>36:28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2H36M28.737S" table:style-name="ce2">
            <text:p>36:28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2H36M31.504S" table:style-name="ce2">
            <text:p>36:31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2H36M34.108S" table:style-name="ce2">
            <text:p>36:34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2H36M35.141S" table:style-name="ce2">
            <text:p>36:35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30" table:style-name="ce1">
            <text:p>2530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2H36M35.597S" table:style-name="ce2">
            <text:p>36:35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68996" table:style-name="ce1">
            <text:p>68996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2H36M36.044S" table:style-name="ce2">
            <text:p>36:36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2H36M36.340S" table:style-name="ce2">
            <text:p>36:36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7661" table:style-name="ce1">
            <text:p>7661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2H36M38.244S" table:style-name="ce2">
            <text:p>36:38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69978" table:style-name="ce1">
            <text:p>69978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2H36M40.436S" table:style-name="ce2">
            <text:p>36:40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2H36M41.079S" table:style-name="ce2">
            <text:p>36:41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70271" table:style-name="ce1">
            <text:p>70271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2H36M42.000S" table:style-name="ce2">
            <text:p>36:42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2H36M42.206S" table:style-name="ce2">
            <text:p>36:42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88" table:style-name="ce1">
            <text:p>2588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2H36M42.737S" table:style-name="ce2">
            <text:p>36:42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2H36M43.125S" table:style-name="ce2">
            <text:p>36:4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68986" table:style-name="ce1">
            <text:p>68986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2H36M45.671S" table:style-name="ce2">
            <text:p>36:45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88" table:style-name="ce1">
            <text:p>2588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2H36M46.136S" table:style-name="ce2">
            <text:p>36:46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70276" table:style-name="ce1">
            <text:p>70276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2H36M47.438S" table:style-name="ce2">
            <text:p>36:4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2H36M48.597S" table:style-name="ce2">
            <text:p>36:48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2H36M49.502S" table:style-name="ce2">
            <text:p>36:49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93226" table:style-name="ce1">
            <text:p>93226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2H36M51.710S" table:style-name="ce2">
            <text:p>36:51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2H36M53.167S" table:style-name="ce2">
            <text:p>36:53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68988" table:style-name="ce1">
            <text:p>68988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2H36M54.029S" table:style-name="ce2">
            <text:p>36:54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2H36M53.786S" table:style-name="ce2">
            <text:p>36:53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2H36M55.750S" table:style-name="ce2">
            <text:p>36:55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2H36M55.801S" table:style-name="ce2">
            <text:p>36:55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0799" table:style-name="ce1">
            <text:p>20799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2H36M57.504S" table:style-name="ce2">
            <text:p>36:57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2H36M57.583S" table:style-name="ce2">
            <text:p>36:57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2H36M57.783S" table:style-name="ce2">
            <text:p>36:57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2H36M58.683S" table:style-name="ce2">
            <text:p>36:58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0799" table:style-name="ce1">
            <text:p>20799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2H36M59.280S" table:style-name="ce2">
            <text:p>36:5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2H37M0.154S" table:style-name="ce2">
            <text:p>37:0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588" table:style-name="ce1">
            <text:p>2588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2H37M1.062S" table:style-name="ce2">
            <text:p>37:01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2H37M2.304S" table:style-name="ce2">
            <text:p>37:02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2H37M2.394S" table:style-name="ce2">
            <text:p>37:02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2H37M3.555S" table:style-name="ce2">
            <text:p>37:0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2H37M3.503S" table:style-name="ce2">
            <text:p>37:03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4185" table:style-name="ce1">
            <text:p>14185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2H37M4.549S" table:style-name="ce2">
            <text:p>37:04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2H37M6.845S" table:style-name="ce2">
            <text:p>37:06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2H37M8.491S" table:style-name="ce2">
            <text:p>37:08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2H37M9.908S" table:style-name="ce2">
            <text:p>37:0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2H37M10.395S" table:style-name="ce2">
            <text:p>37:10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2H37M13.144S" table:style-name="ce2">
            <text:p>37:1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2H37M14.551S" table:style-name="ce2">
            <text:p>37:14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81913" table:style-name="ce1">
            <text:p>81913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2H37M16.299S" table:style-name="ce2">
            <text:p>37:16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2H37M17.749S" table:style-name="ce2">
            <text:p>37:17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2H37M20.225S" table:style-name="ce2">
            <text:p>37:2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2H37M21.668S" table:style-name="ce2">
            <text:p>37:21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2H37M22.012S" table:style-name="ce2">
            <text:p>37:22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634" table:style-name="ce1">
            <text:p>2634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2H37M24.186S" table:style-name="ce2">
            <text:p>37:2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4357" table:style-name="ce1">
            <text:p>4357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2H37M25.094S" table:style-name="ce2">
            <text:p>37:2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598" table:style-name="ce1">
            <text:p>7598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2H37M27.390S" table:style-name="ce2">
            <text:p>37:27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2H37M28.401S" table:style-name="ce2">
            <text:p>37:2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171437" table:style-name="ce1">
            <text:p>171437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2H37M28.766S" table:style-name="ce2">
            <text:p>37:28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2H37M28.979S" table:style-name="ce2">
            <text:p>37:29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2H37M31.698S" table:style-name="ce2">
            <text:p>37:31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2H37M31.863S" table:style-name="ce2">
            <text:p>37:31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76" table:style-name="ce1">
            <text:p>2576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2H37M32.070S" table:style-name="ce2">
            <text:p>37:3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70280" table:style-name="ce1">
            <text:p>70280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2H37M33.270S" table:style-name="ce2">
            <text:p>37:3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0946" table:style-name="ce1">
            <text:p>10946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2H37M34.021S" table:style-name="ce2">
            <text:p>37:34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70" table:style-name="ce1">
            <text:p>870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2H37M34.232S" table:style-name="ce2">
            <text:p>37:34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2H37M38.115S" table:style-name="ce2">
            <text:p>37:38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2H37M39.948S" table:style-name="ce2">
            <text:p>37:3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81909" table:style-name="ce1">
            <text:p>81909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2H37M40.400S" table:style-name="ce2">
            <text:p>37:40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2H37M41.599S" table:style-name="ce2">
            <text:p>37:41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81909" table:style-name="ce1">
            <text:p>81909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2H37M41.925S" table:style-name="ce2">
            <text:p>37:41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680" table:style-name="ce1">
            <text:p>2680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2H37M42.039S" table:style-name="ce2">
            <text:p>37:42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2H37M42.419S" table:style-name="ce2">
            <text:p>37:42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2H37M43.142S" table:style-name="ce2">
            <text:p>37:4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2H37M43.639S" table:style-name="ce2">
            <text:p>37:43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2H37M44.260S" table:style-name="ce2">
            <text:p>37:4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2H37M46.579S" table:style-name="ce2">
            <text:p>37:46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2H37M54.284S" table:style-name="ce2">
            <text:p>37:54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2H37M55.308S" table:style-name="ce2">
            <text:p>37:55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680" table:style-name="ce1">
            <text:p>2680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2H37M55.771S" table:style-name="ce2">
            <text:p>37:55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2H37M58.307S" table:style-name="ce2">
            <text:p>37:58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2H37M59.724S" table:style-name="ce2">
            <text:p>37:59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357" table:style-name="ce1">
            <text:p>4357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2H38M0.704S" table:style-name="ce2">
            <text:p>38:00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2H38M1.202S" table:style-name="ce2">
            <text:p>38:01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173313" table:style-name="ce1">
            <text:p>173313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2H38M1.642S" table:style-name="ce2">
            <text:p>38:01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2H38M2.286S" table:style-name="ce2">
            <text:p>38:02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2H38M4.112S" table:style-name="ce2">
            <text:p>38:04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2H38M5.947S" table:style-name="ce2">
            <text:p>38:05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61" table:style-name="ce1">
            <text:p>7661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2H38M6.266S" table:style-name="ce2">
            <text:p>38:06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870" table:style-name="ce1">
            <text:p>870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2H38M6.504S" table:style-name="ce2">
            <text:p>38:06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2H38M6.890S" table:style-name="ce2">
            <text:p>38:0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70277" table:style-name="ce1">
            <text:p>70277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2H38M8.990S" table:style-name="ce2">
            <text:p>38:09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2H38M9.447S" table:style-name="ce2">
            <text:p>38:09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2H38M9.897S" table:style-name="ce2">
            <text:p>38:09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668" table:style-name="ce1">
            <text:p>2668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2H38M10.969S" table:style-name="ce2">
            <text:p>38:1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0945" table:style-name="ce1">
            <text:p>10945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2H38M11.566S" table:style-name="ce2">
            <text:p>38:11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2H38M12.579S" table:style-name="ce2">
            <text:p>38:12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2H38M18.655S" table:style-name="ce2">
            <text:p>38:18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79858" table:style-name="ce1">
            <text:p>79858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2H38M23.002S" table:style-name="ce2">
            <text:p>38:23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2H38M24.748S" table:style-name="ce2">
            <text:p>38:24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2H38M25.826S" table:style-name="ce2">
            <text:p>38:25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70276" table:style-name="ce1">
            <text:p>70276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2H38M26.855S" table:style-name="ce2">
            <text:p>38:2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2H38M29.644S" table:style-name="ce2">
            <text:p>38:29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79870" table:style-name="ce1">
            <text:p>79870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2H38M34.555S" table:style-name="ce2">
            <text:p>38:3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2H38M35.728S" table:style-name="ce2">
            <text:p>38:35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7660" table:style-name="ce1">
            <text:p>7660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2H38M35.840S" table:style-name="ce2">
            <text:p>38:3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2H38M36.044S" table:style-name="ce2">
            <text:p>38:36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68992" table:style-name="ce1">
            <text:p>68992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2H38M36.154S" table:style-name="ce2">
            <text:p>38:3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2H38M36.947S" table:style-name="ce2">
            <text:p>38:36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0900" table:style-name="ce1">
            <text:p>10900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2H38M38.756S" table:style-name="ce2">
            <text:p>38:38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2H38M39.271S" table:style-name="ce2">
            <text:p>38:39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2H38M40.498S" table:style-name="ce2">
            <text:p>38:40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2H38M41.012S" table:style-name="ce2">
            <text:p>38:41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2H38M42.758S" table:style-name="ce2">
            <text:p>38:42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2H38M43.665S" table:style-name="ce2">
            <text:p>38:4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2H38M45.464S" table:style-name="ce2">
            <text:p>38:45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2H38M46.707S" table:style-name="ce2">
            <text:p>38:46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2H38M47.587S" table:style-name="ce2">
            <text:p>38:47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2H38M50.337S" table:style-name="ce2">
            <text:p>38:50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864" table:style-name="ce1">
            <text:p>2864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2H38M51.472S" table:style-name="ce2">
            <text:p>38:5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944" table:style-name="ce1">
            <text:p>10944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2H38M52.086S" table:style-name="ce2">
            <text:p>38:52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2H38M59.416S" table:style-name="ce2">
            <text:p>38:59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2H39M1.180S" table:style-name="ce2">
            <text:p>39:01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2H39M1.599S" table:style-name="ce2">
            <text:p>39:01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2H39M6.837S" table:style-name="ce2">
            <text:p>39:06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660" table:style-name="ce1">
            <text:p>7660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2H39M9.035S" table:style-name="ce2">
            <text:p>39:09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2H39M13.276S" table:style-name="ce2">
            <text:p>39:13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2H39M13.432S" table:style-name="ce2">
            <text:p>39:13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2H39M14.766S" table:style-name="ce2">
            <text:p>39:14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Success</text:p>
          </table:table-cell>
          <table:table-cell office:value-type="float" office:value="171429" table:style-name="ce1">
            <text:p>171429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2H39M15.656S" table:style-name="ce2">
            <text:p>39:15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2H39M16.720S" table:style-name="ce2">
            <text:p>39:16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2H39M17.331S" table:style-name="ce2">
            <text:p>39:17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864" table:style-name="ce1">
            <text:p>2864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2H39M17.618S" table:style-name="ce2">
            <text:p>39:17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2H39M22.058S" table:style-name="ce2">
            <text:p>39:22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806" table:style-name="ce1">
            <text:p>2806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2H39M25.160S" table:style-name="ce2">
            <text:p>39:25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2H39M25.256S" table:style-name="ce2">
            <text:p>39:25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60" table:style-name="ce1">
            <text:p>7660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2H39M25.391S" table:style-name="ce2">
            <text:p>39:25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18" table:style-name="ce1">
            <text:p>918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2H39M27.033S" table:style-name="ce2">
            <text:p>39:27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2H39M27.342S" table:style-name="ce2">
            <text:p>39:27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2H39M28.306S" table:style-name="ce2">
            <text:p>39:28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2H39M28.903S" table:style-name="ce2">
            <text:p>39:28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2H39M29.308S" table:style-name="ce2">
            <text:p>39:29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2H39M29.744S" table:style-name="ce2">
            <text:p>39:29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864" table:style-name="ce1">
            <text:p>2864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2H39M31.096S" table:style-name="ce2">
            <text:p>39:31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70280" table:style-name="ce1">
            <text:p>70280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2H39M33.144S" table:style-name="ce2">
            <text:p>39:33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2H39M33.669S" table:style-name="ce2">
            <text:p>39:33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2H39M34.153S" table:style-name="ce2">
            <text:p>39:34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864" table:style-name="ce1">
            <text:p>2864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2H39M34.122S" table:style-name="ce2">
            <text:p>39:34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81905" table:style-name="ce1">
            <text:p>81905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2H39M35.838S" table:style-name="ce2">
            <text:p>39:35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79860" table:style-name="ce1">
            <text:p>79860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2H39M36.421S" table:style-name="ce2">
            <text:p>39:36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81909" table:style-name="ce1">
            <text:p>81909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2H39M40.326S" table:style-name="ce2">
            <text:p>39:40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2H39M40.675S" table:style-name="ce2">
            <text:p>39:40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2H39M41.741S" table:style-name="ce2">
            <text:p>39:4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2H39M43.457S" table:style-name="ce2">
            <text:p>39:43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2H39M45.019S" table:style-name="ce2">
            <text:p>39:45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2H39M45.036S" table:style-name="ce2">
            <text:p>39:45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70271" table:style-name="ce1">
            <text:p>70271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2H39M47.222S" table:style-name="ce2">
            <text:p>39:47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2H39M47.400S" table:style-name="ce2">
            <text:p>39:47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68992" table:style-name="ce1">
            <text:p>68992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2H39M51.358S" table:style-name="ce2">
            <text:p>39:51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2H39M51.468S" table:style-name="ce2">
            <text:p>39:51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2H39M51.570S" table:style-name="ce2">
            <text:p>39:51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2H39M52.473S" table:style-name="ce2">
            <text:p>39:52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2H39M52.960S" table:style-name="ce2">
            <text:p>39:53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40" table:style-name="ce1">
            <text:p>440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2H39M53.033S" table:style-name="ce2">
            <text:p>39:53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2H39M53.704S" table:style-name="ce2">
            <text:p>39:53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2H39M53.745S" table:style-name="ce2">
            <text:p>39:53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7660" table:style-name="ce1">
            <text:p>7660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2H39M54.877S" table:style-name="ce2">
            <text:p>39:5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0901" table:style-name="ce1">
            <text:p>10901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2H39M55.189S" table:style-name="ce2">
            <text:p>39:55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2H39M55.968S" table:style-name="ce2">
            <text:p>39:56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4198" table:style-name="ce1">
            <text:p>14198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2H40M3.074S" table:style-name="ce2">
            <text:p>40:03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2H40M7.432S" table:style-name="ce2">
            <text:p>40:07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492" table:style-name="ce1">
            <text:p>492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2H40M9.387S" table:style-name="ce2">
            <text:p>40:09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2H40M10.789S" table:style-name="ce2">
            <text:p>40:1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966" table:style-name="ce1">
            <text:p>966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2H40M11.950S" table:style-name="ce2">
            <text:p>40:1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2H40M12.929S" table:style-name="ce2">
            <text:p>40:12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2H40M13.547S" table:style-name="ce2">
            <text:p>40:13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70280" table:style-name="ce1">
            <text:p>70280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2H40M13.795S" table:style-name="ce2">
            <text:p>40:13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2H40M14.133S" table:style-name="ce2">
            <text:p>40:14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2H40M14.875S" table:style-name="ce2">
            <text:p>40:14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0945" table:style-name="ce1">
            <text:p>10945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2H40M15.970S" table:style-name="ce2">
            <text:p>40:16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2H40M17.884S" table:style-name="ce2">
            <text:p>40:17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910" table:style-name="ce1">
            <text:p>2910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2H40M19.002S" table:style-name="ce2">
            <text:p>40:19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910" table:style-name="ce1">
            <text:p>2910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2H40M19.068S" table:style-name="ce2">
            <text:p>40:19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2H40M20.096S" table:style-name="ce2">
            <text:p>40:20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2H40M20.282S" table:style-name="ce2">
            <text:p>40:20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2H40M23.866S" table:style-name="ce2">
            <text:p>40:23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4230" table:style-name="ce1">
            <text:p>14230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2H40M24.841S" table:style-name="ce2">
            <text:p>40:24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2H40M25.145S" table:style-name="ce2">
            <text:p>40:25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2H40M29.638S" table:style-name="ce2">
            <text:p>40:29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2H40M33.482S" table:style-name="ce2">
            <text:p>40:33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2H40M35.652S" table:style-name="ce2">
            <text:p>40:35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66" table:style-name="ce1">
            <text:p>966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2H40M40.331S" table:style-name="ce2">
            <text:p>40:40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7617" table:style-name="ce1">
            <text:p>7617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2H40M40.662S" table:style-name="ce2">
            <text:p>40:40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69002" table:style-name="ce1">
            <text:p>69002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2H40M41.438S" table:style-name="ce2">
            <text:p>40:41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2H40M41.984S" table:style-name="ce2">
            <text:p>40:42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70277" table:style-name="ce1">
            <text:p>70277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2H40M42.288S" table:style-name="ce2">
            <text:p>40:42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70916" table:style-name="ce1">
            <text:p>70916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2H40M43.985S" table:style-name="ce2">
            <text:p>40:44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2H40M45.842S" table:style-name="ce2">
            <text:p>40:45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2H40M50.639S" table:style-name="ce2">
            <text:p>40:50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79868" table:style-name="ce1">
            <text:p>79868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2H40M52.355S" table:style-name="ce2">
            <text:p>40:52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2H40M53.228S" table:style-name="ce2">
            <text:p>40:53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377493539183170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79864" table:style-name="ce1">
            <text:p>79864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2H40M55.133S" table:style-name="ce2">
            <text:p>40:55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2H40M56.547S" table:style-name="ce2">
            <text:p>40:56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2H40M56.707S" table:style-name="ce2">
            <text:p>40:56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2H40M58.944S" table:style-name="ce2">
            <text:p>40:58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2H40M58.922S" table:style-name="ce2">
            <text:p>40:58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2H41M0.239S" table:style-name="ce2">
            <text:p>41:00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7661" table:style-name="ce1">
            <text:p>7661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2H41M0.783S" table:style-name="ce2">
            <text:p>41:00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68990" table:style-name="ce1">
            <text:p>68990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2H41M7.407S" table:style-name="ce2">
            <text:p>41:0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2H41M7.936S" table:style-name="ce2">
            <text:p>41:07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2H41M11.082S" table:style-name="ce2">
            <text:p>41:11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2H41M15.007S" table:style-name="ce2">
            <text:p>41:15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2H41M16.271S" table:style-name="ce2">
            <text:p>41:16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7660" table:style-name="ce1">
            <text:p>7660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2H41M17.450S" table:style-name="ce2">
            <text:p>41:17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2H41M17.455S" table:style-name="ce2">
            <text:p>41:17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2H41M17.693S" table:style-name="ce2">
            <text:p>41:1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2H41M19.412S" table:style-name="ce2">
            <text:p>41:19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2H41M25.673S" table:style-name="ce2">
            <text:p>41:25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70276" table:style-name="ce1">
            <text:p>70276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2H41M26.712S" table:style-name="ce2">
            <text:p>41:26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2H41M30.264S" table:style-name="ce2">
            <text:p>41:30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2H41M30.261S" table:style-name="ce2">
            <text:p>41:30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69984" table:style-name="ce1">
            <text:p>69984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2H41M30.437S" table:style-name="ce2">
            <text:p>41:30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68992" table:style-name="ce1">
            <text:p>68992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2H41M32.269S" table:style-name="ce2">
            <text:p>41:32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2H41M32.654S" table:style-name="ce2">
            <text:p>41:32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2H41M35.372S" table:style-name="ce2">
            <text:p>41:35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2H41M37.414S" table:style-name="ce2">
            <text:p>41:37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4356" table:style-name="ce1">
            <text:p>4356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2H41M42.694S" table:style-name="ce2">
            <text:p>41:42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2H41M44.577S" table:style-name="ce2">
            <text:p>41:44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2H41M47.726S" table:style-name="ce2">
            <text:p>41:47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2H41M53.073S" table:style-name="ce2">
            <text:p>41:53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2H41M53.406S" table:style-name="ce2">
            <text:p>41:53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28" table:style-name="ce1">
            <text:p>7628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2H41M57.566S" table:style-name="ce2">
            <text:p>41:57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2H42M0.290S" table:style-name="ce2">
            <text:p>42:00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2H42M1.357S" table:style-name="ce2">
            <text:p>42:01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7658" table:style-name="ce1">
            <text:p>7658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2H42M2.284S" table:style-name="ce2">
            <text:p>42:02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2H42M2.438S" table:style-name="ce2">
            <text:p>42:02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2H42M6.306S" table:style-name="ce2">
            <text:p>42:06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2H42M8.506S" table:style-name="ce2">
            <text:p>42:08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66526906168334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79856" table:style-name="ce1">
            <text:p>79856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2H42M8.669S" table:style-name="ce2">
            <text:p>42:08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0945" table:style-name="ce1">
            <text:p>10945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2H42M9.889S" table:style-name="ce2">
            <text:p>42:09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2H42M12.130S" table:style-name="ce2">
            <text:p>42:12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2H42M13.867S" table:style-name="ce2">
            <text:p>42:13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2H42M14.296S" table:style-name="ce2">
            <text:p>42:14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2H42M15.006S" table:style-name="ce2">
            <text:p>42:15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2H42M16.394S" table:style-name="ce2">
            <text:p>42:1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2H42M20.955S" table:style-name="ce2">
            <text:p>42:21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2H42M22.448S" table:style-name="ce2">
            <text:p>42:22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2H42M22.727S" table:style-name="ce2">
            <text:p>42:22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69984" table:style-name="ce1">
            <text:p>69984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2H42M25.859S" table:style-name="ce2">
            <text:p>42:25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2H42M26.006S" table:style-name="ce2">
            <text:p>42:26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2H42M26.564S" table:style-name="ce2">
            <text:p>42:26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69986" table:style-name="ce1">
            <text:p>69986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2H42M28.234S" table:style-name="ce2">
            <text:p>42:28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661" table:style-name="ce1">
            <text:p>7661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2H42M28.961S" table:style-name="ce2">
            <text:p>42:29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2H42M29.047S" table:style-name="ce2">
            <text:p>42:29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2H42M29.056S" table:style-name="ce2">
            <text:p>42:29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2H42M30.870S" table:style-name="ce2">
            <text:p>42:30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13" table:style-name="ce1">
            <text:p>2413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2H42M31.067S" table:style-name="ce2">
            <text:p>42:31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110" table:style-name="ce1">
            <text:p>1110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2H42M31.620S" table:style-name="ce2">
            <text:p>42:3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2H42M34.627S" table:style-name="ce2">
            <text:p>42:34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81917" table:style-name="ce1">
            <text:p>81917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2H42M36.300S" table:style-name="ce2">
            <text:p>42:3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2H42M37.782S" table:style-name="ce2">
            <text:p>42:37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2H42M39.554S" table:style-name="ce2">
            <text:p>42:39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2H42M39.808S" table:style-name="ce2">
            <text:p>42:39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2H42M42.717S" table:style-name="ce2">
            <text:p>42:42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81913" table:style-name="ce1">
            <text:p>81913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2H42M44.550S" table:style-name="ce2">
            <text:p>42:44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2H42M45.828S" table:style-name="ce2">
            <text:p>42:45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69982" table:style-name="ce1">
            <text:p>69982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2H42M46.873S" table:style-name="ce2">
            <text:p>42:46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7660" table:style-name="ce1">
            <text:p>7660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2H42M47.593S" table:style-name="ce2">
            <text:p>42:47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69982" table:style-name="ce1">
            <text:p>69982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2H42M49.389S" table:style-name="ce2">
            <text:p>42:49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2H42M50.766S" table:style-name="ce2">
            <text:p>42:50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2H42M53.400S" table:style-name="ce2">
            <text:p>42:53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2H42M57.559S" table:style-name="ce2">
            <text:p>42:57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2H42M59.006S" table:style-name="ce2">
            <text:p>42:5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2H43M5.051S" table:style-name="ce2">
            <text:p>43:05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2H43M5.368S" table:style-name="ce2">
            <text:p>43:05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0945" table:style-name="ce1">
            <text:p>10945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2H43M8.448S" table:style-name="ce2">
            <text:p>43:08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2H43M10.722S" table:style-name="ce2">
            <text:p>43:10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2H43M11.684S" table:style-name="ce2">
            <text:p>43:11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2H43M12.740S" table:style-name="ce2">
            <text:p>43:12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0902" table:style-name="ce1">
            <text:p>10902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2H43M13.815S" table:style-name="ce2">
            <text:p>43:13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2H43M17.065S" table:style-name="ce2">
            <text:p>43:17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70922" table:style-name="ce1">
            <text:p>70922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2H43M19.292S" table:style-name="ce2">
            <text:p>43:1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4186" table:style-name="ce1">
            <text:p>14186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2H43M20.995S" table:style-name="ce2">
            <text:p>43:21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2H43M22.343S" table:style-name="ce2">
            <text:p>43:22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2H43M24.620S" table:style-name="ce2">
            <text:p>43:24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69982" table:style-name="ce1">
            <text:p>69982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2H43M24.951S" table:style-name="ce2">
            <text:p>43:2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2H43M26.560S" table:style-name="ce2">
            <text:p>43:26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2H43M28.158S" table:style-name="ce2">
            <text:p>43:28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2H43M29.691S" table:style-name="ce2">
            <text:p>43:29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2H43M29.980S" table:style-name="ce2">
            <text:p>43:30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2H43M30.940S" table:style-name="ce2">
            <text:p>43:30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2H43M32.107S" table:style-name="ce2">
            <text:p>43:32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2H43M37.283S" table:style-name="ce2">
            <text:p>43:37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2H43M40.665S" table:style-name="ce2">
            <text:p>43:40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2H43M40.875S" table:style-name="ce2">
            <text:p>43:40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2H43M40.905S" table:style-name="ce2">
            <text:p>43:40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2H43M48.762S" table:style-name="ce2">
            <text:p>43:48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70924" table:style-name="ce1">
            <text:p>70924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2H43M50.169S" table:style-name="ce2">
            <text:p>43:50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2H43M50.235S" table:style-name="ce2">
            <text:p>43:50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2H43M52.464S" table:style-name="ce2">
            <text:p>43:5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2H43M53.481S" table:style-name="ce2">
            <text:p>43:53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2H43M54.652S" table:style-name="ce2">
            <text:p>43:5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4360" table:style-name="ce1">
            <text:p>4360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2H43M55.837S" table:style-name="ce2">
            <text:p>43:55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2H44M0.373S" table:style-name="ce2">
            <text:p>44:00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2H44M2.038S" table:style-name="ce2">
            <text:p>44:02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2H44M3.014S" table:style-name="ce2">
            <text:p>44:03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2H44M5.887S" table:style-name="ce2">
            <text:p>44:05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2H44M8.576S" table:style-name="ce2">
            <text:p>44:08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2H44M8.906S" table:style-name="ce2">
            <text:p>44:08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2H44M10.462S" table:style-name="ce2">
            <text:p>44:10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2H44M11.107S" table:style-name="ce2">
            <text:p>44:1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2H44M12.066S" table:style-name="ce2">
            <text:p>44:12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2H44M12.776S" table:style-name="ce2">
            <text:p>44:12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2H44M14.502S" table:style-name="ce2">
            <text:p>44:14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2H44M14.477S" table:style-name="ce2">
            <text:p>44:14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70926" table:style-name="ce1">
            <text:p>70926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2H44M14.985S" table:style-name="ce2">
            <text:p>44:1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61" table:style-name="ce1">
            <text:p>4361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2H44M15.225S" table:style-name="ce2">
            <text:p>44:15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68992" table:style-name="ce1">
            <text:p>68992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2H44M17.478S" table:style-name="ce2">
            <text:p>44:17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2H44M18.568S" table:style-name="ce2">
            <text:p>44:18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2H44M21.098S" table:style-name="ce2">
            <text:p>44:21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2H44M24.307S" table:style-name="ce2">
            <text:p>44:24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2H44M26.535S" table:style-name="ce2">
            <text:p>44:26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2H44M27.029S" table:style-name="ce2">
            <text:p>44:27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2H44M29.010S" table:style-name="ce2">
            <text:p>44:2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69980" table:style-name="ce1">
            <text:p>69980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2H44M29.365S" table:style-name="ce2">
            <text:p>44:29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65" table:style-name="ce1">
            <text:p>7665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2H44M30.765S" table:style-name="ce2">
            <text:p>44:30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2H44M34.361S" table:style-name="ce2">
            <text:p>44:34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2H44M43.310S" table:style-name="ce2">
            <text:p>44:4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2H44M48.791S" table:style-name="ce2">
            <text:p>44:48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69986" table:style-name="ce1">
            <text:p>69986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2H44M49.833S" table:style-name="ce2">
            <text:p>44:49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2H44M49.977S" table:style-name="ce2">
            <text:p>44:50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71800" table:style-name="ce1">
            <text:p>71800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2H44M51.589S" table:style-name="ce2">
            <text:p>44:51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2H44M56.866S" table:style-name="ce2">
            <text:p>44:56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2H45M0.941S" table:style-name="ce2">
            <text:p>45:00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70924" table:style-name="ce1">
            <text:p>70924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2H45M1.889S" table:style-name="ce2">
            <text:p>45:01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2H45M2.688S" table:style-name="ce2">
            <text:p>45:02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2H45M3.693S" table:style-name="ce2">
            <text:p>45:03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71792" table:style-name="ce1">
            <text:p>71792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2H45M5.192S" table:style-name="ce2">
            <text:p>45:05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70926" table:style-name="ce1">
            <text:p>70926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2H45M5.096S" table:style-name="ce2">
            <text:p>45:0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2H45M6.438S" table:style-name="ce2">
            <text:p>45:06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2H45M10.693S" table:style-name="ce2">
            <text:p>45:10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2H45M11.054S" table:style-name="ce2">
            <text:p>45:1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2H45M13.370S" table:style-name="ce2">
            <text:p>45:13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2H45M13.939S" table:style-name="ce2">
            <text:p>45:13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158" table:style-name="ce1">
            <text:p>1158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2H45M13.985S" table:style-name="ce2">
            <text:p>45:14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2H45M17.314S" table:style-name="ce2">
            <text:p>45:17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57" table:style-name="ce1">
            <text:p>4357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2H45M18.357S" table:style-name="ce2">
            <text:p>45:18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2H45M19.266S" table:style-name="ce2">
            <text:p>45:19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2H45M26.826S" table:style-name="ce2">
            <text:p>45:26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2H45M28.209S" table:style-name="ce2">
            <text:p>45:28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2H45M28.956S" table:style-name="ce2">
            <text:p>45:29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2H45M29.314S" table:style-name="ce2">
            <text:p>45:2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3024335810636845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68988" table:style-name="ce1">
            <text:p>68988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2H45M29.650S" table:style-name="ce2">
            <text:p>45:29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69986" table:style-name="ce1">
            <text:p>69986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2H45M30.257S" table:style-name="ce2">
            <text:p>45:30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2H45M35.030S" table:style-name="ce2">
            <text:p>45:35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66" table:style-name="ce1">
            <text:p>7666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2H45M38.065S" table:style-name="ce2">
            <text:p>45:38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70922" table:style-name="ce1">
            <text:p>70922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2H45M38.315S" table:style-name="ce2">
            <text:p>45:38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69982" table:style-name="ce1">
            <text:p>69982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2H45M39.675S" table:style-name="ce2">
            <text:p>45:39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2H45M42.088S" table:style-name="ce2">
            <text:p>45:42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7664" table:style-name="ce1">
            <text:p>7664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2H45M43.012S" table:style-name="ce2">
            <text:p>45:4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2H45M43.708S" table:style-name="ce2">
            <text:p>45:4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2H45M44.993S" table:style-name="ce2">
            <text:p>45:45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2H45M51.009S" table:style-name="ce2">
            <text:p>45:51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2H45M52.688S" table:style-name="ce2">
            <text:p>45:52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69982" table:style-name="ce1">
            <text:p>69982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2H45M53.434S" table:style-name="ce2">
            <text:p>45:53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0950" table:style-name="ce1">
            <text:p>10950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2H46M2.093S" table:style-name="ce2">
            <text:p>46:02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2H46M3.537S" table:style-name="ce2">
            <text:p>46:03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7661" table:style-name="ce1">
            <text:p>7661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2H46M9.438S" table:style-name="ce2">
            <text:p>46:09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2H46M12.577S" table:style-name="ce2">
            <text:p>46:12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70926" table:style-name="ce1">
            <text:p>70926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2H46M13.411S" table:style-name="ce2">
            <text:p>46:13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2H46M14.011S" table:style-name="ce2">
            <text:p>46:14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2H46M14.201S" table:style-name="ce2">
            <text:p>46:14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2H46M15.521S" table:style-name="ce2">
            <text:p>46:15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2H46M16.079S" table:style-name="ce2">
            <text:p>46:16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2H46M17.377S" table:style-name="ce2">
            <text:p>46:17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2H46M27.408S" table:style-name="ce2">
            <text:p>46:27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2H46M28.087S" table:style-name="ce2">
            <text:p>46:28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60" table:style-name="ce1">
            <text:p>4360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2H46M28.724S" table:style-name="ce2">
            <text:p>46:2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2H46M30.771S" table:style-name="ce2">
            <text:p>46:30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2H46M30.873S" table:style-name="ce2">
            <text:p>46:30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2H46M31.003S" table:style-name="ce2">
            <text:p>46:31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2H46M31.696S" table:style-name="ce2">
            <text:p>46:31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2H46M42.062S" table:style-name="ce2">
            <text:p>46:42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2H46M42.644S" table:style-name="ce2">
            <text:p>46:42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2H46M44.288S" table:style-name="ce2">
            <text:p>46:44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2H46M45.966S" table:style-name="ce2">
            <text:p>46:46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7634" table:style-name="ce1">
            <text:p>7634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2H46M46.871S" table:style-name="ce2">
            <text:p>46:46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69976" table:style-name="ce1">
            <text:p>69976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2H46M51.898S" table:style-name="ce2">
            <text:p>46:51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69982" table:style-name="ce1">
            <text:p>69982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2H46M54.916S" table:style-name="ce2">
            <text:p>46:54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69982" table:style-name="ce1">
            <text:p>69982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2H46M56.666S" table:style-name="ce2">
            <text:p>46:56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2H46M58.708S" table:style-name="ce2">
            <text:p>46:58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2H46M59.776S" table:style-name="ce2">
            <text:p>46:5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2H47M4.571S" table:style-name="ce2">
            <text:p>47:04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2H47M5.676S" table:style-name="ce2">
            <text:p>47:0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2H47M8.523S" table:style-name="ce2">
            <text:p>47:08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2H47M10.608S" table:style-name="ce2">
            <text:p>47:10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2H47M10.846S" table:style-name="ce2">
            <text:p>47:10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2H47M11.950S" table:style-name="ce2">
            <text:p>47:1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62" table:style-name="ce1">
            <text:p>4362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2H47M18.114S" table:style-name="ce2">
            <text:p>47:18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2H47M20.632S" table:style-name="ce2">
            <text:p>47:20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2H47M20.338S" table:style-name="ce2">
            <text:p>47:20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71804" table:style-name="ce1">
            <text:p>71804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2H47M20.884S" table:style-name="ce2">
            <text:p>47:20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2H47M21.636S" table:style-name="ce2">
            <text:p>47:2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70914" table:style-name="ce1">
            <text:p>70914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2H47M29.567S" table:style-name="ce2">
            <text:p>47:29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2H47M30.519S" table:style-name="ce2">
            <text:p>47:30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2H47M31.605S" table:style-name="ce2">
            <text:p>47:31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2H47M37.791S" table:style-name="ce2">
            <text:p>47:37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2H47M39.588S" table:style-name="ce2">
            <text:p>47:39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69986" table:style-name="ce1">
            <text:p>69986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2H47M41.787S" table:style-name="ce2">
            <text:p>47:41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2H47M50.247S" table:style-name="ce2">
            <text:p>47:5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2H47M51.551S" table:style-name="ce2">
            <text:p>47:51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2H47M56.943S" table:style-name="ce2">
            <text:p>47:5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2H48M1.394S" table:style-name="ce2">
            <text:p>48:01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2H48M1.660S" table:style-name="ce2">
            <text:p>48:01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2H48M4.240S" table:style-name="ce2">
            <text:p>48:04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2H48M8.325S" table:style-name="ce2">
            <text:p>48:08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2H48M11.174S" table:style-name="ce2">
            <text:p>48:11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2H48M11.469S" table:style-name="ce2">
            <text:p>48:11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2H48M11.809S" table:style-name="ce2">
            <text:p>48:11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2H48M14.579S" table:style-name="ce2">
            <text:p>48:14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2H48M22.267S" table:style-name="ce2">
            <text:p>48:22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71802" table:style-name="ce1">
            <text:p>71802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2H48M23.267S" table:style-name="ce2">
            <text:p>48:2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71802" table:style-name="ce1">
            <text:p>71802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2H48M24.551S" table:style-name="ce2">
            <text:p>48:24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69982" table:style-name="ce1">
            <text:p>69982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2H48M28.720S" table:style-name="ce2">
            <text:p>48:28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66" table:style-name="ce1">
            <text:p>7666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2H48M33.485S" table:style-name="ce2">
            <text:p>48:33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2H48M34.854S" table:style-name="ce2">
            <text:p>48:34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7666" table:style-name="ce1">
            <text:p>7666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2H48M38.866S" table:style-name="ce2">
            <text:p>48:3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2H48M39.362S" table:style-name="ce2">
            <text:p>48:39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2H48M41.496S" table:style-name="ce2">
            <text:p>48:41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2H48M42.982S" table:style-name="ce2">
            <text:p>48:43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0950" table:style-name="ce1">
            <text:p>10950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2H48M47.156S" table:style-name="ce2">
            <text:p>48:47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2H48M55.154S" table:style-name="ce2">
            <text:p>48:55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2H49M3.069S" table:style-name="ce2">
            <text:p>49:03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360" table:style-name="ce1">
            <text:p>4360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2H49M9.767S" table:style-name="ce2">
            <text:p>49:09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2H49M10.108S" table:style-name="ce2">
            <text:p>49:10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2H49M19.754S" table:style-name="ce2">
            <text:p>49:19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2H49M19.775S" table:style-name="ce2">
            <text:p>49:19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7580734894551295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69976" table:style-name="ce1">
            <text:p>69976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2H49M20.028S" table:style-name="ce2">
            <text:p>49:20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664" table:style-name="ce1">
            <text:p>7664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2H49M24.732S" table:style-name="ce2">
            <text:p>49:24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2H49M29.596S" table:style-name="ce2">
            <text:p>49:29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664" table:style-name="ce1">
            <text:p>7664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2H49M31.416S" table:style-name="ce2">
            <text:p>49:31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2H49M37.678S" table:style-name="ce2">
            <text:p>49:37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2H49M40.298S" table:style-name="ce2">
            <text:p>49:40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70926" table:style-name="ce1">
            <text:p>70926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2H49M46.606S" table:style-name="ce2">
            <text:p>49:4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2H49M50.741S" table:style-name="ce2">
            <text:p>49:50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62" table:style-name="ce1">
            <text:p>4362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2H49M54.193S" table:style-name="ce2">
            <text:p>49:54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2H49M56.184S" table:style-name="ce2">
            <text:p>49:56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7666" table:style-name="ce1">
            <text:p>7666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2H50M1.990S" table:style-name="ce2">
            <text:p>50:02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71796" table:style-name="ce1">
            <text:p>71796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2H50M3.097S" table:style-name="ce2">
            <text:p>50:03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2H50M5.297S" table:style-name="ce2">
            <text:p>50:05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70914" table:style-name="ce1">
            <text:p>70914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2H50M10.920S" table:style-name="ce2">
            <text:p>50:10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665" table:style-name="ce1">
            <text:p>7665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2H50M11.441S" table:style-name="ce2">
            <text:p>50:11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2H50M11.670S" table:style-name="ce2">
            <text:p>50:11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71798" table:style-name="ce1">
            <text:p>71798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2H50M12.672S" table:style-name="ce2">
            <text:p>50:1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70920" table:style-name="ce1">
            <text:p>70920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2H50M18.950S" table:style-name="ce2">
            <text:p>50:1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70922" table:style-name="ce1">
            <text:p>70922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2H50M19.161S" table:style-name="ce2">
            <text:p>50:19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2H50M22.874S" table:style-name="ce2">
            <text:p>50:22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2H50M33.403S" table:style-name="ce2">
            <text:p>50:33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2H50M37.880S" table:style-name="ce2">
            <text:p>50:37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2H50M41.260S" table:style-name="ce2">
            <text:p>50:41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2H50M42.618S" table:style-name="ce2">
            <text:p>50:42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71804" table:style-name="ce1">
            <text:p>71804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2H50M53.267S" table:style-name="ce2">
            <text:p>50:5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35" table:style-name="ce1">
            <text:p>7635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2H50M56.879S" table:style-name="ce2">
            <text:p>50:5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71800" table:style-name="ce1">
            <text:p>71800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2H50M57.520S" table:style-name="ce2">
            <text:p>50:57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0949" table:style-name="ce1">
            <text:p>10949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2H51M3.155S" table:style-name="ce2">
            <text:p>51:03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2H51M4.927S" table:style-name="ce2">
            <text:p>51:04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2H51M11.768S" table:style-name="ce2">
            <text:p>51:11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2H51M16.964S" table:style-name="ce2">
            <text:p>51:17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2H51M17.548S" table:style-name="ce2">
            <text:p>51:17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70922" table:style-name="ce1">
            <text:p>70922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2H51M18.445S" table:style-name="ce2">
            <text:p>51:18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2H51M23.357S" table:style-name="ce2">
            <text:p>51:23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2H51M23.638S" table:style-name="ce2">
            <text:p>51:23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2H51M24.140S" table:style-name="ce2">
            <text:p>51:24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2H51M33.697S" table:style-name="ce2">
            <text:p>51:33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360" table:style-name="ce1">
            <text:p>4360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2H51M36.050S" table:style-name="ce2">
            <text:p>51:36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7666" table:style-name="ce1">
            <text:p>7666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2H51M39.442S" table:style-name="ce2">
            <text:p>51:39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2H51M40.142S" table:style-name="ce2">
            <text:p>51:4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2H51M43.323S" table:style-name="ce2">
            <text:p>51:4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2H51M46.192S" table:style-name="ce2">
            <text:p>51:46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0920" table:style-name="ce1">
            <text:p>10920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2H51M48.948S" table:style-name="ce2">
            <text:p>51:48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4233" table:style-name="ce1">
            <text:p>14233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2H51M51.405S" table:style-name="ce2">
            <text:p>51:51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71800" table:style-name="ce1">
            <text:p>71800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2H51M51.816S" table:style-name="ce2">
            <text:p>51:51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7520" table:style-name="ce1">
            <text:p>17520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2H51M52.081S" table:style-name="ce2">
            <text:p>51:52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0995337224650479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70922" table:style-name="ce1">
            <text:p>70922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2H51M57.411S" table:style-name="ce2">
            <text:p>51:57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2H52M3.981S" table:style-name="ce2">
            <text:p>52:04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2H52M4.588S" table:style-name="ce2">
            <text:p>52:04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2H52M5.468S" table:style-name="ce2">
            <text:p>52:05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2H52M12.074S" table:style-name="ce2">
            <text:p>52:12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2H52M17.770S" table:style-name="ce2">
            <text:p>52:17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2H52M18.958S" table:style-name="ce2">
            <text:p>52:19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2H52M21.628S" table:style-name="ce2">
            <text:p>52:21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4328" table:style-name="ce1">
            <text:p>4328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2H52M27.824S" table:style-name="ce2">
            <text:p>52:2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7664" table:style-name="ce1">
            <text:p>7664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2H52M29.821S" table:style-name="ce2">
            <text:p>52:29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2H52M30.195S" table:style-name="ce2">
            <text:p>52:30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2H52M30.441S" table:style-name="ce2">
            <text:p>52:30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2H52M33.713S" table:style-name="ce2">
            <text:p>52:33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2H52M35.823S" table:style-name="ce2">
            <text:p>52:3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71790" table:style-name="ce1">
            <text:p>71790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2H52M46.265S" table:style-name="ce2">
            <text:p>52:46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2H52M46.504S" table:style-name="ce2">
            <text:p>52:46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2H52M47.091S" table:style-name="ce2">
            <text:p>52:47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492" table:style-name="ce1">
            <text:p>2492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2H52M50.791S" table:style-name="ce2">
            <text:p>52:50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71790" table:style-name="ce1">
            <text:p>71790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2H53M5.369S" table:style-name="ce2">
            <text:p>53:05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4329" table:style-name="ce1">
            <text:p>4329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2H53M10.715S" table:style-name="ce2">
            <text:p>53:10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71796" table:style-name="ce1">
            <text:p>71796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2H53M15.059S" table:style-name="ce2">
            <text:p>53:15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2H53M15.248S" table:style-name="ce2">
            <text:p>53:15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2H53M16.304S" table:style-name="ce2">
            <text:p>53:1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7663" table:style-name="ce1">
            <text:p>7663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2H53M20.926S" table:style-name="ce2">
            <text:p>53:20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2H53M22.765S" table:style-name="ce2">
            <text:p>53:22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2H53M25.010S" table:style-name="ce2">
            <text:p>53:2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2H53M26.606S" table:style-name="ce2">
            <text:p>53:26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7662" table:style-name="ce1">
            <text:p>7662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2H53M31.328S" table:style-name="ce2">
            <text:p>53:31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0949" table:style-name="ce1">
            <text:p>10949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2H53M31.768S" table:style-name="ce2">
            <text:p>53:31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71804" table:style-name="ce1">
            <text:p>71804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2H53M34.020S" table:style-name="ce2">
            <text:p>53:34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2H53M47.329S" table:style-name="ce2">
            <text:p>53:4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2H53M52.311S" table:style-name="ce2">
            <text:p>53:52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2H53M52.619S" table:style-name="ce2">
            <text:p>53:5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2H53M53.337S" table:style-name="ce2">
            <text:p>53:53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2H53M54.870S" table:style-name="ce2">
            <text:p>53:54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2H54M0.125S" table:style-name="ce2">
            <text:p>54:0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2H54M1.099S" table:style-name="ce2">
            <text:p>54:0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4360" table:style-name="ce1">
            <text:p>4360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2H54M3.501S" table:style-name="ce2">
            <text:p>54:03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2H54M6.597S" table:style-name="ce2">
            <text:p>54:06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time" office:time-value="PT12H54M10.138S" table:style-name="ce2">
            <text:p>54:10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time" office:time-value="PT12H54M14.408S" table:style-name="ce2">
            <text:p>54:14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time" office:time-value="PT12H54M15.219S" table:style-name="ce2">
            <text:p>54:15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time" office:time-value="PT12H54M24.157S" table:style-name="ce2">
            <text:p>54:24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time" office:time-value="PT12H54M28.705S" table:style-name="ce2">
            <text:p>54:28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time" office:time-value="PT12H54M31.274S" table:style-name="ce2">
            <text:p>54:31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time" office:time-value="PT12H54M32.411S" table:style-name="ce2">
            <text:p>54:32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time" office:time-value="PT12H54M36.398S" table:style-name="ce2">
            <text:p>54:36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71804" table:style-name="ce1">
            <text:p>71804</text:p>
          </table:table-cell>
          <table:table-cell table:number-columns-repeated="16377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time" office:time-value="PT12H54M37.900S" table:style-name="ce2">
            <text:p>54:3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time" office:time-value="PT12H54M42.821S" table:style-name="ce2">
            <text:p>54:42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666" table:style-name="ce1">
            <text:p>7666</text:p>
          </table:table-cell>
          <table:table-cell table:number-columns-repeated="16377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time" office:time-value="PT12H54M43.340S" table:style-name="ce2">
            <text:p>54:43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0951" table:style-name="ce1">
            <text:p>10951</text:p>
          </table:table-cell>
          <table:table-cell table:number-columns-repeated="16377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time" office:time-value="PT12H54M46.442S" table:style-name="ce2">
            <text:p>54:4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time" office:time-value="PT12H54M56.596S" table:style-name="ce2">
            <text:p>54:56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71800" table:style-name="ce1">
            <text:p>71800</text:p>
          </table:table-cell>
          <table:table-cell table:number-columns-repeated="16377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time" office:time-value="PT12H55M10.216S" table:style-name="ce2">
            <text:p>55:10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time" office:time-value="PT12H55M16.371S" table:style-name="ce2">
            <text:p>55:16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time" office:time-value="PT12H55M17.470S" table:style-name="ce2">
            <text:p>55:17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time" office:time-value="PT12H55M17.284S" table:style-name="ce2">
            <text:p>55:17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71796" table:style-name="ce1">
            <text:p>71796</text:p>
          </table:table-cell>
          <table:table-cell table:number-columns-repeated="16377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time" office:time-value="PT12H55M44.369S" table:style-name="ce2">
            <text:p>55:44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time" office:time-value="PT12H55M49.500S" table:style-name="ce2">
            <text:p>55:49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time" office:time-value="PT12H55M52.973S" table:style-name="ce2">
            <text:p>55:5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time" office:time-value="PT12H55M59.738S" table:style-name="ce2">
            <text:p>55:59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time" office:time-value="PT12H56M7.433S" table:style-name="ce2">
            <text:p>56:07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time" office:time-value="PT12H56M7.558S" table:style-name="ce2">
            <text:p>56:07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time" office:time-value="PT12H56M13.672S" table:style-name="ce2">
            <text:p>56:13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time" office:time-value="PT12H56M37.225S" table:style-name="ce2">
            <text:p>56:3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29" table:style-name="ce1">
            <text:p>4329</text:p>
          </table:table-cell>
          <table:table-cell table:number-columns-repeated="16377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time" office:time-value="PT12H56M40.238S" table:style-name="ce2">
            <text:p>56:40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time" office:time-value="PT12H57M23.615S" table:style-name="ce2">
            <text:p>57:23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time" office:time-value="PT12H57M29.603S" table:style-name="ce2">
            <text:p>57:29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time" office:time-value="PT12H57M40.454S" table:style-name="ce2">
            <text:p>57:4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time" office:time-value="PT12H57M40.829S" table:style-name="ce2">
            <text:p>57:40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time" office:time-value="PT12H57M44.189S" table:style-name="ce2">
            <text:p>57:44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time" office:time-value="PT12H57M59.640S" table:style-name="ce2">
            <text:p>57:5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time" office:time-value="PT12H58M7.488S" table:style-name="ce2">
            <text:p>58:07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71800" table:style-name="ce1">
            <text:p>71800</text:p>
          </table:table-cell>
          <table:table-cell table:number-columns-repeated="16377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time" office:time-value="PT12H58M46.339S" table:style-name="ce2">
            <text:p>58:46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4331" table:style-name="ce1">
            <text:p>4331</text:p>
          </table:table-cell>
          <table:table-cell table:number-columns-repeated="16377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time" office:time-value="PT12H58M52.671S" table:style-name="ce2">
            <text:p>58:52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time" office:time-value="PT12H59M32.546S" table:style-name="ce2">
            <text:p>59:32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time" office:time-value="PT12H59M33.259S" table:style-name="ce2">
            <text:p>59:33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time" office:time-value="PT12H59M51.945S" table:style-name="ce2">
            <text:p>59:51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time" office:time-value="PT12H59M55.857S" table:style-name="ce2">
            <text:p>59:55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time" office:time-value="PT13H0M8.522S" table:style-name="ce2">
            <text:p>00:08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number-rows-repeated="104623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10-05T10:51:11Z</dc:date>
  </office:meta>
</office:document-meta>
</file>